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erif"/>
    <style:font-face style:name="Courrier New" svg:font-family="'Courrier New'"/>
    <style:font-face style:name="Helvetica Neue" svg:font-family="'Helvetica Neue', 'Segoe UI', Arial, sans-serif"/>
    <style:font-face style:name="OpenSymbol" svg:font-family="OpenSymbol"/>
    <style:font-face style:name="Times New Roman1" svg:font-family="'Times New Roman'"/>
    <style:font-face style:name="!Bitstream Vera Serif" svg:font-family="'!Bitstream Vera Serif'"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9.985cm" table:align="left"/>
    </style:style>
    <style:style style:name="Tableau1.A" style:family="table-column">
      <style:table-column-properties style:column-width="1.219cm"/>
    </style:style>
    <style:style style:name="Tableau1.B" style:family="table-column">
      <style:table-column-properties style:column-width="8.767cm"/>
    </style:style>
    <style:style style:name="Tableau1.A1" style:family="table-cell">
      <style:table-cell-properties style:vertical-align="middle" fo:padding="0.049cm" fo:border="none"/>
    </style:style>
    <style:style style:name="P1" style:family="paragraph" style:parent-style-name="Text_20_body">
      <style:paragraph-properties fo:margin-top="0cm" fo:margin-bottom="0cm" fo:text-align="center"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variant="normal" fo:text-transform="none" fo:color="#333333" style:font-name="Helvetica Neue" fo:font-size="9.75pt" fo:letter-spacing="normal" fo:font-style="normal" fo:font-weight="normal" style:font-style-asian="normal" style:font-weight-asian="normal" style:font-style-complex="normal" style:font-weight-complex="normal"/>
    </style:style>
    <style:style style:name="P5" style:family="paragraph" style:parent-style-name="Standard">
      <style:text-properties fo:font-variant="normal" fo:text-transform="none" fo:color="#333333"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 style:family="paragraph" style:parent-style-name="Text_20_body">
      <style:text-properties fo:color="#000000"/>
    </style:style>
    <style:style style:name="P7" style:family="paragraph" style:parent-style-name="Text_20_body">
      <style:paragraph-properties fo:text-align="start" style:justify-single-word="false" style:writing-mode="lr-tb"/>
    </style:style>
    <style:style style:name="P8" style:family="paragraph" style:parent-style-name="Code_20_block">
      <style:paragraph-properties fo:text-align="start" style:justify-single-word="false" style:writing-mode="lr-tb"/>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style:style>
    <style:style style:name="P10" style:family="paragraph" style:parent-style-name="Text_20_body">
      <style:paragraph-properties fo:margin-left="0cm" fo:margin-right="0cm" fo:orphans="2" fo:widows="2" fo:text-indent="0cm" style:auto-text-indent="false"/>
    </style:style>
    <style:style style:name="P11" style:family="paragraph" style:parent-style-name="Preformatted_20_Text">
      <style:paragraph-properties fo:orphans="2" fo:widows="2"/>
      <style:text-properties fo:font-variant="normal" fo:text-transform="none" fo:color="#000000" fo:letter-spacing="normal" fo:font-style="normal" fo:font-weight="normal"/>
    </style:style>
    <style:style style:name="P12" style:family="paragraph" style:parent-style-name="Standard" style:list-style-name="L2"/>
    <style:style style:name="P13" style:family="paragraph" style:parent-style-name="Standard" style:list-style-name="L2">
      <style:text-properties fo:font-style="normal" style:font-style-asian="normal" style:font-style-complex="normal"/>
    </style:style>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Colored_20_code_20_numerotation"/>
    <style:style style:name="P17" style:family="paragraph" style:parent-style-name="Standard">
      <style:text-properties style:font-style-asian="normal" style:font-style-complex="normal"/>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style:style>
    <style:style style:name="P19" style:family="paragraph" style:parent-style-name="Text_20_body" style:list-style-name="L5">
      <style:paragraph-properties fo:orphans="2" fo:widows="2"/>
      <style:text-properties fo:font-variant="normal" fo:text-transform="none" fo:color="#000000" style:font-name="Times New Roman1" fo:letter-spacing="normal" fo:font-style="normal" fo:font-weight="normal"/>
    </style:style>
    <style:style style:name="P20" style:family="paragraph" style:parent-style-name="Text_20_body" style:list-style-name="L5">
      <style:paragraph-properties fo:margin-top="0cm" fo:margin-bottom="0cm" fo:orphans="2" fo:widows="2"/>
      <style:text-properties fo:font-variant="normal" fo:text-transform="none" fo:color="#000000" style:font-name="Times New Roman1" fo:letter-spacing="normal" fo:font-style="normal" fo:font-weight="normal"/>
    </style:style>
    <style:style style:name="P21" style:family="paragraph" style:parent-style-name="Prérequis_20_et_20_objectifs" style:list-style-name="L1">
      <style:paragraph-properties fo:margin-left="0.499cm" fo:margin-right="0cm" fo:text-indent="0cm" style:auto-text-indent="false"/>
    </style:style>
    <style:style style:name="P22" style:family="paragraph" style:parent-style-name="Colored_20_code" style:list-style-name="Colored_20_code_20_numerotation"/>
    <style:style style:name="P23" style:family="paragraph" style:parent-style-name="Colored_20_code" style:list-style-name=""/>
    <style:style style:name="P24" style:family="paragraph" style:parent-style-name="Colored_20_code" style:list-style-name="">
      <style:paragraph-properties fo:margin-left="0cm" fo:margin-right="0cm" fo:text-indent="0cm" style:auto-text-indent="false"/>
    </style:style>
    <style:style style:name="P25" style:family="paragraph" style:parent-style-name="Heading_20_4">
      <style:paragraph-properties fo:text-align="start" style:justify-single-word="false" style:writing-mode="lr-tb"/>
    </style:style>
    <style:style style:name="T1" style:family="text">
      <style:text-properties fo:font-weight="bold" style:font-weight-asian="bold" style:font-weight-complex="bold"/>
    </style:style>
    <style:style style:name="T2" style:family="text">
      <style:text-properties style:font-style-asian="normal" style:font-style-complex="normal"/>
    </style:style>
    <style:style style:name="T3" style:family="text">
      <style:text-properties fo:color="#000000"/>
    </style:style>
    <style:style style:name="T4" style:family="text">
      <style:text-properties fo:color="#000000" fo:font-style="normal" style:font-style-asian="normal" style:font-style-complex="normal"/>
    </style:style>
    <style:style style:name="T5" style:family="text">
      <style:text-properties fo:color="#000000" fo:font-style="normal" fo:font-weight="bold" style:font-style-asian="normal" style:font-weight-asian="bold" style:font-style-complex="normal" style:font-weight-complex="bold"/>
    </style:style>
    <style:style style:name="T6" style:family="text">
      <style:text-properties fo:color="#000000" style:font-style-asian="normal" style:font-style-complex="normal"/>
    </style:style>
    <style:style style:name="T7" style:family="text">
      <style:text-properties fo:color="#000000" fo:font-weight="bold" style:font-weight-asian="bold" style:font-weight-complex="bold"/>
    </style:style>
    <style:style style:name="T8" style:family="text">
      <style:text-properties fo:color="#000000" style:font-name="Times New Roman" fo:font-size="12pt" style:font-size-asian="12pt" style:font-size-complex="12pt"/>
    </style:style>
    <style:style style:name="T9" style:family="text">
      <style:text-properties fo:font-variant="normal" fo:text-transform="none" fo:color="#000000" style:font-name="Consolas" fo:font-size="10.5pt" fo:letter-spacing="normal" fo:font-style="normal" fo:background-color="transparent" style:font-style-asian="normal" style:font-style-complex="normal"/>
    </style:style>
    <style:style style:name="T10" style:family="text">
      <style:text-properties fo:font-variant="normal" fo:text-transform="none" fo:color="#000000" style:font-name="Consolas" fo:font-size="14pt" fo:letter-spacing="normal" fo:font-style="normal" fo:background-color="transparent" style:font-size-asian="14pt" style:font-style-asian="normal" style:font-size-complex="14pt" style:font-style-complex="normal"/>
    </style:style>
    <style:style style:name="T11" style:family="text">
      <style:text-properties fo:font-variant="normal" fo:text-transform="none" fo:color="#000000" fo:font-size="10.5pt" fo:letter-spacing="normal" fo:font-style="normal" style:font-style-asian="normal" style:font-style-complex="normal"/>
    </style:style>
    <style:style style:name="T12" style:family="text">
      <style:text-properties fo:font-variant="normal" fo:text-transform="none" fo:color="#000000" style:font-name="Helvetica Neue" fo:font-size="9.75pt" fo:letter-spacing="normal" style:font-weight-asian="normal" style:font-weight-complex="normal"/>
    </style:style>
    <style:style style:name="T13" style:family="text">
      <style:text-properties fo:font-variant="normal" fo:text-transform="none" fo:color="#000000" style:font-name="Arial" fo:font-size="14pt" fo:letter-spacing="normal" fo:font-style="normal" fo:background-color="transparent" style:font-size-asian="14pt" style:font-style-asian="normal" style:font-size-complex="14pt" style:font-style-complex="normal"/>
    </style:style>
    <style:style style:name="T14" style:family="text">
      <style:text-properties fo:font-variant="normal" fo:text-transform="none" fo:color="#000000" style:font-name="Courrier New" fo:font-size="10.5pt" fo:letter-spacing="normal" fo:font-style="normal" fo:background-color="transparent" style:font-style-asian="normal" style:font-style-complex="normal"/>
    </style:style>
    <style:style style:name="T15" style:family="text">
      <style:text-properties fo:font-variant="normal" fo:text-transform="none" fo:color="#000000" style:font-name="Courrier New" fo:font-size="12pt" fo:letter-spacing="normal" fo:font-style="italic" fo:background-color="transparent" style:font-size-asian="12pt" style:font-style-asian="italic" style:font-size-complex="12pt" style:font-style-complex="italic"/>
    </style:style>
    <style:style style:name="T16" style:family="text">
      <style:text-properties fo:font-variant="normal" fo:text-transform="none" fo:color="#000000" style:font-name="Times New Roman1" fo:letter-spacing="normal" fo:font-style="normal" fo:font-weight="normal"/>
    </style:style>
    <style:style style:name="T17" style:family="text">
      <style:text-properties fo:font-variant="normal" fo:text-transform="none" fo:color="#000000" fo:letter-spacing="normal" fo:font-style="normal" fo:font-weight="normal"/>
    </style:style>
    <style:style style:name="T18" style:family="text">
      <style:text-properties fo:font-variant="normal" fo:text-transform="none" fo:color="#000000" fo:font-size="12pt" fo:letter-spacing="normal" style:font-size-asian="12pt" style:font-style-asian="normal" style:font-size-complex="12pt" style:font-style-complex="normal"/>
    </style:style>
    <style:style style:name="T19" style:family="text">
      <style:text-properties fo:font-variant="normal" fo:text-transform="none" fo:color="#000000" style:font-name="Times New Roman" fo:font-size="12pt" fo:letter-spacing="normal" style:font-size-asian="12pt" style:font-style-asian="normal" style:font-weight-asian="normal" style:font-size-complex="12pt" style:font-style-complex="normal" style:font-weight-complex="normal"/>
    </style:style>
    <style:style style:name="T20" style:family="text">
      <style:text-properties fo:font-variant="normal" fo:text-transform="none" fo:color="#000000" style:font-name="Times New Roman" fo:font-size="12pt" fo:letter-spacing="normal" fo:font-style="normal" fo:background-color="transparent" style:font-size-asian="12pt" style:font-style-asian="normal" style:font-size-complex="12pt" style:font-style-complex="normal"/>
    </style:style>
    <style:style style:name="T21" style:family="text">
      <style:text-properties fo:font-variant="normal" fo:text-transform="none" fo:color="#000000" style:font-name="Times New Roman" fo:font-size="12pt" fo:letter-spacing="normal" fo:background-color="transparent" style:font-size-asian="12pt" style:font-style-asian="normal" style:font-size-complex="12pt" style:font-style-complex="normal"/>
    </style:style>
    <style:style style:name="T22" style:family="text">
      <style:text-properties fo:font-variant="normal" fo:text-transform="none" fo:color="#008000" style:font-name="Consolas" fo:font-size="10.5pt" fo:letter-spacing="normal" fo:font-style="normal" fo:font-weight="bold" fo:background-color="transparent" style:font-style-asian="normal" style:font-style-complex="normal"/>
    </style:style>
    <style:style style:name="T23" style:family="text">
      <style:text-properties fo:font-variant="normal" fo:text-transform="none" fo:color="#008000" style:font-name="Helvetica Neue" fo:font-size="9.75pt" fo:letter-spacing="normal" fo:font-weight="bold" style:font-style-asian="normal" style:font-weight-asian="normal" style:font-style-complex="normal" style:font-weight-complex="normal"/>
    </style:style>
    <style:style style:name="T24" style:family="text">
      <style:text-properties fo:font-variant="normal" fo:text-transform="none" fo:color="#008000" style:font-name="Times New Roman" fo:font-size="12pt" fo:letter-spacing="normal" fo:font-style="normal" fo:font-weight="bold" fo:background-color="transparent" style:font-size-asian="12pt" style:font-style-asian="normal" style:font-size-complex="12pt" style:font-style-complex="normal"/>
    </style:style>
    <style:style style:name="T25" style:family="text">
      <style:text-properties fo:font-variant="normal" fo:text-transform="none" fo:color="#333333" style:font-name="Helvetica Neue" fo:font-size="9.75pt" fo:letter-spacing="normal" fo:font-style="normal" fo:font-weight="bold" style:font-style-asian="normal" style:font-style-complex="normal"/>
    </style:style>
    <style:style style:name="T26" style:family="text">
      <style:text-properties fo:font-variant="normal" fo:text-transform="none" fo:color="#333333" style:font-name="Helvetica Neue" fo:font-size="9.75pt" fo:letter-spacing="normal" fo:font-style="normal" fo:font-weight="normal" style:font-style-asian="normal" style:font-weight-asian="normal" style:font-style-complex="normal" style:font-weight-complex="normal"/>
    </style:style>
    <style:style style:name="T27" style:family="text">
      <style:text-properties fo:font-variant="normal" fo:text-transform="none" fo:color="#333333" style:font-name="Helvetica Neue" fo:font-size="9.75pt" fo:letter-spacing="normal" fo:font-weight="normal" style:font-weight-asian="normal" style:font-weight-complex="normal"/>
    </style:style>
    <style:style style:name="T28" style:family="text">
      <style:text-properties fo:font-variant="normal" fo:text-transform="none" fo:color="#333333" fo:letter-spacing="normal" fo:font-style="normal" fo:font-weight="normal" style:font-style-asian="normal" style:font-weight-asian="normal" style:font-style-complex="normal" style:font-weight-complex="normal"/>
    </style:style>
    <style:style style:name="T29" style:family="text">
      <style:text-properties fo:font-variant="normal" fo:text-transform="none" fo:color="#333333" fo:font-size="9.75pt" fo:letter-spacing="normal" fo:font-style="normal" fo:font-weight="normal" style:font-style-asian="normal" style:font-weight-asian="normal" style:font-style-complex="normal" style:font-weight-complex="normal"/>
    </style:style>
    <style:style style:name="T30" style:family="text">
      <style:text-properties fo:font-variant="normal" fo:text-transform="none" fo:color="#333333"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31" style:family="text">
      <style:text-properties fo:font-variant="normal" fo:text-transform="none" fo:color="#333333" style:font-name="Times New Roman" fo:font-size="12pt" fo:letter-spacing="normal" fo:font-weight="normal" style:font-size-asian="12pt" style:font-weight-asian="normal" style:font-size-complex="12pt" style:font-weight-complex="normal"/>
    </style:style>
    <style:style style:name="T32" style:family="text">
      <style:text-properties fo:font-variant="normal" fo:text-transform="none" style:font-name="Helvetica Neue" fo:font-size="9.75pt" fo:letter-spacing="normal" style:font-style-asian="normal" style:font-weight-asian="normal" style:font-style-complex="normal" style:font-weight-complex="normal"/>
    </style:style>
    <style:style style:name="T33" style:family="text">
      <style:text-properties fo:font-variant="normal" fo:text-transform="none" style:font-name="Consolas" fo:font-size="10.5pt" fo:letter-spacing="normal" fo:background-color="transparent" style:font-style-asian="normal" style:font-style-complex="normal"/>
    </style:style>
    <style:style style:name="T34" style:family="text">
      <style:text-properties fo:font-variant="normal" fo:text-transform="none" style:font-name="Times New Roman" fo:font-size="12pt" fo:letter-spacing="normal" style:font-size-asian="12pt" style:font-style-asian="normal" style:font-weight-asian="normal" style:font-size-complex="12pt" style:font-style-complex="normal" style:font-weight-complex="normal"/>
    </style:style>
    <style:style style:name="T35" style:family="text">
      <style:text-properties fo:font-variant="normal" fo:text-transform="none" fo:letter-spacing="normal" style:font-style-asian="normal" style:font-weight-asian="normal" style:font-style-complex="normal" style:font-weight-complex="normal"/>
    </style:style>
    <style:style style:name="T36" style:family="text">
      <style:text-properties fo:font-variant="normal" fo:text-transform="none" fo:color="#dc2300" style:font-name="Consolas" fo:font-size="10.5pt" fo:letter-spacing="normal" fo:font-style="normal" fo:font-weight="bold" fo:background-color="transparent" style:font-style-asian="normal" style:font-weight-asian="bold" style:font-style-complex="normal" style:font-weight-complex="bold"/>
    </style:style>
    <style:style style:name="T37" style:family="text">
      <style:text-properties fo:color="#008000" fo:font-weight="bold"/>
    </style:style>
    <style:style style:name="T38" style:family="text">
      <style:text-properties fo:color="#008000" style:font-name="Consolas" fo:font-size="10.5pt" fo:font-style="normal" fo:font-weight="bold" fo:background-color="transparent" style:font-style-asian="normal" style:font-style-complex="normal"/>
    </style:style>
    <style:style style:name="T39" style:family="text">
      <style:text-properties fo:font-style="normal"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normal"/>
    </style:style>
    <style:style style:name="T4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5. La puissance des fonctions</text:h>
      <text:p text:style-name="Prérequis_20_et_20_objectifs"><text:span text:style-name="T1">Prérequis </text:span>:</text:p>
      <text:p text:style-name="Prérequis_20_et_20_objectifs"/>
      <text:p text:style-name="Prérequis_20_et_20_objectifs">- Être à l'aise avec les boucles, expressions génératrices et les itérables</text:p>
      <text:p text:style-name="Prérequis_20_et_20_objectifs">- Savoir écrire une fonction basique</text:p>
      <text:p text:style-name="Prérequis_20_et_20_objectifs"/>
      <text:p text:style-name="Prérequis_20_et_20_objectifs"><text:span text:style-name="T1">Objectifs </text:span>: </text:p>
      <text:p text:style-name="Prérequis_20_et_20_objectifs"/>
      <text:list xml:id="list3028954222" text:style-name="L1">
        <text:list-item>
          <text:p text:style-name="P21">Étudier les fonctions en détails</text:p>
        </text:list-item>
        <text:list-item>
          <text:p text:style-name="P21">Découvrir les générateurs et le mot clé yield</text:p>
        </text:list-item>
        <text:list-item>
          <text:p text:style-name="P21">S'amuser avec la gestion intégrée des requêtes web, des fichiers temporaires et du parsing des CSV</text:p>
        </text:list-item>
      </text:list>
      <text:p text:style-name="Standard"/>
      <text:p text:style-name="Standard">Stackoverflow est un site communautaire américain orienté question/réponse informatique. Très populaire et pertinent, il ressort souvent dans les premiers résultats Google.</text:p>
      <text:p text:style-name="Standard"/>
      <text:p text:style-name="Standard">Il propose aussi une page qui permet de soumettre une requête SQL à sa base de données et de télécharger le résultat au format CSV.</text:p>
      <text:p text:style-name="Standard"/>
      <text:p text:style-name="Standard">A la recherche d'inspiration pour écrire des articles, j'ai créé un script qui télécharge la liste des 100 questions et réponses les plus populaires concernant Python sur Stackoverflow<text:note text:id="ftn1" text:note-class="footnote"><text:note-citation>1</text:note-citation><text:note-body><text:p text:style-name="Footnote"><text:a xlink:type="simple" xlink:href="http://data.stackexchange.com/stackoverflow/query/65656/top-100-python-answers">http://data.stackexchange.com/stackoverflow/query/65656/top-100-python-answers</text:a> et <text:a xlink:type="simple" xlink:href="http://data.stackexchange.com/stackoverflow/query/65654/top-100-python-questions">http://data.stackexchange.com/stackoverflow/query/65654/top-100-python-questions</text:a></text:p><text:p text:style-name="Footnote"/></text:note-body></text:note>. Le résultat est formaté en tableau HTML.</text:p>
      <text:p text:style-name="Standard"/>
      <text:p text:style-name="Standard">Le but est de télécharger ça :</text:p>
      <text:p text:style-name="Standard"/>
      <text:p text:style-name="Standard">Score,id,Title</text:p>
      <text:p text:style-name="Standard">"1427","101268","Hidden features of Python"</text:p>
      <text:p text:style-name="Standard">"1036","81584","What IDE to use for Python?"</text:p>
      <text:p text:style-name="Standard">"582","231767","The Python yield keyword explained"</text:p>
      <text:p text:style-name="Standard">"469","100003","What is a metaclass in Python?"</text:p>
      <text:p text:style-name="Standard">…</text:p>
      <text:p text:style-name="Standard"/>
      <text:p text:style-name="Standard">Et de le formater ainsi :</text:p>
      <text:p text:style-name="Standard"><text:soft-page-break/></text:p>
      <text:p text:style-name="P1">Top 100 des questions sur Python sur Stackoverflow</text:p>
      <table:table table:name="Tableau1" table:style-name="Tableau1">
        <table:table-column table:style-name="Tableau1.A"/>
        <table:table-column table:style-name="Tableau1.B"/>
        <table:table-header-rows>
          <table:table-row>
            <table:table-cell table:style-name="Tableau1.A1" office:value-type="string">
              <text:p text:style-name="Table_20_Heading">Score</text:p>
            </table:table-cell>
            <table:table-cell table:style-name="Tableau1.A1" office:value-type="string">
              <text:p text:style-name="Table_20_Heading">Titre</text:p>
            </table:table-cell>
          </table:table-row>
        </table:table-header-rows>
        <table:table-row>
          <table:table-cell table:style-name="Tableau1.A1" office:value-type="string">
            <text:p text:style-name="Table_20_Contents">1427</text:p>
          </table:table-cell>
          <table:table-cell table:style-name="Tableau1.A1" office:value-type="string">
            <text:p text:style-name="Table_20_Contents"><text:a xlink:type="simple" xlink:href="http://stackoverflow.com/questions/101268/hidden-features-of-python">Hidden features of Python</text:a></text:p>
          </table:table-cell>
        </table:table-row>
        <table:table-row>
          <table:table-cell table:style-name="Tableau1.A1" office:value-type="string">
            <text:p text:style-name="Table_20_Contents">1036</text:p>
          </table:table-cell>
          <table:table-cell table:style-name="Tableau1.A1" office:value-type="string">
            <text:p text:style-name="Table_20_Contents"><text:a xlink:type="simple" xlink:href="http://stackoverflow.com/questions/81584/what-ide-to-use-for-python?">What IDE to use for Python?</text:a></text:p>
          </table:table-cell>
        </table:table-row>
        <table:table-row>
          <table:table-cell table:style-name="Tableau1.A1" office:value-type="string">
            <text:p text:style-name="Table_20_Contents">582</text:p>
          </table:table-cell>
          <table:table-cell table:style-name="Tableau1.A1" office:value-type="string">
            <text:p text:style-name="Table_20_Contents"><text:a xlink:type="simple" xlink:href="http://stackoverflow.com/questions/231767/the-python-yield-keyword-explained">The Python yield keyword explained</text:a></text:p>
          </table:table-cell>
        </table:table-row>
        <table:table-row>
          <table:table-cell table:style-name="Tableau1.A1" office:value-type="string">
            <text:p text:style-name="Table_20_Contents">469</text:p>
          </table:table-cell>
          <table:table-cell table:style-name="Tableau1.A1" office:value-type="string">
            <text:p text:style-name="Table_20_Contents"><text:a xlink:type="simple" xlink:href="http://stackoverflow.com/questions/100003/what-is-a-metaclass-in-python?">What is a metaclass in Python?</text:a></text:p>
          </table:table-cell>
        </table:table-row>
        <table:table-row>
          <table:table-cell table:style-name="Tableau1.A1" office:value-type="string">
            <text:p text:style-name="Table_20_Contents"/>
          </table:table-cell>
          <table:table-cell table:style-name="Tableau1.A1" office:value-type="string">
            <text:p text:style-name="Table_20_Contents">...</text:p>
          </table:table-cell>
        </table:table-row>
      </table:table>
      <text:p text:style-name="Standard"/>
      <text:p text:style-name="Standard">C'est une affaire de quelques lignes, mais pour rendre le script plus intéressant, nous allons le diviser en plusieurs fonctions et utiliser leurs caractéristiques avancées.</text:p>
      <text:p text:style-name="Standard"/>
      <text:p text:style-name="Standard">Comme pour le chapitre précédent, et c'est valable pour les suivants, vous aurez sûrement besoin de <text:s/>revenir au script plus tard. Si vous ne comprenez pas tout, peu importe, la difficulté est artificiellement augmenté par l'usage de fonctions pour le besoin de l'exemple. Avancez, finissez le chapitre, puis revenez au script. Il paraîtra alors plus clair. Faites quelques essais dans le shell. Vous vous appropriez les notions petit à petit.</text:p>
      <text:p text:style-name="Standard"/>
      <text:p text:style-name="P2"><text:span text:style-name="filename_20_and_20_line_20_number">100_questions_sur_python.py</text:span></text:p>
      <text:p text:style-name="P2"><text:span text:style-name="filename_20_and_20_line_20_number"/></text:p>
      <text:list xml:id="list3028954221" text:style-name="Colored_20_code_20_numerotation">
        <text:list-item>
          <text:p text:style-name="Colored_20_code"><text:span text:style-name="comment0_5f_python"><text:span text:style-name="T2">#!/usr/bin/env python</text:span></text:span></text:p>
        </text:list-item>
        <text:list-item>
          <text:p text:style-name="Colored_20_code"><text:span text:style-name="comment0_5f_python"><text:span text:style-name="T2"># -*- coding: utf-8 -*-</text:span></text:span></text:p>
        </text:list-item>
        <text:list-item>
          <text:p text:style-name="Colored_20_code"><text:span text:style-name="comment0_5f_python"><text:span text:style-name="T2"># vim: ai ts=4 sts=4 et sw=4 nu</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pan></text:p>
        </text:list-item>
        <text:list-item>
          <text:p text:style-name="Colored_20_code"><text:span text:style-name="string_5f_python"><text:span text:style-name="T2">"""</text:span></text:span></text:p>
        </text:list-item>
        <text:list-item>
          <text:p text:style-name="Colored_20_code"><text:span text:style-name="string_5f_python"><text:span text:style-name="T2"><text:s text:c="4"/>Télécharge la liste des 100 questions et réponses</text:span></text:span></text:p>
        </text:list-item>
        <text:list-item>
          <text:p text:style-name="Colored_20_code"><text:span text:style-name="string_5f_python"><text:span text:style-name="T2"><text:s text:c="4"/>les mieux notées sur stackoverflow,</text:span></text:span></text:p>
        </text:list-item>
        <text:list-item>
          <text:p text:style-name="Colored_20_code"><text:span text:style-name="string_5f_python"><text:span text:style-name="T2"><text:s text:c="4"/>et créé depuis le CSV une liste de liens vers ces questions, puis</text:span></text:span></text:p>
        </text:list-item>
        <text:list-item>
          <text:p text:style-name="Colored_20_code"><text:span text:style-name="string_5f_python"><text:span text:style-name="T2"><text:s text:c="4"/>les formatent sous forme de tableau tableau HTML afin de les poster</text:span></text:span></text:p>
        </text:list-item>
        <text:list-item>
          <text:p text:style-name="Colored_20_code"><text:span text:style-name="string_5f_python"><text:span text:style-name="T2"><text:s text:c="4"/>facilement sur un blog.</text:span></text:span></text:p>
        </text:list-item>
        <text:list-item>
          <text:p text:style-name="Colored_20_code"><text:span text:style-name="string_5f_python"><text:span text:style-name="T2">"""</text:span></text:span></text:p>
        </text:list-item>
        <text:list-item>
          <text:p text:style-name="Colored_20_code"><text:span text:style-name="string_5f_python"><text:span text:style-name="T2"/></text:span></text:p>
        </text:list-item>
        <text:list-item>
          <text:p text:style-name="Colored_20_code"><text:span text:style-name="keyword0_5f_python"><text:span text:style-name="T2">import</text:span></text:span><text:span text:style-name="string_5f_python"><text:span text:style-name="T2"> </text:span></text:span><text:span text:style-name="keyword2_5f_python"><text:span text:style-name="T2">csv</text:span></text:span></text:p>
        </text:list-item>
        <text:list-item>
          <text:p text:style-name="Colored_20_code"><text:span text:style-name="keyword0_5f_python"><text:span text:style-name="T2">import</text:span></text:span><text:span text:style-name="string_5f_python"><text:span text:style-name="T2"> </text:span></text:span><text:span text:style-name="keyword2_5f_python"><text:span text:style-name="T2">urllib</text:span></text:span></text:p>
        </text:list-item>
        <text:list-item>
          <text:p text:style-name="Colored_20_code"><text:span text:style-name="keyword0_5f_python"><text:span text:style-name="T2">import</text:span></text:span><text:span text:style-name="string_5f_python"><text:span text:style-name="T2"> </text:span></text:span><text:span text:style-name="keyword2_5f_python"><text:span text:style-name="T2">tempfile</text:span></text:span></text:p>
        </text:list-item>
        <text:list-item>
          <text:p text:style-name="Colored_20_code"><text:span text:style-name="keyword0_5f_python"><text:span text:style-name="T2">from</text:span></text:span><text:span text:style-name="string_5f_python"><text:span text:style-name="T2"> </text:span></text:span><text:span text:style-name="keyword2_5f_python"><text:span text:style-name="T2">itertools</text:span></text:span><text:span text:style-name="string_5f_python"><text:span text:style-name="T2"> </text:span></text:span><text:span text:style-name="keyword0_5f_python"><text:span text:style-name="T2">import</text:span></text:span><text:span text:style-name="string_5f_python"><text:span text:style-name="T2"> islice</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pan></text:p>
        </text:list-item>
        <text:list-item>
          <text:p text:style-name="Colored_20_code"><text:span text:style-name="keyword0_5f_python"><text:span text:style-name="T2">def</text:span></text:span><text:span text:style-name="string_5f_python"><text:span text:style-name="T2"> creer_url</text:span></text:span><text:span text:style-name="symbol0_5f_python"><text:span text:style-name="T2">(</text:span></text:span><text:span text:style-name="string_5f_python"><text:span text:style-name="T2">patron, </text:span></text:span><text:span text:style-name="symbol0_5f_python"><text:span text:style-name="T2">*</text:span></text:span><text:span text:style-name="string_5f_python"><text:span text:style-name="T2">args, </text:span></text:span><text:span text:style-name="symbol0_5f_python"><text:span text:style-name="T2">**</text:span></text:span><text:span text:style-name="string_5f_python"><text:span text:style-name="T2">kwargs</text:span></text:span><text:span text:style-name="symbol0_5f_python"><text:span text:style-name="T2">)</text:span></text:span><text:span text:style-name="string_5f_python"><text:span text:style-name="T2">:</text:span></text:span></text:p>
        </text:list-item>
        <text:list-item>
          <text:p text:style-name="Colored_20_code"><text:span text:style-name="string_5f_python"><text:span text:style-name="T2"><text:s text:c="4"/>"""</text:span></text:span></text:p>
        </text:list-item>
        <text:list-item>
          <text:p text:style-name="Colored_20_code"><text:span text:style-name="string_5f_python"><text:span text:style-name="T2"><text:s text:c="8"/>Fabrique une url à partir d'un patron d'url et de n'importe quel</text:span></text:span></text:p>
        </text:list-item>
        <text:list-item>
          <text:p text:style-name="Colored_20_code"><text:span text:style-name="string_5f_python"><text:span text:style-name="T2"><text:s text:c="8"/>argument passé en paramettre</text:span></text:span></text:p>
        </text:list-item>
        <text:list-item>
          <text:p text:style-name="Colored_20_code"><text:span text:style-name="string_5f_python"><text:span text:style-name="T2"><text:s text:c="4"/>"""</text:span></text:span></text:p>
        </text:list-item>
        <text:list-item>
          <text:p text:style-name="Colored_20_code"><text:span text:style-name="string_5f_python"><text:span text:style-name="T2"><text:s text:c="4"/></text:span></text:span><text:span text:style-name="keyword0_5f_python"><text:span text:style-name="T2">if</text:span></text:span><text:span text:style-name="string_5f_python"><text:span text:style-name="T2"> args:</text:span></text:span></text:p>
        </text:list-item>
        <text:list-item>
          <text:p text:style-name="Colored_20_code"><text:span text:style-name="string_5f_python"><text:span text:style-name="T2"><text:s text:c="8"/>patron = patron </text:span></text:span><text:span text:style-name="symbol0_5f_python"><text:span text:style-name="T2">%</text:span></text:span><text:span text:style-name="string_5f_python"><text:span text:style-name="T2"> args</text:span></text:span></text:p>
        </text:list-item>
        <text:list-item>
          <text:p text:style-name="Colored_20_code"><text:span text:style-name="string_5f_python"><text:span text:style-name="T2"><text:s text:c="4"/></text:span></text:span><text:span text:style-name="keyword0_5f_python"><text:span text:style-name="T2">if</text:span></text:span><text:span text:style-name="string_5f_python"><text:span text:style-name="T2"> kwargs:</text:span></text:span></text:p>
        </text:list-item>
        <text:list-item>
          <text:p text:style-name="Colored_20_code"><text:span text:style-name="string_5f_python"><text:span text:style-name="T2"><text:s text:c="8"/>patron = patron </text:span></text:span><text:span text:style-name="symbol0_5f_python"><text:span text:style-name="T2">%</text:span></text:span><text:span text:style-name="string_5f_python"><text:span text:style-name="T2"> kwargs</text:span></text:span></text:p>
        </text:list-item>
        <text:list-item>
          <text:p text:style-name="Colored_20_code"><text:span text:style-name="string_5f_python"><text:span text:style-name="T2"><text:s text:c="4"/></text:span></text:span><text:span text:style-name="keyword0_5f_python"><text:span text:style-name="T2">return</text:span></text:span><text:span text:style-name="string_5f_python"><text:span text:style-name="T2"> patron</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pan></text:p>
        </text:list-item>
        <text:list-item>
          <text:p text:style-name="Colored_20_code"><text:span text:style-name="keyword0_5f_python"><text:span text:style-name="T2">def</text:span></text:span><text:span text:style-name="string_5f_python"><text:span text:style-name="T2"> extraire</text:span></text:span><text:span text:style-name="symbol0_5f_python"><text:span text:style-name="T2">(</text:span></text:span><text:span text:style-name="string_5f_python"><text:span text:style-name="T2">url_du_csv, patron,</text:span></text:span></text:p>
        </text:list-item>
        <text:list-item>
          <text:p text:style-name="Colored_20_code"><text:span text:style-name="string_5f_python"><text:span text:style-name="T2"><text:s text:c="13"/>slugifier=</text:span></text:span><text:span text:style-name="keyword0_5f_python"><text:span text:style-name="T2">lambda</text:span></text:span><text:span text:style-name="string_5f_python"><text:span text:style-name="T2"> s: '-'.</text:span></text:span><text:span text:style-name="member0_5f_python"><text:span text:style-name="T2">join</text:span></text:span><text:span text:style-name="symbol0_5f_python"><text:span text:style-name="T2">(</text:span></text:span><text:span text:style-name="string_5f_python"><text:span text:style-name="T2">s.</text:span></text:span><text:span text:style-name="member0_5f_python"><text:span text:style-name="T2">strip</text:span></text:span><text:span text:style-name="symbol0_5f_python"><text:span text:style-name="T2">()</text:span></text:span><text:span text:style-name="string_5f_python"><text:span text:style-name="T2">.</text:span></text:span><text:span text:style-name="member0_5f_python"><text:span text:style-name="T2">lower</text:span></text:span><text:span text:style-name="symbol0_5f_python"><text:span text:style-name="T2">()</text:span></text:span><text:span text:style-name="string_5f_python"><text:span text:style-name="T2">.</text:span></text:span><text:span text:style-name="member0_5f_python"><text:span text:style-name="T2">split</text:span></text:span><text:span text:style-name="symbol0_5f_python"><text:span text:style-name="T2">()))</text:span></text:span><text:span text:style-name="string_5f_python"><text:span text:style-name="T2">:</text:span></text:span></text:p>
        </text:list-item>
        <text:list-item>
          <text:p text:style-name="Colored_20_code"><text:span text:style-name="string_5f_python"><text:span text:style-name="T2"><text:s text:c="4"/>"""</text:span></text:span></text:p>
        </text:list-item>
        <text:list-item>
          <text:p text:style-name="Colored_20_code"><text:span text:style-name="string_5f_python"><text:span text:style-name="T2"><text:s text:c="8"/>Télécharge les données, et retourne un générateur dont la sortie</text:span></text:span></text:p>
        </text:list-item>
        <text:list-item>
          <text:p text:style-name="Colored_20_code"><text:span text:style-name="string_5f_python"><text:span text:style-name="T2"><text:s text:c="8"/>contient le score, l'id, le titre et l'url de chaque question.</text:span></text:span></text:p>
        </text:list-item>
        <text:list-item>
          <text:p text:style-name="Colored_20_code"><text:span text:style-name="string_5f_python"><text:span text:style-name="T2"><text:s text:c="4"/>"""</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 text:c="4"/>temp = </text:span></text:span><text:span text:style-name="keyword2_5f_python"><text:span text:style-name="T2">tempfile</text:span></text:span><text:span text:style-name="string_5f_python"><text:span text:style-name="T2">.</text:span></text:span><text:span text:style-name="member0_5f_python"><text:span text:style-name="T2">NamedTemporaryFile</text:span></text:span><text:span text:style-name="symbol0_5f_python"><text:span text:style-name="T2">()</text:span></text:span><text:span text:style-name="string_5f_python"><text:span text:style-name="T2">.</text:span></text:span><text:span text:style-name="member0_5f_python"><text:span text:style-name="T2">name</text:span></text:span><text:span text:style-name="string_5f_python"><text:span text:style-name="T2"> </text:span></text:span><text:span text:style-name="comment0_5f_python"><text:span text:style-name="T2"># créer un fichier temporaire</text:span></text:span></text:p>
        </text:list-item>
        <text:list-item>
          <text:p text:style-name="Colored_20_code"><text:soft-page-break/><text:span text:style-name="string_5f_python"><text:span text:style-name="T2"><text:s text:c="4"/></text:span></text:span><text:span text:style-name="keyword2_5f_python"><text:span text:style-name="T2">urllib</text:span></text:span><text:span text:style-name="string_5f_python"><text:span text:style-name="T2">.</text:span></text:span><text:span text:style-name="member0_5f_python"><text:span text:style-name="T2">urlretrieve</text:span></text:span><text:span text:style-name="symbol0_5f_python"><text:span text:style-name="T2">(</text:span></text:span><text:span text:style-name="string_5f_python"><text:span text:style-name="T2">url_du_csv, temp</text:span></text:span><text:span text:style-name="symbol0_5f_python"><text:span text:style-name="T2">)</text:span></text:span><text:span text:style-name="string_5f_python"><text:span text:style-name="T2"> </text:span></text:span><text:span text:style-name="comment0_5f_python"><text:span text:style-name="T2"># télécharger le CSV</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 text:c="4"/>fichier = </text:span></text:span><text:span text:style-name="keyword1_5f_python"><text:span text:style-name="T2">open</text:span></text:span><text:span text:style-name="symbol0_5f_python"><text:span text:style-name="T2">(</text:span></text:span><text:span text:style-name="string_5f_python"><text:span text:style-name="T2">temp</text:span></text:span><text:span text:style-name="symbol0_5f_python"><text:span text:style-name="T2">)</text:span></text:span><text:span text:style-name="string_5f_python"><text:span text:style-name="T2">:</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 text:c="4"/>lignes = </text:span></text:span><text:span text:style-name="keyword2_5f_python"><text:span text:style-name="T2">csv</text:span></text:span><text:span text:style-name="string_5f_python"><text:span text:style-name="T2">.</text:span></text:span><text:span text:style-name="member0_5f_python"><text:span text:style-name="T2">reader</text:span></text:span><text:span text:style-name="symbol0_5f_python"><text:span text:style-name="T2">(</text:span></text:span><text:span text:style-name="string_5f_python"><text:span text:style-name="T2">fichier</text:span></text:span><text:span text:style-name="symbol0_5f_python"><text:span text:style-name="T2">)</text:span></text:span><text:span text:style-name="string_5f_python"><text:span text:style-name="T2"> </text:span></text:span><text:span text:style-name="comment0_5f_python"><text:span text:style-name="T2"># parser le CSV téléchargé</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 text:c="4"/></text:span></text:span><text:span text:style-name="comment0_5f_python"><text:span text:style-name="T2"># itérer sur les lignes du csv, sauf la première</text:span></text:span></text:p>
        </text:list-item>
        <text:list-item>
          <text:p text:style-name="Colored_20_code"><text:span text:style-name="string_5f_python"><text:span text:style-name="T2"><text:s text:c="4"/></text:span></text:span><text:span text:style-name="keyword0_5f_python"><text:span text:style-name="T2">for</text:span></text:span><text:span text:style-name="string_5f_python"><text:span text:style-name="T2"> score, </text:span></text:span><text:span text:style-name="keyword1_5f_python"><text:span text:style-name="T2">ID</text:span></text:span><text:span text:style-name="string_5f_python"><text:span text:style-name="T2">, titre </text:span></text:span><text:span text:style-name="keyword0_5f_python"><text:span text:style-name="T2">in</text:span></text:span><text:span text:style-name="string_5f_python"><text:span text:style-name="T2"> islice</text:span></text:span><text:span text:style-name="symbol0_5f_python"><text:span text:style-name="T2">(</text:span></text:span><text:span text:style-name="string_5f_python"><text:span text:style-name="T2">lignes, </text:span></text:span><text:span text:style-name="number_5f_python"><text:span text:style-name="T2">1</text:span></text:span><text:span text:style-name="string_5f_python"><text:span text:style-name="T2">, </text:span></text:span><text:span text:style-name="keyword1_5f_python"><text:span text:style-name="T2">None</text:span></text:span><text:span text:style-name="symbol0_5f_python"><text:span text:style-name="T2">)</text:span></text:span><text:span text:style-name="string_5f_python"><text:span text:style-name="T2">:</text:span></text:span></text:p>
        </text:list-item>
        <text:list-item>
          <text:p text:style-name="Colored_20_code"><text:span text:style-name="string_5f_python"><text:span text:style-name="T2"><text:s text:c="8"/></text:span></text:span><text:span text:style-name="comment0_5f_python"><text:span text:style-name="T2"># créer l'url de la question, puis mettre en sortie</text:span></text:span></text:p>
        </text:list-item>
        <text:list-item>
          <text:p text:style-name="Colored_20_code"><text:span text:style-name="string_5f_python"><text:span text:style-name="T2"><text:s text:c="8"/></text:span></text:span><text:span text:style-name="comment0_5f_python"><text:span text:style-name="T2"># le score, l'id, le titre et l'url de chaque question</text:span></text:span></text:p>
        </text:list-item>
        <text:list-item>
          <text:p text:style-name="Colored_20_code"><text:span text:style-name="string_5f_python"><text:span text:style-name="T2"><text:s text:c="8"/>url = creer_url</text:span></text:span><text:span text:style-name="symbol0_5f_python"><text:span text:style-name="T2">(</text:span></text:span><text:span text:style-name="string_5f_python"><text:span text:style-name="T2">patron, </text:span></text:span><text:span text:style-name="keyword1_5f_python"><text:span text:style-name="T2">id</text:span></text:span><text:span text:style-name="string_5f_python"><text:span text:style-name="T2">=</text:span></text:span><text:span text:style-name="keyword1_5f_python"><text:span text:style-name="T2">ID</text:span></text:span><text:span text:style-name="string_5f_python"><text:span text:style-name="T2">, slug=slugifier</text:span></text:span><text:span text:style-name="symbol0_5f_python"><text:span text:style-name="T2">(</text:span></text:span><text:span text:style-name="string_5f_python"><text:span text:style-name="T2">titre</text:span></text:span><text:span text:style-name="symbol0_5f_python"><text:span text:style-name="T2">))</text:span></text:span></text:p>
        </text:list-item>
        <text:list-item>
          <text:p text:style-name="Colored_20_code"><text:span text:style-name="string_5f_python"><text:span text:style-name="T2"><text:s text:c="8"/></text:span></text:span><text:span text:style-name="keyword0_5f_python"><text:span text:style-name="T2">yield</text:span></text:span><text:span text:style-name="string_5f_python"><text:span text:style-name="T2"> score, </text:span></text:span><text:span text:style-name="keyword1_5f_python"><text:span text:style-name="T2">ID</text:span></text:span><text:span text:style-name="string_5f_python"><text:span text:style-name="T2">, titre, url</text:span></text:span></text:p>
        </text:list-item>
        <text:list-item>
          <text:p text:style-name="Colored_20_code"><text:span text:style-name="symbol0_5f_python"><text:span text:style-name="T2"/></text:span></text:p>
        </text:list-item>
        <text:list-item>
          <text:p text:style-name="Colored_20_code"><text:span text:style-name="string_5f_python"><text:span text:style-name="T2"/></text:span></text:p>
        </text:list-item>
        <text:list-item>
          <text:p text:style-name="Colored_20_code"><text:span text:style-name="string_5f_python"><text:span text:style-name="T2"/></text:span></text:p>
        </text:list-item>
        <text:list-item>
          <text:p text:style-name="Colored_20_code"><text:span text:style-name="comment0_5f_python"><text:span text:style-name="T2"># cette partie de ne s'exécute pas en cas d'import</text:span></text:span></text:p>
        </text:list-item>
        <text:list-item>
          <text:p text:style-name="Colored_20_code"><text:span text:style-name="keyword0_5f_python"><text:span text:style-name="T2">if</text:span></text:span><text:span text:style-name="string_5f_python"><text:span text:style-name="T2"> __name__ == '__main__':</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 text:c="4"/></text:span></text:span><text:span text:style-name="comment0_5f_python"><text:span text:style-name="T2"># squelette d'une URL de question sur stackoverflow</text:span></text:span></text:p>
        </text:list-item>
        <text:list-item>
          <text:p text:style-name="Colored_20_code"><text:span text:style-name="string_5f_python"><text:span text:style-name="T2"><text:s text:c="4"/>patron = "http://stackoverflow.com/questions/%(id)s/%(slug)s"</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 text:c="4"/></text:span></text:span><text:span text:style-name="comment0_5f_python"><text:span text:style-name="T2"># début d'un fichier HTML 5</text:span></text:span></text:p>
        </text:list-item>
        <text:list-item>
          <text:p text:style-name="Colored_20_code"><text:span text:style-name="string_5f_python"><text:span text:style-name="T2"><text:s text:c="4"/></text:span></text:span><text:span text:style-name="keyword0_5f_python"><text:span text:style-name="T2">print</text:span></text:span><text:span text:style-name="string_5f_python"><text:span text:style-name="T2"> """</text:span></text:span></text:p>
        </text:list-item>
        <text:list-item>
          <text:p text:style-name="Colored_20_code"><text:span text:style-name="string_5f_python"><text:span text:style-name="T2"><text:s text:c="4"/>&lt;html&gt;</text:span></text:span></text:p>
        </text:list-item>
        <text:list-item>
          <text:p text:style-name="Colored_20_code"><text:span text:style-name="string_5f_python"><text:span text:style-name="T2"><text:s text:c="4"/>&lt;head&gt;</text:span></text:span></text:p>
        </text:list-item>
        <text:list-item>
          <text:p text:style-name="Colored_20_code"><text:span text:style-name="string_5f_python"><text:span text:style-name="T2"><text:s text:c="8"/>&lt;meta charset="utf</text:span></text:span><text:span text:style-name="number_5f_python"><text:span text:style-name="T2">-8</text:span></text:span><text:span text:style-name="string_5f_python"><text:span text:style-name="T2">"&gt;</text:span></text:span></text:p>
        </text:list-item>
        <text:list-item>
          <text:p text:style-name="Colored_20_code"><text:span text:style-name="string_5f_python"><text:span text:style-name="T2"><text:s text:c="8"/>&lt;title&gt;Analyse du tag Python sur stackoverflow&lt;/title&gt;</text:span></text:span></text:p>
        </text:list-item>
        <text:list-item>
          <text:p text:style-name="Colored_20_code"><text:span text:style-name="string_5f_python"><text:span text:style-name="T2"><text:s text:c="4"/>&lt;/head&gt;</text:span></text:span></text:p>
        </text:list-item>
        <text:list-item>
          <text:p text:style-name="Colored_20_code"><text:span text:style-name="string_5f_python"><text:span text:style-name="T2"><text:s text:c="4"/>&lt;table&gt;</text:span></text:span></text:p>
        </text:list-item>
        <text:list-item>
          <text:p text:style-name="Colored_20_code"><text:span text:style-name="string_5f_python"><text:span text:style-name="T2"><text:s text:c="4"/>&lt;h1&gt;Analyse du tag Python sur stackoverflow&lt;/h1&gt;</text:span></text:span></text:p>
        </text:list-item>
        <text:list-item>
          <text:p text:style-name="Colored_20_code"><text:span text:style-name="string_5f_python"><text:span text:style-name="T2"><text:s text:c="4"/>&lt;caption&gt;Top 100 des questions sur Python sur Stackoverflow&lt;/caption&gt;</text:span></text:span></text:p>
        </text:list-item>
        <text:list-item>
          <text:p text:style-name="Colored_20_code"><text:span text:style-name="string_5f_python"><text:span text:style-name="T2"><text:s text:c="4"/>&lt;thead&gt;</text:span></text:span></text:p>
        </text:list-item>
        <text:list-item>
          <text:p text:style-name="Colored_20_code"><text:span text:style-name="string_5f_python"><text:span text:style-name="T2"><text:s text:c="8"/>&lt;tr&gt;</text:span></text:span></text:p>
        </text:list-item>
        <text:list-item>
          <text:p text:style-name="Colored_20_code"><text:span text:style-name="string_5f_python"><text:span text:style-name="T2"><text:s text:c="12"/>&lt;th&gt;Score&lt;/th&gt;</text:span></text:span></text:p>
        </text:list-item>
        <text:list-item>
          <text:p text:style-name="Colored_20_code"><text:span text:style-name="string_5f_python"><text:span text:style-name="T2"><text:s text:c="12"/>&lt;th&gt;Titre&lt;/th&gt;</text:span></text:span></text:p>
        </text:list-item>
        <text:list-item>
          <text:p text:style-name="Colored_20_code"><text:span text:style-name="string_5f_python"><text:span text:style-name="T2"><text:s text:c="8"/>&lt;/tr&gt;</text:span></text:span></text:p>
        </text:list-item>
        <text:list-item>
          <text:p text:style-name="Colored_20_code"><text:span text:style-name="string_5f_python"><text:span text:style-name="T2"><text:s text:c="4"/>&lt;/thead&gt;</text:span></text:span></text:p>
        </text:list-item>
        <text:list-item>
          <text:p text:style-name="Colored_20_code"><text:span text:style-name="string_5f_python"><text:span text:style-name="T2"><text:s text:c="4"/>&lt;tbody&gt;</text:span></text:span></text:p>
        </text:list-item>
        <text:list-item>
          <text:p text:style-name="Colored_20_code"><text:span text:style-name="string_5f_python"><text:span text:style-name="T2"><text:s text:c="4"/>"""</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 text:c="4"/></text:span></text:span><text:span text:style-name="comment0_5f_python"><text:span text:style-name="T2"># Affichage du premier tableau</text:span></text:span></text:p>
        </text:list-item>
        <text:list-item>
          <text:p text:style-name="Colored_20_code"><text:span text:style-name="string_5f_python"><text:span text:style-name="T2"><text:s text:c="4"/>source = 'http://data.stackexchange.com/StackOverflow/csv/70024'</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 text:c="4"/></text:span></text:span><text:span text:style-name="keyword0_5f_python"><text:span text:style-name="T2">for</text:span></text:span><text:span text:style-name="string_5f_python"><text:span text:style-name="T2"> score, </text:span></text:span><text:span text:style-name="keyword1_5f_python"><text:span text:style-name="T2">ID</text:span></text:span><text:span text:style-name="string_5f_python"><text:span text:style-name="T2">, titre, url </text:span></text:span><text:span text:style-name="keyword0_5f_python"><text:span text:style-name="T2">in</text:span></text:span><text:span text:style-name="string_5f_python"><text:span text:style-name="T2"> extraire</text:span></text:span><text:span text:style-name="symbol0_5f_python"><text:span text:style-name="T2">(</text:span></text:span><text:span text:style-name="string_5f_python"><text:span text:style-name="T2">source, patron</text:span></text:span><text:span text:style-name="symbol0_5f_python"><text:span text:style-name="T2">)</text:span></text:span><text:span text:style-name="string_5f_python"><text:span text:style-name="T2">:</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 text:c="8"/></text:span></text:span><text:span text:style-name="keyword0_5f_python"><text:span text:style-name="T2">print</text:span></text:span><text:span text:style-name="string_5f_python"><text:span text:style-name="T2"> "&lt;tr&gt;"</text:span></text:span></text:p>
        </text:list-item>
        <text:list-item>
          <text:p text:style-name="Colored_20_code"><text:span text:style-name="string_5f_python"><text:span text:style-name="T2"><text:s text:c="8"/></text:span></text:span><text:span text:style-name="keyword0_5f_python"><text:span text:style-name="T2">print</text:span></text:span><text:span text:style-name="string_5f_python"><text:span text:style-name="T2"> "&lt;td&gt;%s&lt;/td&gt;" </text:span></text:span><text:span text:style-name="symbol0_5f_python"><text:span text:style-name="T2">%</text:span></text:span><text:span text:style-name="string_5f_python"><text:span text:style-name="T2"> score</text:span></text:span></text:p>
        </text:list-item>
        <text:list-item>
          <text:p text:style-name="Colored_20_code"><text:span text:style-name="string_5f_python"><text:span text:style-name="T2"><text:s text:c="8"/></text:span></text:span><text:span text:style-name="keyword0_5f_python"><text:span text:style-name="T2">print</text:span></text:span><text:span text:style-name="string_5f_python"><text:span text:style-name="T2"> "&lt;td&gt;&lt;a href='%s'&gt;%s&lt;/a&gt;&lt;/td&gt;" </text:span></text:span><text:span text:style-name="symbol0_5f_python"><text:span text:style-name="T2">%</text:span></text:span><text:span text:style-name="string_5f_python"><text:span text:style-name="T2"> </text:span></text:span><text:span text:style-name="symbol0_5f_python"><text:span text:style-name="T2">(</text:span></text:span><text:span text:style-name="string_5f_python"><text:span text:style-name="T2">url, titre</text:span></text:span><text:span text:style-name="symbol0_5f_python"><text:span text:style-name="T2">)</text:span></text:span></text:p>
        </text:list-item>
        <text:list-item>
          <text:p text:style-name="Colored_20_code"><text:span text:style-name="string_5f_python"><text:span text:style-name="T2"><text:s text:c="8"/></text:span></text:span><text:span text:style-name="keyword0_5f_python"><text:span text:style-name="T2">print</text:span></text:span><text:span text:style-name="string_5f_python"><text:span text:style-name="T2"> "&lt;/tr&gt;"</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 text:c="4"/></text:span></text:span><text:span text:style-name="keyword0_5f_python"><text:span text:style-name="T2">print</text:span></text:span><text:span text:style-name="string_5f_python"><text:span text:style-name="T2"> """</text:span></text:span></text:p>
        </text:list-item>
        <text:list-item>
          <text:p text:style-name="Colored_20_code"><text:span text:style-name="string_5f_python"><text:span text:style-name="T2"><text:s text:c="4"/>&lt;/tbody&gt;</text:span></text:span></text:p>
        </text:list-item>
        <text:list-item>
          <text:p text:style-name="Colored_20_code"><text:span text:style-name="string_5f_python"><text:span text:style-name="T2"><text:s text:c="4"/>&lt;/table&gt;</text:span></text:span></text:p>
        </text:list-item>
        <text:list-item>
          <text:p text:style-name="Colored_20_code"><text:span text:style-name="string_5f_python"><text:span text:style-name="T2"><text:s text:c="4"/>"""</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 text:c="4"/></text:span></text:span><text:span text:style-name="comment0_5f_python"><text:span text:style-name="T2"># Affichage du second tableau</text:span></text:span></text:p>
        </text:list-item>
        <text:list-item>
          <text:p text:style-name="Colored_20_code"><text:span text:style-name="string_5f_python"><text:span text:style-name="T2"><text:s text:c="4"/></text:span></text:span><text:span text:style-name="keyword0_5f_python"><text:span text:style-name="T2">print</text:span></text:span><text:span text:style-name="string_5f_python"><text:span text:style-name="T2"> """</text:span></text:span></text:p>
        </text:list-item>
        <text:list-item>
          <text:p text:style-name="Colored_20_code"><text:span text:style-name="string_5f_python"><text:span text:style-name="T2"><text:s text:c="4"/>&lt;table&gt;</text:span></text:span></text:p>
        </text:list-item>
        <text:list-item>
          <text:p text:style-name="Colored_20_code"><text:span text:style-name="string_5f_python"><text:span text:style-name="T2"><text:s text:c="4"/>&lt;caption&gt;Top 100 des réponses sur Python sur Stackoverflow&lt;/caption&gt;</text:span></text:span></text:p>
        </text:list-item>
        <text:list-item>
          <text:p text:style-name="Colored_20_code"><text:span text:style-name="string_5f_python"><text:span text:style-name="T2"><text:s text:c="4"/>&lt;thead&gt;</text:span></text:span></text:p>
        </text:list-item>
        <text:list-item>
          <text:p text:style-name="Colored_20_code"><text:span text:style-name="string_5f_python"><text:span text:style-name="T2"><text:s text:c="8"/>&lt;tr&gt;</text:span></text:span></text:p>
        </text:list-item>
        <text:list-item>
          <text:p text:style-name="Colored_20_code"><text:span text:style-name="string_5f_python"><text:span text:style-name="T2"><text:s text:c="12"/>&lt;th&gt;Score&lt;/th&gt;</text:span></text:span></text:p>
        </text:list-item>
        <text:list-item>
          <text:p text:style-name="Colored_20_code"><text:span text:style-name="string_5f_python"><text:span text:style-name="T2"><text:s text:c="12"/>&lt;th&gt;Titre&lt;/th&gt;</text:span></text:span></text:p>
        </text:list-item>
        <text:list-item>
          <text:p text:style-name="Colored_20_code"><text:span text:style-name="string_5f_python"><text:span text:style-name="T2"><text:s text:c="8"/>&lt;/tr&gt;</text:span></text:span></text:p>
        </text:list-item>
        <text:list-item>
          <text:p text:style-name="Colored_20_code"><text:soft-page-break/><text:span text:style-name="string_5f_python"><text:span text:style-name="T2"><text:s text:c="4"/>&lt;/thead&gt;</text:span></text:span></text:p>
        </text:list-item>
        <text:list-item>
          <text:p text:style-name="Colored_20_code"><text:span text:style-name="string_5f_python"><text:span text:style-name="T2"><text:s text:c="4"/>&lt;tbody&gt;</text:span></text:span></text:p>
        </text:list-item>
        <text:list-item>
          <text:p text:style-name="Colored_20_code"><text:span text:style-name="string_5f_python"><text:span text:style-name="T2"><text:s text:c="4"/>"""</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 text:c="4"/>source = 'http://data.stackexchange.com/StackOverflow/csv/70039'</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 text:c="4"/></text:span></text:span><text:span text:style-name="keyword0_5f_python"><text:span text:style-name="T2">for</text:span></text:span><text:span text:style-name="string_5f_python"><text:span text:style-name="T2"> score, </text:span></text:span><text:span text:style-name="keyword1_5f_python"><text:span text:style-name="T2">ID</text:span></text:span><text:span text:style-name="string_5f_python"><text:span text:style-name="T2">, titre, url </text:span></text:span><text:span text:style-name="keyword0_5f_python"><text:span text:style-name="T2">in</text:span></text:span><text:span text:style-name="string_5f_python"><text:span text:style-name="T2"> extraire</text:span></text:span><text:span text:style-name="symbol0_5f_python"><text:span text:style-name="T2">(</text:span></text:span><text:span text:style-name="string_5f_python"><text:span text:style-name="T2">source, patron</text:span></text:span><text:span text:style-name="symbol0_5f_python"><text:span text:style-name="T2">)</text:span></text:span><text:span text:style-name="string_5f_python"><text:span text:style-name="T2">:</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 text:c="8"/></text:span></text:span><text:span text:style-name="keyword0_5f_python"><text:span text:style-name="T2">print</text:span></text:span><text:span text:style-name="string_5f_python"><text:span text:style-name="T2"> "&lt;tr&gt;"</text:span></text:span></text:p>
        </text:list-item>
        <text:list-item>
          <text:p text:style-name="Colored_20_code"><text:span text:style-name="string_5f_python"><text:span text:style-name="T2"><text:s text:c="8"/></text:span></text:span><text:span text:style-name="keyword0_5f_python"><text:span text:style-name="T2">print</text:span></text:span><text:span text:style-name="string_5f_python"><text:span text:style-name="T2"> "&lt;td&gt;%s&lt;/td&gt;" </text:span></text:span><text:span text:style-name="symbol0_5f_python"><text:span text:style-name="T2">%</text:span></text:span><text:span text:style-name="string_5f_python"><text:span text:style-name="T2"> score</text:span></text:span></text:p>
        </text:list-item>
        <text:list-item>
          <text:p text:style-name="Colored_20_code"><text:span text:style-name="string_5f_python"><text:span text:style-name="T2"><text:s text:c="8"/></text:span></text:span><text:span text:style-name="keyword0_5f_python"><text:span text:style-name="T2">print</text:span></text:span><text:span text:style-name="string_5f_python"><text:span text:style-name="T2"> "&lt;td&gt;&lt;a href='%s'&gt;%s&lt;/a&gt;&lt;/td&gt;" </text:span></text:span><text:span text:style-name="symbol0_5f_python"><text:span text:style-name="T2">%</text:span></text:span><text:span text:style-name="string_5f_python"><text:span text:style-name="T2"> </text:span></text:span><text:span text:style-name="symbol0_5f_python"><text:span text:style-name="T2">(</text:span></text:span><text:span text:style-name="string_5f_python"><text:span text:style-name="T2">url, titre</text:span></text:span><text:span text:style-name="symbol0_5f_python"><text:span text:style-name="T2">)</text:span></text:span></text:p>
        </text:list-item>
        <text:list-item>
          <text:p text:style-name="Colored_20_code"><text:span text:style-name="string_5f_python"><text:span text:style-name="T2"><text:s text:c="8"/></text:span></text:span><text:span text:style-name="keyword0_5f_python"><text:span text:style-name="T2">print</text:span></text:span><text:span text:style-name="string_5f_python"><text:span text:style-name="T2"> "&lt;/tr&gt;"</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 text:c="4"/></text:span></text:span><text:span text:style-name="keyword0_5f_python"><text:span text:style-name="T2">print</text:span></text:span><text:span text:style-name="string_5f_python"><text:span text:style-name="T2"> """</text:span></text:span></text:p>
        </text:list-item>
        <text:list-item>
          <text:p text:style-name="Colored_20_code"><text:span text:style-name="string_5f_python"><text:span text:style-name="T2"><text:s text:c="4"/>&lt;/tbody&gt;</text:span></text:span></text:p>
        </text:list-item>
        <text:list-item>
          <text:p text:style-name="Colored_20_code"><text:span text:style-name="string_5f_python"><text:span text:style-name="T2"><text:s text:c="4"/>&lt;/table&gt;</text:span></text:span></text:p>
        </text:list-item>
        <text:list-item>
          <text:p text:style-name="Colored_20_code"><text:span text:style-name="string_5f_python"><text:span text:style-name="T2"><text:s text:c="4"/>&lt;/html&gt;</text:span></text:span></text:p>
        </text:list-item>
        <text:list-item>
          <text:p text:style-name="Colored_20_code"><text:span text:style-name="string_5f_python"><text:span text:style-name="T2"><text:s text:c="4"/>"""</text:span></text:span></text:p>
        </text:list-item>
      </text:list>
      <text:h text:style-name="Heading_20_2" text:outline-level="2">Explication du script</text:h>
      <text:list xml:id="list1322874932" text:continue-list="list3028954221" text:style-name="Colored_20_code_20_numerotation">
        <text:list-item text:start-value="1">
          <text:p text:style-name="P22"><text:span text:style-name="comment0_5f_python">#!/usr/bin/env python</text:span></text:p>
        </text:list-item>
        <text:list-item>
          <text:p text:style-name="P22"><text:span text:style-name="comment0_5f_python"># -*- coding: utf-8 -*-</text:span></text:p>
        </text:list-item>
        <text:list-item>
          <text:p text:style-name="P22"><text:span text:style-name="comment0_5f_python"># vim: ai ts=4 sts=4 et sw=4 nu</text:span></text:p>
        </text:list-item>
        <text:list-item>
          <text:p text:style-name="P22"/>
        </text:list-item>
        <text:list-item>
          <text:p text:style-name="P22"/>
        </text:list-item>
        <text:list-item>
          <text:p text:style-name="P22"><text:span text:style-name="string_5f_python">"""</text:span></text:p>
        </text:list-item>
        <text:list-item>
          <text:p text:style-name="P22"><text:span text:style-name="string_5f_python"><text:s text:c="4"/>Télécharge la liste des 100 questions et réponses</text:span></text:p>
        </text:list-item>
        <text:list-item>
          <text:p text:style-name="P22"><text:span text:style-name="string_5f_python"><text:s text:c="4"/>les mieux notées sur stackoverflow,</text:span></text:p>
        </text:list-item>
        <text:list-item>
          <text:p text:style-name="P22"><text:span text:style-name="string_5f_python"><text:s text:c="4"/>et créé depuis le CSV une liste de liens vers ces questions, puis</text:span></text:p>
        </text:list-item>
        <text:list-item>
          <text:p text:style-name="P22"><text:span text:style-name="string_5f_python"><text:s text:c="4"/>les formatent sous forme de tableau tableau HTML afin de les poster</text:span></text:p>
        </text:list-item>
        <text:list-item>
          <text:p text:style-name="P22"><text:span text:style-name="string_5f_python"><text:s text:c="4"/>facilement sur un blog.</text:span></text:p>
        </text:list-item>
        <text:list-item>
          <text:p text:style-name="P22"><text:span text:style-name="string_5f_python">"""</text:span></text:p>
        </text:list-item>
        <text:list-item>
          <text:p text:style-name="P22"><text:span text:style-name="keyword2_5f_python"/></text:p>
        </text:list-item>
        <text:list-item>
          <text:p text:style-name="P22"><text:span text:style-name="keyword0_5f_python">import</text:span> <text:span text:style-name="keyword2_5f_python">csv</text:span></text:p>
        </text:list-item>
        <text:list-item>
          <text:p text:style-name="P22"><text:span text:style-name="keyword0_5f_python">import</text:span> <text:span text:style-name="keyword2_5f_python">urllib</text:span></text:p>
        </text:list-item>
        <text:list-item>
          <text:p text:style-name="P22"><text:span text:style-name="keyword0_5f_python">import</text:span> <text:span text:style-name="keyword2_5f_python">tempfile</text:span></text:p>
        </text:list-item>
        <text:list-item>
          <text:p text:style-name="P22"><text:span text:style-name="keyword0_5f_python">from</text:span> <text:span text:style-name="keyword2_5f_python">itertools</text:span> <text:span text:style-name="keyword0_5f_python">import</text:span> islice</text:p>
        </text:list-item>
        <text:list-item>
          <text:p text:style-name="Colored_20_code"><text:s/></text:p>
        </text:list-item>
        <text:list-item>
          <text:p text:style-name="Colored_20_code"><text:s/></text:p>
        </text:list-item>
      </text:list>
      <text:p text:style-name="P23"/>
      <text:p text:style-name="Standard"><text:span text:style-name="Code">csv</text:span> est un module de la bibliothèque standard qui permet de <text:span text:style-name="T1">parser les fichiers au format CSV</text:span>. En effet, bien que ce format soit simple, ses nombreuses variantes peuvent rapidement rendre un code verbeux. Autant déléguer cette tâche.</text:p>
      <text:p text:style-name="Standard"/>
      <text:p text:style-name="Standard"><text:span text:style-name="Code">urllib</text:span> regroupe des fonctions autour de la <text:span text:style-name="T1">récupération de données sur le Web</text:span>.</text:p>
      <text:p text:style-name="Standard"/>
      <text:p text:style-name="Standard"><text:span text:style-name="Code">tempfile</text:span> permet de<text:span text:style-name="T1"> gérer tout ce qui est fichier temporaire automatiquement</text:span> : génération de fichier jetable, de noms uniques, placement dans le bon répertoire selon l'OS, etc.</text:p>
      <text:p text:style-name="P23"/>
      <text:list xml:id="list1962639649" text:continue-numbering="true" text:style-name="Colored_20_code_20_numerotation">
        <text:list-item>
          <text:p text:style-name="Colored_20_code"><text:span text:style-name="keyword0_5f_python"><text:span text:style-name="T2">def</text:span></text:span><text:span text:style-name="filename_20_and_20_line_20_number"><text:span text:style-name="T39"> creer_url</text:span></text:span><text:span text:style-name="symbol0_5f_python"><text:span text:style-name="T2">(</text:span></text:span><text:span text:style-name="filename_20_and_20_line_20_number"><text:span text:style-name="T39">patron, </text:span></text:span><text:span text:style-name="symbol0_5f_python"><text:span text:style-name="T2">*</text:span></text:span><text:span text:style-name="filename_20_and_20_line_20_number"><text:span text:style-name="T39">args, </text:span></text:span><text:span text:style-name="symbol0_5f_python"><text:span text:style-name="T2">**</text:span></text:span><text:span text:style-name="filename_20_and_20_line_20_number"><text:span text:style-name="T39">kwargs</text:span></text:span><text:span text:style-name="symbol0_5f_python"><text:span text:style-name="T2">)</text:span></text:span><text:span text:style-name="filename_20_and_20_line_20_number"><text:span text:style-name="T39">:</text:span></text:span></text:p>
        </text:list-item>
        <text:list-item>
          <text:p text:style-name="Colored_20_code"><text:span text:style-name="filename_20_and_20_line_20_number"><text:span text:style-name="T39"><text:s text:c="4"/></text:span></text:span><text:span text:style-name="string_5f_python"><text:span text:style-name="T2">"""</text:span></text:span></text:p>
        </text:list-item>
        <text:list-item>
          <text:p text:style-name="Colored_20_code"><text:span text:style-name="string_5f_python"><text:span text:style-name="T2"><text:s text:c="8"/>Fabrique une url à partir d'un patron d'url et de n'importe quel</text:span></text:span></text:p>
        </text:list-item>
        <text:list-item>
          <text:p text:style-name="Colored_20_code"><text:span text:style-name="string_5f_python"><text:span text:style-name="T2"><text:s text:c="8"/>argument passé en paramettre</text:span></text:span></text:p>
        </text:list-item>
        <text:list-item>
          <text:p text:style-name="Colored_20_code"><text:span text:style-name="string_5f_python"><text:span text:style-name="T2"><text:s text:c="4"/>"""</text:span></text:span></text:p>
        </text:list-item>
        <text:list-item>
          <text:p text:style-name="Colored_20_code"><text:span text:style-name="filename_20_and_20_line_20_number"><text:span text:style-name="T39"><text:s text:c="4"/></text:span></text:span><text:span text:style-name="keyword0_5f_python"><text:span text:style-name="T2">if</text:span></text:span><text:span text:style-name="filename_20_and_20_line_20_number"><text:span text:style-name="T39"> args:</text:span></text:span></text:p>
        </text:list-item>
        <text:list-item>
          <text:p text:style-name="Colored_20_code"><text:span text:style-name="filename_20_and_20_line_20_number"><text:span text:style-name="T39"><text:s text:c="8"/>patron = patron </text:span></text:span><text:span text:style-name="symbol0_5f_python"><text:span text:style-name="T2">%</text:span></text:span><text:span text:style-name="filename_20_and_20_line_20_number"><text:span text:style-name="T39"> args</text:span></text:span></text:p>
        </text:list-item>
        <text:list-item>
          <text:p text:style-name="Colored_20_code"><text:span text:style-name="filename_20_and_20_line_20_number"><text:span text:style-name="T39"><text:s text:c="4"/></text:span></text:span><text:span text:style-name="keyword0_5f_python"><text:span text:style-name="T2">if</text:span></text:span><text:span text:style-name="filename_20_and_20_line_20_number"><text:span text:style-name="T39"> kwargs:</text:span></text:span></text:p>
        </text:list-item>
        <text:list-item>
          <text:p text:style-name="Colored_20_code"><text:span text:style-name="filename_20_and_20_line_20_number"><text:span text:style-name="T39"><text:s text:c="8"/>patron = patron </text:span></text:span><text:span text:style-name="symbol0_5f_python"><text:span text:style-name="T2">%</text:span></text:span><text:span text:style-name="filename_20_and_20_line_20_number"><text:span text:style-name="T39"> kwargs</text:span></text:span></text:p>
        </text:list-item>
        <text:list-item>
          <text:p text:style-name="Colored_20_code"><text:soft-page-break/><text:span text:style-name="filename_20_and_20_line_20_number"><text:span text:style-name="T39"><text:s text:c="4"/></text:span></text:span><text:span text:style-name="keyword0_5f_python"><text:span text:style-name="T2">return</text:span></text:span><text:span text:style-name="filename_20_and_20_line_20_number"><text:span text:style-name="T39"> patron</text:span></text:span></text:p>
        </text:list-item>
        <text:list-item>
          <text:p text:style-name="Colored_20_code"><text:span text:style-name="filename_20_and_20_line_20_number"><text:span text:style-name="T39"/></text:span></text:p>
        </text:list-item>
      </text:list>
      <text:p text:style-name="P23"><text:span text:style-name="filename_20_and_20_line_20_number"><text:span text:style-name="T39"/></text:span></text:p>
      <text:p text:style-name="Standard">Cette fonction va prendre un URL incomplète, en l’occurrence pour nous <text:span text:style-name="Code">http://stackoverflow.com/questions/%(id)s/%(slug)s</text:span>, et injecter les valeurs qu'il manquent dedans, qui sont dans notre cas l'id de la question sur Stackoverflow et le slug du titre de la question.</text:p>
      <text:p text:style-name="Standard"/>
      <text:p text:style-name="Standard">On obtiendra par exemple : http://stackoverflow.com/questions/101268/hidden-features-of-python</text:p>
      <text:p text:style-name="Standard"/>
      <text:p text:style-name="Standard">E<text:span text:style-name="T39">n parlant de question, vous en avez sûrement deux en ce moment :</text:span></text:p>
      <text:p text:style-name="P3"/>
      <text:list xml:id="list1366524882" text:style-name="L2">
        <text:list-item>
          <text:p text:style-name="P13">Qu'est-ce qu'un slug ?</text:p>
        </text:list-item>
        <text:list-item>
          <text:p text:style-name="P12"><text:span text:style-name="T39">Qu'est-ce que c'est que cette syntaxe bizarre (</text:span><text:span text:style-name="Code"><text:span text:style-name="T39">*args, **kwargs</text:span></text:span><text:span text:style-name="filename_20_and_20_line_20_number"><text:span text:style-name="T39">) ?</text:span></text:span></text:p>
        </text:list-item>
      </text:list>
      <text:p text:style-name="Standard"><text:span text:style-name="filename_20_and_20_line_20_number"><text:span text:style-name="T39"/></text:span></text:p>
      <text:p text:style-name="Standard"><text:span text:style-name="filename_20_and_20_line_20_number"><text:span text:style-name="T40">Un slug une version en minuscule, sans espace ni charactère spécial, d'une chaîne de charactères</text:span></text:span><text:span text:style-name="filename_20_and_20_line_20_number"><text:span text:style-name="T39">. On l'utilise beaucoup pour mettre un titre humainement lisible dans les URL à la fois par les humains et les machines.</text:span></text:span></text:p>
      <text:p text:style-name="Standard"><text:span text:style-name="filename_20_and_20_line_20_number"><text:span text:style-name="T39"/></text:span></text:p>
      <text:p text:style-name="Standard"><text:span text:style-name="filename_20_and_20_line_20_number"><text:span text:style-name="T39">Quand à la syntaxe étrange, il s'agit d'une fonctionnalité des signatures des fonctions Python : </text:span></text:span><text:span text:style-name="filename_20_and_20_line_20_number"><text:span text:style-name="T40">l'étoile (*), ou opérateur splat, signale que la fonction accepte une infinité</text:span></text:span><text:span text:style-name="filename_20_and_20_line_20_number"><text:span text:style-name="T40"><text:note text:id="ftn2" text:note-class="footnote"><text:note-citation>2</text:note-citation><text:note-body><text:p text:style-name="Footnote">Bien entendu, 'infinité' en informatique signifie vraiment « limité uniquement par la taille de la mémoire disponible ».</text:p></text:note-body></text:note></text:span></text:span><text:span text:style-name="filename_20_and_20_line_20_number"><text:span text:style-name="T40"> de paramètres</text:span></text:span><text:span text:style-name="filename_20_and_20_line_20_number"><text:span text:style-name="T39">. </text:span></text:span></text:p>
      <text:p text:style-name="Standard"><text:span text:style-name="filename_20_and_20_line_20_number"><text:span text:style-name="T39"/></text:span></text:p>
      <text:p text:style-name="Standard"><text:span text:style-name="filename_20_and_20_line_20_number"><text:span text:style-name="T39">Ici, <text:s/></text:span></text:span><text:span text:style-name="Code"><text:span text:style-name="T39">creer_url</text:span></text:span><text:span text:style-name="filename_20_and_20_line_20_number"><text:span text:style-name="T39"> n'a qu'un seul argument obligatoire : </text:span></text:span><text:span text:style-name="Code"><text:span text:style-name="T39">patron</text:span></text:span><text:span text:style-name="filename_20_and_20_line_20_number"><text:span text:style-name="T39">. Si on passe un autre argument, il sera automatiquement traité par Python qui le rajoutera dans </text:span></text:span><text:span text:style-name="Code"><text:span text:style-name="T39">args</text:span></text:span><text:span text:style-name="filename_20_and_20_line_20_number"><text:span text:style-name="T39">, une liste des arguments positionnels, ou </text:span></text:span><text:span text:style-name="Code"><text:span text:style-name="T39">kwargs</text:span></text:span><text:span text:style-name="filename_20_and_20_line_20_number"><text:span text:style-name="T39">, un dictionnaire des arguments nommés.</text:span></text:span></text:p>
      <text:p text:style-name="Standard"><text:span text:style-name="filename_20_and_20_line_20_number"><text:span text:style-name="T39"/></text:span></text:p>
      <text:p text:style-name="Standard"><text:span text:style-name="filename_20_and_20_line_20_number"><text:span text:style-name="T39">Par exemple :</text:span></text:span></text:p>
      <text:p text:style-name="Standard"><text:span text:style-name="filename_20_and_20_line_20_number"><text:span text:style-name="T39"/></text:span></text:p>
      <text:p text:style-name="Standard"><text:span text:style-name="filename_20_and_20_line_20_number"><text:span text:style-name="T39">Si vous faites </text:span></text:span><text:span text:style-name="Code"><text:span text:style-name="T39">créer_url(patron, id, slug)</text:span></text:span><text:span text:style-name="filename_20_and_20_line_20_number"><text:span text:style-name="T39">, </text:span></text:span><text:span text:style-name="Code"><text:span text:style-name="T39">kwargs</text:span></text:span><text:span text:style-name="filename_20_and_20_line_20_number"><text:span text:style-name="T39"> sera vide et </text:span></text:span><text:span text:style-name="Code"><text:span text:style-name="T39">args</text:span></text:span><text:span text:style-name="filename_20_and_20_line_20_number"><text:span text:style-name="T39"> contiendra la liste </text:span></text:span><text:span text:style-name="Code"><text:span text:style-name="T39">[id, slug]</text:span></text:span><text:span text:style-name="filename_20_and_20_line_20_number"><text:span text:style-name="T39">.</text:span></text:span></text:p>
      <text:p text:style-name="Standard"><text:span text:style-name="filename_20_and_20_line_20_number"><text:span text:style-name="T39"/></text:span></text:p>
      <text:p text:style-name="Standard"><text:span text:style-name="filename_20_and_20_line_20_number"><text:span text:style-name="T39">Donc </text:span></text:span><text:span text:style-name="filename_20_and_20_line_20_number">ligne 26</text:span><text:span text:style-name="filename_20_and_20_line_20_number"><text:span text:style-name="T39">, </text:span></text:span><text:span text:style-name="Code"><text:span text:style-name="T39">patron = patron </text:span></text:span><text:span text:style-name="Code"><text:span text:style-name="T2">%</text:span></text:span><text:span text:style-name="Code"><text:span text:style-name="T39"> args</text:span></text:span><text:span text:style-name="filename_20_and_20_line_20_number"><text:span text:style-name="T39"> fera :</text:span></text:span></text:p>
      <text:p text:style-name="Standard"><text:span text:style-name="filename_20_and_20_line_20_number"><text:span text:style-name="T39"/></text:span></text:p>
      <text:p text:style-name="Code_20_block"><text:a xlink:type="simple" xlink:href="http://stackoverflow.com/questions/%25(id)s/%25(slug)s"><text:span text:style-name="T39">http://stackoverflow.com/questions/%(id)s/%(slug)s</text:span></text:a><text:span text:style-name="T39"> % (id, slug)</text:span></text:p>
      <text:list xml:id="list67406761" text:style-name="L3">
        <text:list-header>
          <text:p text:style-name="P14"><text:span text:style-name="Code"><text:span text:style-name="T39"/></text:span></text:p>
        </text:list-header>
      </text:list>
      <text:p text:style-name="Standard"><text:span text:style-name="Code"><text:span text:style-name="T39">S</text:span></text:span><text:span text:style-name="filename_20_and_20_line_20_number"><text:span text:style-name="T39">i vous passez <text:s/></text:span></text:span><text:span text:style-name="Code"><text:span text:style-name="T39">créer_url(patron, id=id, slug=slug)</text:span></text:span><text:span text:style-name="filename_20_and_20_line_20_number"><text:span text:style-name="T39">, </text:span></text:span><text:span text:style-name="Code"><text:span text:style-name="T39">args</text:span></text:span><text:span text:style-name="filename_20_and_20_line_20_number"><text:span text:style-name="T39"> sera vide et </text:span></text:span><text:span text:style-name="Code"><text:span text:style-name="T39">kwarg</text:span></text:span><text:span text:style-name="filename_20_and_20_line_20_number"><text:span text:style-name="T39"> contiendra </text:span></text:span><text:span text:style-name="Code"><text:span text:style-name="T39">{'id' : id, 'slug':slug}</text:span></text:span><text:span text:style-name="filename_20_and_20_line_20_number"><text:span text:style-name="T39">.</text:span></text:span></text:p>
      <text:p text:style-name="Standard"><text:span text:style-name="filename_20_and_20_line_20_number"><text:span text:style-name="T39"/></text:span></text:p>
      <text:p text:style-name="Standard"><text:span text:style-name="filename_20_and_20_line_20_number"><text:span text:style-name="T39">Donc </text:span></text:span><text:span text:style-name="filename_20_and_20_line_20_number">ligne 28,</text:span><text:span text:style-name="filename_20_and_20_line_20_number"><text:span text:style-name="T39"> </text:span></text:span><text:span text:style-name="Code"><text:span text:style-name="T39">patron = patron </text:span></text:span><text:span text:style-name="Code"><text:span text:style-name="T2">%</text:span></text:span><text:span text:style-name="Code"><text:span text:style-name="T39"> kwargs</text:span></text:span><text:span text:style-name="filename_20_and_20_line_20_number"><text:span text:style-name="T39"> fera :</text:span></text:span></text:p>
      <text:p text:style-name="Standard"><text:span text:style-name="filename_20_and_20_line_20_number"><text:span text:style-name="T39"/></text:span></text:p>
      <text:p text:style-name="Code_20_block"><text:a xlink:type="simple" xlink:href="http://stackoverflow.com/questions/%25(id)s/%25(slug)s"><text:span text:style-name="T39">http://stackoverflow.com/questions/%(id)s/%(slug)s</text:span></text:a><text:span text:style-name="T39"> % {'id': id, 'slug': slug}</text:span></text:p>
      <text:p text:style-name="Standard"><text:span text:style-name="filename_20_and_20_line_20_number"><text:span text:style-name="T39"/></text:span></text:p>
      <text:p text:style-name="Standard"><text:span text:style-name="filename_20_and_20_line_20_number"><text:span text:style-name="T39">Bien entendu, nous développerons cela plus loin.</text:span></text:span></text:p>
      <text:p text:style-name="P3"/>
      <text:list xml:id="list58440817" text:continue-list="list1962639649" text:style-name="Colored_20_code_20_numerotation">
        <text:list-item>
          <text:p text:style-name="Colored_20_code"><text:span text:style-name="keyword0_5f_python"><text:span text:style-name="T2">def</text:span></text:span><text:span text:style-name="filename_20_and_20_line_20_number"><text:span text:style-name="T39"> extraire</text:span></text:span><text:span text:style-name="symbol0_5f_python"><text:span text:style-name="T2">(</text:span></text:span><text:span text:style-name="filename_20_and_20_line_20_number"><text:span text:style-name="T39">url_du_csv, patron,</text:span></text:span></text:p>
        </text:list-item>
        <text:list-item>
          <text:p text:style-name="Colored_20_code"><text:span text:style-name="filename_20_and_20_line_20_number"><text:span text:style-name="T39"><text:s text:c="13"/>slugifier=</text:span></text:span><text:span text:style-name="keyword0_5f_python"><text:span text:style-name="T2">lambda</text:span></text:span><text:span text:style-name="filename_20_and_20_line_20_number"><text:span text:style-name="T39"> s: </text:span></text:span><text:span text:style-name="string_5f_python"><text:span text:style-name="T2">'-'</text:span></text:span><text:span text:style-name="filename_20_and_20_line_20_number"><text:span text:style-name="T39">.</text:span></text:span><text:span text:style-name="member0_5f_python"><text:span text:style-name="T2">join</text:span></text:span><text:span text:style-name="symbol0_5f_python"><text:span text:style-name="T2">(</text:span></text:span><text:span text:style-name="filename_20_and_20_line_20_number"><text:span text:style-name="T39">s.</text:span></text:span><text:span text:style-name="member0_5f_python"><text:span text:style-name="T2">strip</text:span></text:span><text:span text:style-name="symbol0_5f_python"><text:span text:style-name="T2">()</text:span></text:span><text:span text:style-name="filename_20_and_20_line_20_number"><text:span text:style-name="T39">.</text:span></text:span><text:span text:style-name="member0_5f_python"><text:span text:style-name="T2">lower</text:span></text:span><text:span text:style-name="symbol0_5f_python"><text:span text:style-name="T2">()</text:span></text:span><text:span text:style-name="filename_20_and_20_line_20_number"><text:span text:style-name="T39">.</text:span></text:span><text:span text:style-name="member0_5f_python"><text:span text:style-name="T2">split</text:span></text:span><text:span text:style-name="symbol0_5f_python"><text:span text:style-name="T2">()))</text:span></text:span><text:span text:style-name="filename_20_and_20_line_20_number"><text:span text:style-name="T39">:</text:span></text:span></text:p>
        </text:list-item>
        <text:list-item>
          <text:p text:style-name="Colored_20_code"><text:span text:style-name="filename_20_and_20_line_20_number"><text:span text:style-name="T39"><text:s text:c="4"/></text:span></text:span><text:span text:style-name="string_5f_python"><text:span text:style-name="T2">"""</text:span></text:span></text:p>
        </text:list-item>
        <text:list-item>
          <text:p text:style-name="Colored_20_code"><text:span text:style-name="string_5f_python"><text:span text:style-name="T2"><text:s text:c="8"/>Télécharge les données, et retourne un générateur dont la sortie</text:span></text:span></text:p>
        </text:list-item>
        <text:list-item>
          <text:p text:style-name="Colored_20_code"><text:span text:style-name="string_5f_python"><text:span text:style-name="T2"><text:s text:c="8"/>contient le score, l'id, le titre et l'url de chaque question.</text:span></text:span></text:p>
        </text:list-item>
        <text:list-item>
          <text:p text:style-name="Colored_20_code"><text:soft-page-break/><text:span text:style-name="string_5f_python"><text:span text:style-name="T2"><text:s text:c="4"/>"""</text:span></text:span></text:p>
        </text:list-item>
        <text:list-item>
          <text:p text:style-name="Colored_20_code"><text:span text:style-name="string_5f_python"><text:span text:style-name="T2"><text:s/></text:span></text:span></text:p>
        </text:list-item>
      </text:list>
      <text:p text:style-name="P23"><text:span text:style-name="string_5f_python"><text:span text:style-name="T2"/></text:span></text:p>
      <text:p text:style-name="Standard"><text:span text:style-name="string_5f_python"><text:span text:style-name="T6">C'est le début d'une définition de fonction, avec 3 paramètres : </text:span></text:span></text:p>
      <text:p text:style-name="Standard"><text:span text:style-name="string_5f_python"><text:span text:style-name="T6"/></text:span></text:p>
      <text:list xml:id="list1832466217" text:style-name="L4">
        <text:list-item>
          <text:p text:style-name="P15"><text:span text:style-name="Code"><text:span text:style-name="T6">url_du_csv</text:span></text:span><text:span text:style-name="string_5f_python"><text:span text:style-name="T6"> (l'adresse Web qui pointe sur le fichier à télécharger) et </text:span></text:span><text:span text:style-name="Code"><text:span text:style-name="T6">patron</text:span></text:span><text:span text:style-name="string_5f_python"><text:span text:style-name="T6"> (le format d'URL que nous allons construire), deux paramètres obligatoires.</text:span></text:span></text:p>
        </text:list-item>
        <text:list-item>
          <text:p text:style-name="P15"><text:span text:style-name="string_5f_python"><text:span text:style-name="T6"><text:s/></text:span></text:span><text:span text:style-name="Code"><text:span text:style-name="T6">slugifier</text:span></text:span><text:span text:style-name="string_5f_python"><text:span text:style-name="T6">, un paramètre facultatif assez complexe.</text:span></text:span></text:p>
        </text:list-item>
      </text:list>
      <text:p text:style-name="Standard"><text:span text:style-name="string_5f_python"><text:span text:style-name="T6"/></text:span></text:p>
      <text:p text:style-name="Standard"><text:span text:style-name="string_5f_python"><text:span text:style-name="T6">Cette fonction est en quelque sorte le </text:span></text:span><text:span text:style-name="Code"><text:span text:style-name="T6">main()</text:span></text:span><text:span text:style-name="string_5f_python"><text:span text:style-name="T6"> du programme, et elle est assez compliquée. N'hésitez pas à passer du temps dessus.</text:span></text:span></text:p>
      <text:p text:style-name="Standard"><text:span text:style-name="string_5f_python"><text:span text:style-name="T6"/></text:span></text:p>
      <text:p text:style-name="Standard"><text:span text:style-name="string_5f_python"><text:span text:style-name="T6">La paramètre <text:s/></text:span></text:span><text:span text:style-name="Code"><text:span text:style-name="T4">slugifier</text:span></text:span><text:span text:style-name="filename_20_and_20_line_20_number"><text:span text:style-name="T4"> mérite tout notre attention :</text:span></text:span></text:p>
      <text:p text:style-name="Standard"><text:span text:style-name="filename_20_and_20_line_20_number"><text:span text:style-name="T4"/></text:span></text:p>
      <text:p text:style-name="Standard"><text:span text:style-name="filename_20_and_20_line_20_number"><text:span text:style-name="T4">D'abord, c'est un paramètre facultatif, c'est à dire que la valeur définie ici sera utilisée par défaut si aucune valeur n'est fournie à l'appel de la fonction.</text:span></text:span></text:p>
      <text:p text:style-name="Standard"><text:span text:style-name="filename_20_and_20_line_20_number"><text:span text:style-name="T4"/></text:span></text:p>
      <text:p text:style-name="Standard"><text:span text:style-name="filename_20_and_20_line_20_number"><text:span text:style-name="T4">Ensuite, cette valeur par défaut est elle même une fonction.</text:span></text:span></text:p>
      <text:p text:style-name="Standard"><text:span text:style-name="filename_20_and_20_line_20_number"><text:span text:style-name="T4"/></text:span></text:p>
      <text:p text:style-name="Standard"><text:span text:style-name="filename_20_and_20_line_20_number"><text:span text:style-name="T4">Les amateurs de programmation fonctionnelle tels que les développeurs Lisp ou Javascript reconnaîtrons ici une fonction anonyme. </text:span></text:span><text:span text:style-name="filename_20_and_20_line_20_number"><text:span text:style-name="T5">Le mot clé </text:span></text:span><text:span text:style-name="Code"><text:span text:style-name="T5">lambda</text:span></text:span><text:span text:style-name="filename_20_and_20_line_20_number"><text:span text:style-name="T5"> est utilisé en Python comme le mot clé </text:span></text:span><text:span text:style-name="Code"><text:span text:style-name="T5">def</text:span></text:span><text:span text:style-name="filename_20_and_20_line_20_number"><text:span text:style-name="T5">, pour définir une fonction. Mais cette fonction n'a pas de nom, et peut être définie à la volée.</text:span></text:span><text:span text:style-name="filename_20_and_20_line_20_number"><text:span text:style-name="T4"> Nous étudierons un peu plus loin en détails les fonctions lambdas. </text:span></text:span>Sachez juste dans la fonction <text:span text:style-name="Code"><text:span text:style-name="T4">extraire()</text:span></text:span><text:span text:style-name="filename_20_and_20_line_20_number"><text:span text:style-name="T4"> est définie autre une autre fonction, dont le nom est « slugifier ».</text:span></text:span></text:p>
      <text:p text:style-name="Standard"><text:span text:style-name="filename_20_and_20_line_20_number"><text:span text:style-name="T4"/></text:span></text:p>
      <text:p text:style-name="Standard"><text:span text:style-name="filename_20_and_20_line_20_number"><text:span text:style-name="T4">Cette fonction prend une chaîne en paramètre, retire les espace aux extrémités (</text:span></text:span><text:span text:style-name="Code"><text:span text:style-name="T4">strip()</text:span></text:span><text:span text:style-name="filename_20_and_20_line_20_number"><text:span text:style-name="T4">), met tout en minuscule (</text:span></text:span><text:span text:style-name="Code"><text:span text:style-name="T4">lower()</text:span></text:span><text:span text:style-name="filename_20_and_20_line_20_number"><text:span text:style-name="T4">), puis remplace les espaces par des tirets (</text:span></text:span><text:span text:style-name="Code"><text:span text:style-name="T4">split()</text:span></text:span><text:span text:style-name="filename_20_and_20_line_20_number"><text:span text:style-name="T4"> puis </text:span></text:span><text:span text:style-name="Code"><text:span text:style-name="T4">join()</text:span></text:span><text:span text:style-name="filename_20_and_20_line_20_number"><text:span text:style-name="T4">).</text:span></text:span></text:p>
      <text:p text:style-name="Standard"><text:span text:style-name="filename_20_and_20_line_20_number"><text:span text:style-name="T4"/></text:span></text:p>
      <text:p text:style-name="Standard"><text:span text:style-name="Code"><text:span text:style-name="T4">slugifier()</text:span></text:span><text:span text:style-name="filename_20_and_20_line_20_number"><text:span text:style-name="T4"> est donc simplement une fonction qui retourne le slug d'une chaîne de caractères</text:span></text:span><text:span text:style-name="filename_20_and_20_line_20_number"><text:span text:style-name="T4"><text:note text:id="ftn3" text:note-class="footnote"><text:note-citation>3</text:note-citation><text:note-body><text:p text:style-name="Footnote">Cette version ne gère pas les caractères spéciaux car les titres des questions sur Stackoverflow sont massivement en ASCII, avec uniquement de lettres et des chiffres. Un script robuste devrait le faire.</text:p></text:note-body></text:note></text:span></text:span><text:span text:style-name="filename_20_and_20_line_20_number"><text:span text:style-name="T4">, mais écrite avec une syntaxe que vous n'aviez jamais vu auparavant, dans un endroit du code où vous ne l'attendiez pas.</text:span></text:span></text:p>
      <text:p text:style-name="Standard"><text:span text:style-name="symbol0_5f_python"><text:span text:style-name="T3"/></text:span></text:p>
      <text:list xml:id="list54374768" text:continue-list="list58440817" text:style-name="Colored_20_code_20_numerotation">
        <text:list-item>
          <text:p text:style-name="Colored_20_code"><text:span text:style-name="filename_20_and_20_line_20_number"><text:span text:style-name="T39"><text:s text:c="4"/>temp = </text:span></text:span><text:span text:style-name="keyword2_5f_python"><text:span text:style-name="T2">tempfile</text:span></text:span><text:span text:style-name="filename_20_and_20_line_20_number"><text:span text:style-name="T39">.</text:span></text:span><text:span text:style-name="member0_5f_python"><text:span text:style-name="T2">NamedTemporaryFile</text:span></text:span><text:span text:style-name="symbol0_5f_python"><text:span text:style-name="T2">()</text:span></text:span><text:span text:style-name="filename_20_and_20_line_20_number"><text:span text:style-name="T39">.</text:span></text:span><text:span text:style-name="member0_5f_python"><text:span text:style-name="T2">name</text:span></text:span><text:span text:style-name="filename_20_and_20_line_20_number"><text:span text:style-name="T39"> </text:span></text:span><text:span text:style-name="comment0_5f_python"><text:span text:style-name="T2"># créer un fichier temporaire</text:span></text:span></text:p>
        </text:list-item>
        <text:list-item>
          <text:p text:style-name="Colored_20_code"><text:span text:style-name="filename_20_and_20_line_20_number"><text:span text:style-name="T39"><text:s text:c="4"/></text:span></text:span><text:span text:style-name="keyword2_5f_python"><text:span text:style-name="T2">urllib</text:span></text:span><text:span text:style-name="filename_20_and_20_line_20_number"><text:span text:style-name="T39">.</text:span></text:span><text:span text:style-name="member0_5f_python"><text:span text:style-name="T2">urlretrieve</text:span></text:span><text:span text:style-name="symbol0_5f_python"><text:span text:style-name="T2">(</text:span></text:span><text:span text:style-name="filename_20_and_20_line_20_number"><text:span text:style-name="T39">url_du_csv, temp</text:span></text:span><text:span text:style-name="symbol0_5f_python"><text:span text:style-name="T2">)</text:span></text:span><text:span text:style-name="filename_20_and_20_line_20_number"><text:span text:style-name="T39"> </text:span></text:span><text:span text:style-name="comment0_5f_python"><text:span text:style-name="T2"># télécharger le CSV</text:span></text:span></text:p>
        </text:list-item>
        <text:list-item>
          <text:p text:style-name="Colored_20_code"><text:span text:style-name="filename_20_and_20_line_20_number"><text:span text:style-name="T4"><text:s/></text:span></text:span></text:p>
        </text:list-item>
      </text:list>
      <text:p text:style-name="P23"><text:span text:style-name="filename_20_and_20_line_20_number"><text:span text:style-name="T4"/></text:span></text:p>
      <text:p text:style-name="Standard"><text:span text:style-name="filename_20_and_20_line_20_number"><text:span text:style-name="T3">Ligne 38</text:span></text:span><text:span text:style-name="filename_20_and_20_line_20_number"><text:span text:style-name="T4">, on demande à Python de créer un fichier temporaire et de retourner son <text:s/>chemin d'accès. </text:span></text:span><text:span text:style-name="filename_20_and_20_line_20_number"><text:span text:style-name="T5">Un fichier temporaire est un fichier qui est créé dans un répertoire spécial (par exemple '</text:span></text:span><text:span text:style-name="filename_20_and_20_line_20_number"><text:span text:style-name="T7">/tmp</text:span></text:span><text:span text:style-name="filename_20_and_20_line_20_number"><text:span text:style-name="T5">' sous Unix), et qui est supprimé automatiquement une fois que le fichier est fermé</text:span></text:span><text:span text:style-name="filename_20_and_20_line_20_number"><text:span text:style-name="T4">.</text:span></text:span></text:p>
      <text:p text:style-name="Standard"><text:span text:style-name="filename_20_and_20_line_20_number"><text:span text:style-name="T4"/></text:span></text:p>
      <text:p text:style-name="Standard"><text:span text:style-name="filename_20_and_20_line_20_number"><text:span text:style-name="T3">Ligne 39</text:span></text:span><text:span text:style-name="filename_20_and_20_line_20_number"><text:span text:style-name="T4">, on télécharge le fichier présent à l'adresse </text:span></text:span><text:span text:style-name="Code"><text:span text:style-name="T4">url_du_csv</text:span></text:span><text:span text:style-name="filename_20_and_20_line_20_number"><text:span text:style-name="T4">, et on met son contenu dans le fichier temporaire. Ce n'est pas obligatoire, on pourrait très bien télécharger les données et le traiter directement en mémoire. Mais </text:span></text:span><text:span text:style-name="Code"><text:span text:style-name="T4">urlretrieve() </text:span></text:span><text:span text:style-name="filename_20_and_20_line_20_number"><text:span text:style-name="T4">gère plusieurs erreurs automatiquement, notamment la question de la taille du fichier</text:span></text:span><text:span text:style-name="filename_20_and_20_line_20_number"><text:span text:style-name="T4"><text:note text:id="ftn4" text:note-class="footnote"><text:note-citation>4</text:note-citation><text:note-body><text:p text:style-name="Footnote">Un script prudent devrait également faire un try/ except sur urlretrieve() pour gérer le cas où le contenu n'est pas accessible comme prévu mais encore une fois <text:s/>j'évite de trop charger un code déjà assez dense, sachant que j'ai créé ces URLs et que je connais leur contenu des documents.</text:p></text:note-body></text:note></text:span></text:span><text:span text:style-name="filename_20_and_20_line_20_number"><text:span text:style-name="T4">. </text:span></text:span></text:p>
      <text:p text:style-name="P23"><text:span text:style-name="filename_20_and_20_line_20_number"><text:span text:style-name="T4"/></text:span></text:p>
      <text:p text:style-name="Standard"><text:span text:style-name="filename_20_and_20_line_20_number"><text:span text:style-name="T4">A ce stade, le fichier dont le chemin d'accès est </text:span></text:span><text:span text:style-name="Code"><text:span text:style-name="T4">temp</text:span></text:span><text:span text:style-name="filename_20_and_20_line_20_number"><text:span text:style-name="T4"> contient les données au format CSV.</text:span></text:span></text:p>
      <text:p text:style-name="P23"><text:span text:style-name="filename_20_and_20_line_20_number"><text:span text:style-name="T4"/></text:span></text:p>
      <text:list xml:id="list487555587" text:continue-numbering="true" text:style-name="Colored_20_code_20_numerotation">
        <text:list-item>
          <text:p text:style-name="P22"><text:span text:style-name="string_5f_python"><text:span text:style-name="T2"><text:s text:c="4"/>fichier = </text:span></text:span><text:span text:style-name="keyword1_5f_python"><text:span text:style-name="T2">open</text:span></text:span><text:span text:style-name="symbol0_5f_python"><text:span text:style-name="T2">(</text:span></text:span><text:span text:style-name="string_5f_python"><text:span text:style-name="T2">temp</text:span></text:span><text:span text:style-name="symbol0_5f_python"><text:span text:style-name="T2">)</text:span></text:span><text:span text:style-name="string_5f_python"><text:span text:style-name="T2">:</text:span></text:span></text:p>
        </text:list-item>
        <text:list-item>
          <text:p text:style-name="P22"><text:span text:style-name="string_5f_python"><text:span text:style-name="T2"/></text:span></text:p>
        </text:list-item>
        <text:list-item>
          <text:p text:style-name="P22"><text:span text:style-name="string_5f_python"><text:span text:style-name="T2"><text:s text:c="4"/>lignes = </text:span></text:span><text:span text:style-name="keyword2_5f_python"><text:span text:style-name="T2">csv</text:span></text:span><text:span text:style-name="string_5f_python"><text:span text:style-name="T2">.</text:span></text:span><text:span text:style-name="member0_5f_python"><text:span text:style-name="T2">reader</text:span></text:span><text:span text:style-name="symbol0_5f_python"><text:span text:style-name="T2">(</text:span></text:span><text:span text:style-name="string_5f_python"><text:span text:style-name="T2">fichier</text:span></text:span><text:span text:style-name="symbol0_5f_python"><text:span text:style-name="T2">)</text:span></text:span><text:span text:style-name="string_5f_python"><text:span text:style-name="T2"> </text:span></text:span><text:span text:style-name="comment0_5f_python"><text:span text:style-name="T2"># parser le CSV téléchargé</text:span></text:span></text:p>
        </text:list-item>
        <text:list-item>
          <text:p text:style-name="P22"><text:span text:style-name="string_5f_python"><text:span text:style-name="T2"/></text:span></text:p>
        </text:list-item>
        <text:list-item>
          <text:p text:style-name="P22"><text:soft-page-break/><text:span text:style-name="string_5f_python"><text:span text:style-name="T2"><text:s text:c="4"/></text:span></text:span></text:p>
        </text:list-item>
      </text:list>
      <text:p text:style-name="P23"><text:span text:style-name="comment0_5f_python"><text:span text:style-name="T2"/></text:span></text:p>
      <text:p text:style-name="Standard"><text:span text:style-name="filename_20_and_20_line_20_number"><text:span text:style-name="T3">Ligne 41</text:span></text:span><text:span text:style-name="comment0_5f_python"><text:span text:style-name="T4">, on ouvre le fichier CSV. Idéalement il faudrait gérer les cas d'erreurs d'entrée et sortie, mais par soucie de simplification, supposons que tout se passe bien. En fait, on ne fermera même pas le fichier, laissant Python le gérer automatiquement. Ce n'est pas la manière la plus robuste de le faire, mais les fichiers sont un sujet à traiter à part.</text:span></text:span></text:p>
      <text:p text:style-name="Standard"><text:span text:style-name="comment0_5f_python"><text:span text:style-name="T4"/></text:span></text:p>
      <text:p text:style-name="Standard"><text:span text:style-name="filename_20_and_20_line_20_number"><text:span text:style-name="T3">Ligne 43</text:span></text:span><text:span text:style-name="filename_20_and_20_line_20_number"><text:span text:style-name="T4">, on passe le fichier à un parseur CSV qui va retourner un itérable donnant accès aux données extraites.</text:span></text:span></text:p>
      <text:p text:style-name="Standard"><text:span text:style-name="filename_20_and_20_line_20_number"><text:span text:style-name="T4"/></text:span></text:p>
      <text:p text:style-name="Standard"><text:span text:style-name="filename_20_and_20_line_20_number"><text:span text:style-name="T4">En effet, </text:span></text:span><text:span text:style-name="Code"><text:span text:style-name="T4">fichier</text:span></text:span><text:span text:style-name="filename_20_and_20_line_20_number"><text:span text:style-name="T4"> est maintenant la variable qui "contient" le fichier CSV</text:span></text:span><text:span text:style-name="filename_20_and_20_line_20_number"><text:span text:style-name="T4"><text:note text:id="ftn5" text:note-class="footnote"><text:note-citation>5</text:note-citation><text:note-body><text:p text:style-name="Footnote">En vérité il contient un descripteur de fichier, pas tout le fichier, mais on peut le manipuler comme si c'était le cas.</text:p></text:note-body></text:note></text:span></text:span><text:span text:style-name="filename_20_and_20_line_20_number"><text:span text:style-name="T4">. </text:span></text:span><text:span text:style-name="Code"><text:span text:style-name="T4">csv.parser</text:span></text:span><text:span text:style-name="filename_20_and_20_line_20_number"><text:span text:style-name="T4">, lui, attend un objet fichier en paramètre et va retourner un objet itérable, donc utilisable dans une boucle </text:span></text:span><text:span text:style-name="Code"><text:span text:style-name="T4">for</text:span></text:span><text:span text:style-name="filename_20_and_20_line_20_number"><text:span text:style-name="T4">. Chaque tour de boucle aura accès à une ligne du fichier CSV. Chaque ligne du fichier CSV sera automatiquement transformée en une liste de valeurs par le parseur.</text:span></text:span></text:p>
      <text:p text:style-name="Standard"><text:span text:style-name="filename_20_and_20_line_20_number"><text:span text:style-name="T4"/></text:span></text:p>
      <text:p text:style-name="Standard"><text:span text:style-name="filename_20_and_20_line_20_number"><text:span text:style-name="T4">Ainsi, si le fichier contient ceci :</text:span></text:span></text:p>
      <text:p text:style-name="Standard"><text:span text:style-name="filename_20_and_20_line_20_number"><text:span text:style-name="T4"/></text:span></text:p>
      <text:p text:style-name="Code_20_block"><text:span text:style-name="filename_20_and_20_line_20_number"><text:span text:style-name="T4">Score,Title,Id <text:line-break/>"1427","101268" ,"Hidden features of Python"<text:line-break/>"1036","81584" ,"What IDE to use for Python?"<text:line-break/>"582","231767" ,"The Python yield keyword explained"<text:line-break/>"469","100003","What is a metaclass in Python?"</text:span></text:span></text:p>
      <text:p text:style-name="Standard"><text:span text:style-name="filename_20_and_20_line_20_number"><text:span text:style-name="T4"/></text:span></text:p>
      <text:p text:style-name="Standard"><text:span text:style-name="filename_20_and_20_line_20_number"><text:span text:style-name="T4">Le parseur vous donnera accès à un objet que vous pourrez manipuler comme cela :</text:span></text:span></text:p>
      <text:p text:style-name="Standard"><text:span text:style-name="filename_20_and_20_line_20_number"><text:span text:style-name="T4"/></text:span></text:p>
      <text:p text:style-name="Code_20_block"><text:span text:style-name="symbol0_5f_python"><text:span text:style-name="T2">[[</text:span></text:span><text:span text:style-name="string_5f_python"><text:span text:style-name="T2">'Score'</text:span></text:span><text:span text:style-name="filename_20_and_20_line_20_number"><text:span text:style-name="T4">, </text:span></text:span><text:span text:style-name="string_5f_python"><text:span text:style-name="T2">'Id'</text:span></text:span><text:span text:style-name="filename_20_and_20_line_20_number"><text:span text:style-name="T4">, </text:span></text:span><text:span text:style-name="string_5f_python"><text:span text:style-name="T2">'Title'</text:span></text:span><text:span text:style-name="symbol0_5f_python"><text:span text:style-name="T2">]</text:span></text:span><text:span text:style-name="filename_20_and_20_line_20_number"><text:span text:style-name="T4">, <text:line-break/> </text:span></text:span><text:span text:style-name="symbol0_5f_python"><text:span text:style-name="T2">[</text:span></text:span><text:span text:style-name="string_5f_python"><text:span text:style-name="T2">'1427'</text:span></text:span><text:span text:style-name="filename_20_and_20_line_20_number"><text:span text:style-name="T4">, </text:span></text:span><text:span text:style-name="string_5f_python"><text:span text:style-name="T2">'101268'</text:span></text:span><text:span text:style-name="filename_20_and_20_line_20_number"><text:span text:style-name="T4">, </text:span></text:span><text:span text:style-name="string_5f_python"><text:span text:style-name="T2">'Hidden features of Python'</text:span></text:span><text:span text:style-name="symbol0_5f_python"><text:span text:style-name="T2">]</text:span></text:span><text:span text:style-name="filename_20_and_20_line_20_number"><text:span text:style-name="T4">, <text:line-break/> </text:span></text:span><text:span text:style-name="symbol0_5f_python"><text:span text:style-name="T2">[</text:span></text:span><text:span text:style-name="string_5f_python"><text:span text:style-name="T2">'1036'</text:span></text:span><text:span text:style-name="filename_20_and_20_line_20_number"><text:span text:style-name="T4">, </text:span></text:span><text:span text:style-name="string_5f_python"><text:span text:style-name="T2">'81584'</text:span></text:span><text:span text:style-name="filename_20_and_20_line_20_number"><text:span text:style-name="T4">, </text:span></text:span><text:span text:style-name="string_5f_python"><text:span text:style-name="T2">'What IDE to use for Python?'</text:span></text:span><text:span text:style-name="symbol0_5f_python"><text:span text:style-name="T2">]</text:span></text:span><text:span text:style-name="filename_20_and_20_line_20_number"><text:span text:style-name="T4">, <text:line-break/> </text:span></text:span><text:span text:style-name="symbol0_5f_python"><text:span text:style-name="T2">[</text:span></text:span><text:span text:style-name="string_5f_python"><text:span text:style-name="T2">'582'</text:span></text:span><text:span text:style-name="filename_20_and_20_line_20_number"><text:span text:style-name="T4">, </text:span></text:span><text:span text:style-name="string_5f_python"><text:span text:style-name="T2">'231767'</text:span></text:span><text:span text:style-name="filename_20_and_20_line_20_number"><text:span text:style-name="T4">, </text:span></text:span><text:span text:style-name="string_5f_python"><text:span text:style-name="T2">'The Python yield keyword explained'</text:span></text:span><text:span text:style-name="symbol0_5f_python"><text:span text:style-name="T2">]</text:span></text:span><text:span text:style-name="filename_20_and_20_line_20_number"><text:span text:style-name="T4">, <text:line-break/> </text:span></text:span><text:span text:style-name="symbol0_5f_python"><text:span text:style-name="T2">[</text:span></text:span><text:span text:style-name="string_5f_python"><text:span text:style-name="T2">'469'</text:span></text:span><text:span text:style-name="filename_20_and_20_line_20_number"><text:span text:style-name="T4">, </text:span></text:span><text:span text:style-name="string_5f_python"><text:span text:style-name="T2">'100003'</text:span></text:span><text:span text:style-name="filename_20_and_20_line_20_number"><text:span text:style-name="T4">, </text:span></text:span><text:span text:style-name="string_5f_python"><text:span text:style-name="T2">'What is a metaclass in Python?'</text:span></text:span><text:span text:style-name="symbol0_5f_python"><text:span text:style-name="T2">]]</text:span></text:span><text:span text:style-name="filename_20_and_20_line_20_number"><text:span text:style-name="T4"> </text:span></text:span></text:p>
      <text:p text:style-name="Standard"><text:span text:style-name="filename_20_and_20_line_20_number"><text:span text:style-name="T4">Le parseur CSV retourne un générateur, comme les expressions <text:s/>génératrices que nous avons vu au chapitre précédent. Jamais l'intégralité du fichier n'est donc stocké en mémoire.</text:span></text:span></text:p>
      <text:p text:style-name="Standard"><text:span text:style-name="filename_20_and_20_line_20_number"><text:span text:style-name="T4"/></text:span></text:p>
      <text:list xml:id="list1389455302" text:continue-numbering="true" text:style-name="Colored_20_code_20_numerotation">
        <text:list-item>
          <text:p text:style-name="P16"><text:span text:style-name="comment0_5f_python"><text:span text:style-name="T2"># itérer sur les lignes du csv, sauf la première</text:span></text:span></text:p>
        </text:list-item>
        <text:list-item>
          <text:p text:style-name="P22"><text:span text:style-name="string_5f_python"><text:span text:style-name="T2"><text:s text:c="4"/></text:span></text:span><text:span text:style-name="keyword0_5f_python"><text:span text:style-name="T2">for</text:span></text:span><text:span text:style-name="string_5f_python"><text:span text:style-name="T2"> score, </text:span></text:span><text:span text:style-name="keyword1_5f_python"><text:span text:style-name="T2">ID</text:span></text:span><text:span text:style-name="string_5f_python"><text:span text:style-name="T2">, titre </text:span></text:span><text:span text:style-name="keyword0_5f_python"><text:span text:style-name="T2">in</text:span></text:span><text:span text:style-name="string_5f_python"><text:span text:style-name="T2"> islice</text:span></text:span><text:span text:style-name="symbol0_5f_python"><text:span text:style-name="T2">(</text:span></text:span><text:span text:style-name="string_5f_python"><text:span text:style-name="T2">lignes, </text:span></text:span><text:span text:style-name="number_5f_python"><text:span text:style-name="T2">1</text:span></text:span><text:span text:style-name="string_5f_python"><text:span text:style-name="T2">, </text:span></text:span><text:span text:style-name="keyword1_5f_python"><text:span text:style-name="T2">None</text:span></text:span><text:span text:style-name="symbol0_5f_python"><text:span text:style-name="T2">)</text:span></text:span><text:span text:style-name="string_5f_python"><text:span text:style-name="T2">:</text:span></text:span></text:p>
        </text:list-item>
        <text:list-item>
          <text:p text:style-name="P22"><text:span text:style-name="string_5f_python"><text:span text:style-name="T2"><text:s text:c="8"/></text:span></text:span><text:span text:style-name="comment0_5f_python"><text:span text:style-name="T2"># créer l'url de la question, puis mettre en sortie</text:span></text:span></text:p>
        </text:list-item>
        <text:list-item>
          <text:p text:style-name="P22"><text:span text:style-name="string_5f_python"><text:span text:style-name="T2"><text:s text:c="8"/></text:span></text:span><text:span text:style-name="comment0_5f_python"><text:span text:style-name="T2"># le score, l'id, le titre et l'url de chaque question</text:span></text:span></text:p>
        </text:list-item>
        <text:list-item>
          <text:p text:style-name="P22"><text:span text:style-name="string_5f_python"><text:span text:style-name="T2"><text:s text:c="8"/>url = creer_url</text:span></text:span><text:span text:style-name="symbol0_5f_python"><text:span text:style-name="T2">(</text:span></text:span><text:span text:style-name="string_5f_python"><text:span text:style-name="T2">patron, </text:span></text:span><text:span text:style-name="keyword1_5f_python"><text:span text:style-name="T2">id</text:span></text:span><text:span text:style-name="string_5f_python"><text:span text:style-name="T2">=</text:span></text:span><text:span text:style-name="keyword1_5f_python"><text:span text:style-name="T2">ID</text:span></text:span><text:span text:style-name="string_5f_python"><text:span text:style-name="T2">, slug=slugifier</text:span></text:span><text:span text:style-name="symbol0_5f_python"><text:span text:style-name="T2">(</text:span></text:span><text:span text:style-name="string_5f_python"><text:span text:style-name="T2">titre</text:span></text:span><text:span text:style-name="symbol0_5f_python"><text:span text:style-name="T2">))</text:span></text:span></text:p>
        </text:list-item>
        <text:list-item>
          <text:p text:style-name="P22"><text:span text:style-name="string_5f_python"><text:span text:style-name="T2"><text:s text:c="8"/></text:span></text:span><text:span text:style-name="keyword0_5f_python"><text:span text:style-name="T2">yield</text:span></text:span><text:span text:style-name="string_5f_python"><text:span text:style-name="T2"> score, </text:span></text:span><text:span text:style-name="keyword1_5f_python"><text:span text:style-name="T2">ID</text:span></text:span><text:span text:style-name="string_5f_python"><text:span text:style-name="T2">, titre, url</text:span></text:span></text:p>
        </text:list-item>
      </text:list>
      <text:p text:style-name="P23"><text:span text:style-name="symbol0_5f_python"><text:span text:style-name="T2"/></text:span></text:p>
      <text:p text:style-name="Standard"><text:span text:style-name="filename_20_and_20_line_20_number"><text:span text:style-name="T3">Ligne 47</text:span></text:span><text:span text:style-name="symbol0_5f_python"><text:span text:style-name="T6">, </text:span></text:span><text:span text:style-name="Code"><text:span text:style-name="T6">islice()</text:span></text:span><text:span text:style-name="symbol0_5f_python"><text:span text:style-name="T6"> nous retourne un générateur dont le seul vrai intérêt est d'ignorer la première ligne, qui est une ligne d’en-tête. Le parseur CSV nous permet d'itérer sur les données comme si c'était une liste de tuples, et nous allons pouvoir utilise l'unpacking.</text:span></text:span></text:p>
      <text:p text:style-name="Standard"><text:span text:style-name="symbol0_5f_python"><text:span text:style-name="T6"/></text:span></text:p>
      <text:p text:style-name="Standard"><text:span text:style-name="symbol0_5f_python"><text:span text:style-name="T6">Chaque tour de boucle nous avons donc une ligne comme ceci :</text:span></text:span></text:p>
      <text:p text:style-name="P23"><text:span text:style-name="symbol0_5f_python"><text:span text:style-name="T2"/></text:span></text:p>
      <text:p text:style-name="Code_20_block"><text:span text:style-name="symbol0_5f_python"><text:span text:style-name="T2">(</text:span></text:span><text:span text:style-name="string_5f_python"><text:span text:style-name="T2">'1427'</text:span></text:span><text:span text:style-name="filename_20_and_20_line_20_number"><text:span text:style-name="T4">, </text:span></text:span><text:span text:style-name="string_5f_python"><text:span text:style-name="T2">'Hidden features of Python'</text:span></text:span><text:span text:style-name="filename_20_and_20_line_20_number"><text:span text:style-name="T4">, </text:span></text:span><text:span text:style-name="string_5f_python"><text:span text:style-name="T2">'101268'</text:span></text:span><text:span text:style-name="symbol0_5f_python"><text:span text:style-name="T2">)</text:span></text:span></text:p>
      <text:p text:style-name="Standard"><text:span text:style-name="symbol0_5f_python"><text:span text:style-name="T6">Et nous les plaçons dans les variables telles que :</text:span></text:span></text:p>
      <text:p text:style-name="Code_20_block"><text:soft-page-break/><text:span text:style-name="symbol0_5f_python"><text:span text:style-name="T6">score = </text:span></text:span><text:span text:style-name="string_5f_python"><text:span text:style-name="T2">'1427'</text:span></text:span><text:span text:style-name="string_5f_python"><text:span text:style-name="T6"><text:line-break/></text:span></text:span><text:span text:style-name="keyword1_5f_python"><text:span text:style-name="T2">ID</text:span></text:span><text:span text:style-name="string_5f_python"><text:span text:style-name="T6"> = </text:span></text:span><text:span text:style-name="string_5f_python"><text:span text:style-name="T2">'101268'</text:span></text:span><text:span text:style-name="string_5f_python"><text:span text:style-name="T6"><text:line-break/>titre = </text:span></text:span><text:span text:style-name="string_5f_python"><text:span text:style-name="T2">'Hidden features of Python'</text:span></text:span></text:p>
      <text:p text:style-name="Standard"><text:span text:style-name="filename_20_and_20_line_20_number"><text:span text:style-name="T3">Ligne 49</text:span></text:span><text:span text:style-name="string_5f_python"><text:span text:style-name="T6">, nous créons l'url de la question en lui passant la variable </text:span></text:span><text:span text:style-name="Code"><text:span text:style-name="T6">patron</text:span></text:span><text:span text:style-name="string_5f_python"><text:span text:style-name="T6"> (l'url incomplete), l'id, et le slug. </text:span></text:span><text:span text:style-name="Code"><text:span text:style-name="T6">ID</text:span></text:span><text:span text:style-name="string_5f_python"><text:span text:style-name="T6"> est en majuscule par </text:span></text:span><text:span text:style-name="Code"><text:span text:style-name="T6">id()</text:span></text:span><text:span text:style-name="string_5f_python"><text:span text:style-name="T6"> est une fonction Python.</text:span></text:span></text:p>
      <text:p text:style-name="Standard"><text:span text:style-name="string_5f_python"><text:span text:style-name="T6"/></text:span></text:p>
      <text:p text:style-name="Standard"><text:span text:style-name="string_5f_python"><text:span text:style-name="T6">On obtient le slug en passant le titre de la questions à la fonction </text:span></text:span><text:span text:style-name="Code"><text:span text:style-name="T6">slugifier()</text:span></text:span><text:span text:style-name="string_5f_python"><text:span text:style-name="T6">, celle la même qui était déclarée de manière étrange.</text:span></text:span></text:p>
      <text:p text:style-name="Standard"><text:span text:style-name="string_5f_python"><text:span text:style-name="T6"/></text:span></text:p>
      <text:p text:style-name="Standard"><text:span text:style-name="string_5f_python"><text:span text:style-name="T6">Vous noterez qu'il y a deux manières de passer des arguments à </text:span></text:span><text:span text:style-name="Code"><text:span text:style-name="T6">créer_url()</text:span></text:span><text:span text:style-name="string_5f_python"><text:span text:style-name="T6"> : en passant juste la valeur, on en mettant </text:span></text:span><text:span text:style-name="Code"><text:span text:style-name="T6">nom_d_argument=valeur</text:span></text:span><text:span text:style-name="string_5f_python"><text:span text:style-name="T6">. Normalement si on ne précise pas le nom de l'argument, il faut les mettre dans le bon ordre, mais on peut aussi utiliser le nom et ignorer l'ordre des arguments dans la signature de la fonction.</text:span></text:span></text:p>
      <text:p text:style-name="Standard"><text:span text:style-name="string_5f_python"><text:span text:style-name="T6"/></text:span></text:p>
      <text:p text:style-name="Standard"><text:span text:style-name="string_5f_python"><text:span text:style-name="T6">Dans notre cas précis c'est un peu particulier car la définition de la fonction contient </text:span></text:span><text:span text:style-name="Code"><text:span text:style-name="T6">*args</text:span></text:span><text:span text:style-name="string_5f_python"><text:span text:style-name="T6"> et </text:span></text:span><text:span text:style-name="Code"><text:span text:style-name="T6">**kwargs</text:span></text:span><text:span text:style-name="string_5f_python"><text:span text:style-name="T6">. Les arguments non nommés, et non déclarés dans la fonctions seront listés automatiquement dans </text:span></text:span><text:span text:style-name="Code"><text:span text:style-name="T6">args</text:span></text:span><text:span text:style-name="string_5f_python"><text:span text:style-name="T6">, les arguments nommés dans </text:span></text:span><text:span text:style-name="Code"><text:span text:style-name="T6">kwargs</text:span></text:span><text:span text:style-name="string_5f_python"><text:span text:style-name="T6">. Je suppose que c'est un peu confus à ce stade, c'est pourquoi il y aura tout une partie dessus par la suite. L'essentiel est de comprendre ici que </text:span></text:span><text:span text:style-name="Code"><text:span text:style-name="T6">créer_url()</text:span></text:span><text:span text:style-name="string_5f_python"><text:span text:style-name="T6"> retourne l'url de la question à partir du patron, du titre et de l'id.</text:span></text:span></text:p>
      <text:p text:style-name="Standard"><text:span text:style-name="string_5f_python"><text:span text:style-name="T6"/></text:span></text:p>
      <text:p text:style-name="Standard"><text:span text:style-name="string_5f_python"><text:span text:style-name="T6"/></text:span></text:p>
      <text:list xml:id="list1676187512" text:continue-numbering="true" text:style-name="Colored_20_code_20_numerotation">
        <text:list-item>
          <text:p text:style-name="Colored_20_code"><text:span text:style-name="filename_20_and_20_line_20_number"><text:span text:style-name="T39"><text:s text:c="12"/></text:span></text:span><text:span text:style-name="keyword0_5f_python"><text:span text:style-name="T2">yield</text:span></text:span><text:span text:style-name="filename_20_and_20_line_20_number"><text:span text:style-name="T39"> score, </text:span></text:span><text:span text:style-name="keyword1_5f_python"><text:span text:style-name="T2">ID</text:span></text:span><text:span text:style-name="filename_20_and_20_line_20_number"><text:span text:style-name="T39">, titre, url</text:span></text:span></text:p>
        </text:list-item>
        <text:list-item>
          <text:p text:style-name="Colored_20_code"><text:span text:style-name="filename_20_and_20_line_20_number"><text:span text:style-name="T39"><text:s/></text:span></text:span></text:p>
        </text:list-item>
      </text:list>
      <text:p text:style-name="P23"><text:span text:style-name="filename_20_and_20_line_20_number"><text:span text:style-name="T39"/></text:span></text:p>
      <text:p text:style-name="Standard"><text:span text:style-name="T39">A elle toute seule cette ligne est la plus compliquée du script. </text:span><text:span text:style-name="Code"><text:span text:style-name="T39">yield</text:span></text:span><text:span text:style-name="T39"> est en effet une notion qui existe dans très peu de langage. On retrouve </text:span><text:span text:style-name="Code"><text:span text:style-name="T39">yield</text:span></text:span><text:span text:style-name="T39"> en C# mais il est beaucoup moins utilisé, et possède moins de fonctionnalités. </text:span><text:span text:style-name="T25"><text:s/></text:span><text:span text:style-name="T26">Javascript 1.7 introduit le mot clé </text:span><text:span text:style-name="Code"><text:span text:style-name="T29">yield</text:span></text:span><text:span text:style-name="T26">, mais peu de navigateurs l'implémentent.</text:span></text:p>
      <text:p text:style-name="P4"/>
      <text:p text:style-name="Standard"><text:span text:style-name="Code"><text:span text:style-name="T30">yield</text:span></text:span><text:span text:style-name="T30"> s'utilise comme le mot clé </text:span><text:span text:style-name="Code"><text:span text:style-name="T30">return</text:span></text:span><text:span text:style-name="T30">, mais au lieu de retourner les valeurs (ici </text:span><text:span text:style-name="Code"><text:span text:style-name="T30">score, </text:span></text:span><text:span text:style-name="Code"><text:span text:style-name="T34">ID</text:span></text:span><text:span text:style-name="Code"><text:span text:style-name="T30">, titre, url</text:span></text:span><text:span text:style-name="T30">), </text:span><text:span text:style-name="Code"><text:span text:style-name="T30">yield</text:span></text:span><text:span text:style-name="T30"> transforme complètement la fonction qui retourne alors un générateur. Il est difficile d'expliquer cela en quelque lignes, mais pour simplifier, grace à </text:span><text:span text:style-name="Code"><text:span text:style-name="T30">yield</text:span></text:span><text:span text:style-name="T30">, la fonction <text:s/></text:span><text:span text:style-name="Code"><text:span text:style-name="T30">extraire()</text:span></text:span><text:span text:style-name="T30"> va pourvoir être utilisée comme si on faisant une expression génératrice :</text:span></text:p>
      <text:p text:style-name="Code_20_block"><text:span text:style-name="T28">resultat = </text:span><text:span text:style-name="T28">extraire</text:span><text:span text:style-name="T28">()</text:span></text:p>
      <text:p text:style-name="P5">Sera l'équivalent de :</text:p>
      <text:p text:style-name="Code_20_block"><text:span text:style-name="T28">resultat = (score, </text:span><text:span text:style-name="T35">ID</text:span><text:span text:style-name="T28">, titre, url for score, ID, titre, url in quelquechose)</text:span></text:p>
      <text:p text:style-name="P5">Il s'agit encore d'un outil autour du concept de l'itération, que nous allons creuser sous peu. L'essentiel est que vous compreniez l’enchaînement du script. Vous pourrez y revenir après avoir lu la partie théorique pour en comprendre les mécanismes avancés.</text:p>
      <text:p text:style-name="P4"/>
      <text:list xml:id="list1960252299" text:continue-numbering="true" text:style-name="Colored_20_code_20_numerotation">
        <text:list-item>
          <text:p text:style-name="Colored_20_code"><text:span text:style-name="filename_20_and_20_line_20_number"><text:span text:style-name="T39"/></text:span></text:p>
        </text:list-item>
        <text:list-item>
          <text:p text:style-name="Colored_20_code"><text:span text:style-name="comment0_5f_python"><text:span text:style-name="T2"># cette partie de ne s'exécute pas en cas d'import</text:span></text:span></text:p>
        </text:list-item>
        <text:list-item>
          <text:p text:style-name="Colored_20_code"><text:span text:style-name="keyword0_5f_python"><text:span text:style-name="T2">if</text:span></text:span><text:span text:style-name="filename_20_and_20_line_20_number"><text:span text:style-name="T39"> __name__ == </text:span></text:span><text:span text:style-name="string_5f_python"><text:span text:style-name="T2">'__main__'</text:span></text:span><text:span text:style-name="filename_20_and_20_line_20_number"><text:span text:style-name="T39">:</text:span></text:span></text:p>
        </text:list-item>
        <text:list-item>
          <text:p text:style-name="Colored_20_code"><text:span text:style-name="filename_20_and_20_line_20_number"><text:span text:style-name="T39"/></text:span></text:p>
        </text:list-item>
        <text:list-item>
          <text:p text:style-name="Colored_20_code"><text:span text:style-name="filename_20_and_20_line_20_number"><text:span text:style-name="T39"><text:s text:c="4"/></text:span></text:span><text:span text:style-name="comment0_5f_python"><text:span text:style-name="T2"># squelette d'une URL de question sur stackoverflow</text:span></text:span></text:p>
        </text:list-item>
        <text:list-item>
          <text:p text:style-name="Colored_20_code"><text:span text:style-name="filename_20_and_20_line_20_number"><text:span text:style-name="T39"><text:s text:c="4"/>patron = </text:span></text:span><text:span text:style-name="string_5f_python"><text:span text:style-name="T2">"http://stackoverflow.com/questions/%(id)s/%(slug)s"</text:span></text:span></text:p>
        </text:list-item>
        <text:list-item>
          <text:p text:style-name="Colored_20_code"><text:span text:style-name="filename_20_and_20_line_20_number"><text:span text:style-name="T26"><text:s/></text:span></text:span></text:p>
        </text:list-item>
      </text:list>
      <text:p text:style-name="P23"><text:span text:style-name="filename_20_and_20_line_20_number"><text:span text:style-name="T26"/></text:span></text:p>
      <text:p text:style-name="P23"><text:span text:style-name="filename_20_and_20_line_20_number"><text:span text:style-name="T12">Ligne 54</text:span></text:span><text:span text:style-name="filename_20_and_20_line_20_number"><text:span text:style-name="T26">, ne vous laissez pas abuser par la syntaxe, il s'agit d'une condition toute bête. Les __variables__ sont notées ainsi car elles sont prédéfinies par Python, mais ce sont des variables tout ce qu'il y a de plus ordinaires. Les underscores ne leur donnent pas de propriétés </text:span></text:span><text:soft-page-break/><text:span text:style-name="filename_20_and_20_line_20_number"><text:span text:style-name="T26">spécifiques, ni de restriction.</text:span></text:span></text:p>
      <text:p text:style-name="P23"><text:span text:style-name="filename_20_and_20_line_20_number"><text:span text:style-name="T26"/></text:span></text:p>
      <text:p text:style-name="P23"><text:span text:style-name="filename_20_and_20_line_20_number"><text:span text:style-name="T26">Vous pouvez dans votre shell faire :</text:span></text:span></text:p>
      <text:p text:style-name="P8"><text:span text:style-name="symbol0_5f_python"><text:span text:style-name="T23">&gt;&gt;&gt;</text:span></text:span><text:span text:style-name="filename_20_and_20_line_20_number"><text:span text:style-name="T26"> print __name__<text:line-break/>__main__<text:line-break/></text:span></text:span><text:span text:style-name="symbol0_5f_python"><text:span text:style-name="T23">&gt;&gt;&gt;</text:span></text:span><text:span text:style-name="filename_20_and_20_line_20_number"><text:span text:style-name="T26"> __name__<text:line-break/>'__main__' <text:line-break/></text:span></text:span><text:span text:style-name="symbol0_5f_python"><text:span text:style-name="T23">&gt;&gt;&gt;</text:span></text:span><text:span text:style-name="filename_20_and_20_line_20_number"><text:span text:style-name="T26"> __name__.upper().strip('_') <text:line-break/>'MAIN' </text:span></text:span></text:p>
      <text:p text:style-name="Code_20_block"><text:span text:style-name="Code"><text:span text:style-name="T30">__name__</text:span></text:span><text:span text:style-name="filename_20_and_20_line_20_number"><text:span text:style-name="T30"> est donc une variable pré-remplie par Python, qui contient le nom du script en cours. Si le script est celui qui est exécuté, </text:span></text:span><text:span text:style-name="Code"><text:span text:style-name="T30">__name__</text:span></text:span><text:span text:style-name="filename_20_and_20_line_20_number"><text:span text:style-name="T30"> contiendra la chaîne de caractères </text:span></text:span><text:span text:style-name="Code"><text:span text:style-name="T30">'__main__'</text:span></text:span><text:span text:style-name="filename_20_and_20_line_20_number"><text:span text:style-name="T30">. Si en revanche le module est importé, </text:span></text:span><text:span text:style-name="Code"><text:span text:style-name="T30">__name__</text:span></text:span><text:span text:style-name="filename_20_and_20_line_20_number"><text:span text:style-name="T30"> contiendra le nom du module. Ainsi, la </text:span></text:span><text:span text:style-name="comment0_5f_python"><text:span text:style-name="T34">ligne 54</text:span></text:span><text:span text:style-name="filename_20_and_20_line_20_number"><text:span text:style-name="T30"> vérifie si on a lancé le script directement ou si il a été importé. Si il a été lancé directement, on exécute le code qui suit.</text:span></text:span></text:p>
      <text:p text:style-name="Code_20_block"><text:span text:style-name="filename_20_and_20_line_20_number"><text:span text:style-name="T30">Cela permet de ne pas exécuter ce code si le module est importé, par exemple si vous voulez juste utiliser </text:span></text:span><text:span text:style-name="Code"><text:span text:style-name="T30">creer_url</text:span></text:span><text:span text:style-name="filename_20_and_20_line_20_number"><text:span text:style-name="T30"> dans un autre script, mais que vous ne voulez pas en plus télécharger les questions et créer un tableau HTML. C'est un idiome Python très commun. </text:span></text:span></text:p>
      <text:p text:style-name="Code_20_block"><text:span text:style-name="filename_20_and_20_line_20_number"><text:span text:style-name="T30">Dans ce cas précis, on ne fera aucun import, donc c'est superflus, mais cela colle bien avec l'idée de <text:s/>tout grouper sous forme de fonctions.</text:span></text:span></text:p>
      <text:p text:style-name="Code_20_block"><text:span text:style-name="filename_20_and_20_line_20_number"><text:span text:style-name="T31">Ligne 57</text:span></text:span><text:span text:style-name="filename_20_and_20_line_20_number"><text:span text:style-name="T30"> on initialise le patron des urls de stackoverflow.</text:span></text:span></text:p>
      <text:list xml:id="list1483510203" text:continue-numbering="true" text:style-name="Colored_20_code_20_numerotation">
        <text:list-item>
          <text:p text:style-name="Colored_20_code"><text:span text:style-name="filename_20_and_20_line_20_number"><text:span text:style-name="T39"><text:s text:c="4"/></text:span></text:span><text:span text:style-name="comment0_5f_python"><text:span text:style-name="T2"># début d'un fichier HTML 5</text:span></text:span></text:p>
        </text:list-item>
        <text:list-item>
          <text:p text:style-name="Colored_20_code"><text:span text:style-name="filename_20_and_20_line_20_number"><text:span text:style-name="T39"><text:s text:c="4"/></text:span></text:span><text:span text:style-name="keyword0_5f_python"><text:span text:style-name="T2">print</text:span></text:span><text:span text:style-name="filename_20_and_20_line_20_number"><text:span text:style-name="T39"> </text:span></text:span><text:span text:style-name="string_5f_python"><text:span text:style-name="T2">"""</text:span></text:span></text:p>
        </text:list-item>
        <text:list-item>
          <text:p text:style-name="Colored_20_code"><text:span text:style-name="string_5f_python"><text:span text:style-name="T2"><text:s text:c="4"/>&lt;html&gt;</text:span></text:span></text:p>
        </text:list-item>
        <text:list-item>
          <text:p text:style-name="Colored_20_code"><text:span text:style-name="string_5f_python"><text:span text:style-name="T2"><text:s text:c="4"/>&lt;head&gt;</text:span></text:span></text:p>
        </text:list-item>
        <text:list-item>
          <text:p text:style-name="Colored_20_code"><text:span text:style-name="string_5f_python"><text:span text:style-name="T2"><text:s text:c="8"/>&lt;meta charset="</text:span></text:span><text:span text:style-name="filename_20_and_20_line_20_number"><text:span text:style-name="T39">utf</text:span></text:span><text:span text:style-name="number_5f_python"><text:span text:style-name="T2">-8</text:span></text:span><text:span text:style-name="string_5f_python"><text:span text:style-name="T2">"&gt;</text:span></text:span></text:p>
        </text:list-item>
        <text:list-item>
          <text:p text:style-name="Colored_20_code"><text:span text:style-name="string_5f_python"><text:span text:style-name="T2"><text:s text:c="8"/>&lt;title&gt;Analyse du tag Python sur stackoverflow&lt;/title&gt;</text:span></text:span></text:p>
        </text:list-item>
        <text:list-item>
          <text:p text:style-name="Colored_20_code"><text:span text:style-name="string_5f_python"><text:span text:style-name="T2"><text:s text:c="4"/>&lt;/head&gt;</text:span></text:span></text:p>
        </text:list-item>
        <text:list-item>
          <text:p text:style-name="Colored_20_code"><text:span text:style-name="string_5f_python"><text:span text:style-name="T2"><text:s text:c="4"/>&lt;table&gt;</text:span></text:span></text:p>
        </text:list-item>
        <text:list-item>
          <text:p text:style-name="Colored_20_code"><text:span text:style-name="string_5f_python"><text:span text:style-name="T2"><text:s text:c="4"/>&lt;h1&gt;Analyse du tag Python sur stackoverflow&lt;/h1&gt;</text:span></text:span></text:p>
        </text:list-item>
        <text:list-item>
          <text:p text:style-name="Colored_20_code"><text:span text:style-name="string_5f_python"><text:span text:style-name="T2"><text:s text:c="4"/>&lt;caption&gt;Top 100 des questions sur Python sur Stackoverflow&lt;/caption&gt;</text:span></text:span></text:p>
        </text:list-item>
        <text:list-item>
          <text:p text:style-name="Colored_20_code"><text:span text:style-name="string_5f_python"><text:span text:style-name="T2"><text:s text:c="4"/>&lt;thead&gt;</text:span></text:span></text:p>
        </text:list-item>
        <text:list-item>
          <text:p text:style-name="Colored_20_code"><text:span text:style-name="string_5f_python"><text:span text:style-name="T2"><text:s text:c="8"/>&lt;tr&gt;</text:span></text:span></text:p>
        </text:list-item>
        <text:list-item>
          <text:p text:style-name="Colored_20_code"><text:span text:style-name="string_5f_python"><text:span text:style-name="T2"><text:s text:c="12"/>&lt;th&gt;Score&lt;/th&gt;</text:span></text:span></text:p>
        </text:list-item>
        <text:list-item>
          <text:p text:style-name="Colored_20_code"><text:span text:style-name="string_5f_python"><text:span text:style-name="T2"><text:s text:c="12"/>&lt;th&gt;Titre&lt;/th&gt;</text:span></text:span></text:p>
        </text:list-item>
        <text:list-item>
          <text:p text:style-name="Colored_20_code"><text:span text:style-name="string_5f_python"><text:span text:style-name="T2"><text:s text:c="8"/>&lt;/tr&gt;</text:span></text:span></text:p>
        </text:list-item>
        <text:list-item>
          <text:p text:style-name="Colored_20_code"><text:span text:style-name="string_5f_python"><text:span text:style-name="T2"><text:s text:c="4"/>&lt;/thead&gt;</text:span></text:span></text:p>
        </text:list-item>
        <text:list-item>
          <text:p text:style-name="Colored_20_code"><text:span text:style-name="string_5f_python"><text:span text:style-name="T2"><text:s text:c="4"/>&lt;tbody&gt;</text:span></text:span></text:p>
        </text:list-item>
        <text:list-item>
          <text:p text:style-name="Colored_20_code"><text:span text:style-name="string_5f_python"><text:span text:style-name="T2"><text:s text:c="4"/>"""</text:span></text:span></text:p>
        </text:list-item>
        <text:list-item>
          <text:p text:style-name="Colored_20_code"><text:span text:style-name="filename_20_and_20_line_20_number"><text:span text:style-name="T26"><text:s/></text:span></text:span></text:p>
        </text:list-item>
      </text:list>
      <text:p text:style-name="P23"><text:span text:style-name="filename_20_and_20_line_20_number"><text:span text:style-name="T26"/></text:span></text:p>
      <text:p text:style-name="P23"><text:span text:style-name="filename_20_and_20_line_20_number"><text:span text:style-name="T30">Un simple </text:span></text:span><text:span text:style-name="Code"><text:span text:style-name="T30">print</text:span></text:span><text:span text:style-name="filename_20_and_20_line_20_number"><text:span text:style-name="T30"> de tags HTLM5. On ne va pas écrire tout ça dans un fichier car c'est plus versatile si l'on peut rediriger la sortie d'un script comme on le souhaite en ligne de commande.</text:span></text:span></text:p>
      <text:p text:style-name="P23"><text:span text:style-name="filename_20_and_20_line_20_number"><text:span text:style-name="T26"/></text:span></text:p>
      <text:list xml:id="list910636930" text:continue-numbering="true" text:style-name="Colored_20_code_20_numerotation">
        <text:list-item>
          <text:p text:style-name="Colored_20_code"><text:span text:style-name="filename_20_and_20_line_20_number"><text:span text:style-name="T39"><text:s text:c="4"/></text:span></text:span><text:span text:style-name="comment0_5f_python"><text:span text:style-name="T2"># Affichage du premier tableau</text:span></text:span></text:p>
        </text:list-item>
        <text:list-item>
          <text:p text:style-name="Colored_20_code"><text:span text:style-name="filename_20_and_20_line_20_number"><text:span text:style-name="T39"><text:s text:c="4"/>source = </text:span></text:span><text:span text:style-name="string_5f_python"><text:span text:style-name="T2">'http://data.stackexchange.com/StackOverflow/csv/70024'</text:span></text:span></text:p>
        </text:list-item>
        <text:list-item>
          <text:p text:style-name="Colored_20_code"><text:span text:style-name="filename_20_and_20_line_20_number"><text:span text:style-name="T39"/></text:span></text:p>
        </text:list-item>
        <text:list-item>
          <text:p text:style-name="Colored_20_code"><text:span text:style-name="filename_20_and_20_line_20_number"><text:span text:style-name="T39"><text:s text:c="4"/></text:span></text:span><text:span text:style-name="keyword0_5f_python"><text:span text:style-name="T2">for</text:span></text:span><text:span text:style-name="filename_20_and_20_line_20_number"><text:span text:style-name="T39"> score, </text:span></text:span><text:span text:style-name="keyword1_5f_python"><text:span text:style-name="T2">ID</text:span></text:span><text:span text:style-name="filename_20_and_20_line_20_number"><text:span text:style-name="T39">, titre, url </text:span></text:span><text:span text:style-name="keyword0_5f_python"><text:span text:style-name="T2">in</text:span></text:span><text:span text:style-name="filename_20_and_20_line_20_number"><text:span text:style-name="T39"> extraire</text:span></text:span><text:span text:style-name="symbol0_5f_python"><text:span text:style-name="T2">(</text:span></text:span><text:span text:style-name="filename_20_and_20_line_20_number"><text:span text:style-name="T39">source, patron</text:span></text:span><text:span text:style-name="symbol0_5f_python"><text:span text:style-name="T2">)</text:span></text:span><text:span text:style-name="filename_20_and_20_line_20_number"><text:span text:style-name="T39">:</text:span></text:span></text:p>
        </text:list-item>
        <text:list-item>
          <text:p text:style-name="Colored_20_code"><text:span text:style-name="filename_20_and_20_line_20_number"><text:span text:style-name="T39"/></text:span></text:p>
        </text:list-item>
        <text:list-item>
          <text:p text:style-name="Colored_20_code"><text:span text:style-name="filename_20_and_20_line_20_number"><text:span text:style-name="T39"><text:s text:c="8"/></text:span></text:span><text:span text:style-name="keyword0_5f_python"><text:span text:style-name="T2">print</text:span></text:span><text:span text:style-name="filename_20_and_20_line_20_number"><text:span text:style-name="T39"> </text:span></text:span><text:span text:style-name="string_5f_python"><text:span text:style-name="T2">"&lt;tr&gt;"</text:span></text:span></text:p>
        </text:list-item>
        <text:list-item>
          <text:p text:style-name="Colored_20_code"><text:span text:style-name="filename_20_and_20_line_20_number"><text:span text:style-name="T39"><text:s text:c="8"/></text:span></text:span><text:span text:style-name="keyword0_5f_python"><text:span text:style-name="T2">print</text:span></text:span><text:span text:style-name="filename_20_and_20_line_20_number"><text:span text:style-name="T39"> </text:span></text:span><text:span text:style-name="string_5f_python"><text:span text:style-name="T2">"&lt;td&gt;%s&lt;/td&gt;"</text:span></text:span><text:span text:style-name="filename_20_and_20_line_20_number"><text:span text:style-name="T39"> </text:span></text:span><text:span text:style-name="symbol0_5f_python"><text:span text:style-name="T2">%</text:span></text:span><text:span text:style-name="filename_20_and_20_line_20_number"><text:span text:style-name="T39"> score</text:span></text:span></text:p>
        </text:list-item>
        <text:list-item>
          <text:p text:style-name="Colored_20_code"><text:span text:style-name="filename_20_and_20_line_20_number"><text:span text:style-name="T39"><text:s text:c="8"/></text:span></text:span><text:span text:style-name="keyword0_5f_python"><text:span text:style-name="T2">print</text:span></text:span><text:span text:style-name="filename_20_and_20_line_20_number"><text:span text:style-name="T39"> </text:span></text:span><text:span text:style-name="string_5f_python"><text:span text:style-name="T2">"&lt;td&gt;&lt;a href='%s'&gt;%s&lt;/a&gt;&lt;/td&gt;"</text:span></text:span><text:span text:style-name="filename_20_and_20_line_20_number"><text:span text:style-name="T39"> </text:span></text:span><text:span text:style-name="symbol0_5f_python"><text:span text:style-name="T2">%</text:span></text:span><text:span text:style-name="filename_20_and_20_line_20_number"><text:span text:style-name="T39"> </text:span></text:span><text:span text:style-name="symbol0_5f_python"><text:span text:style-name="T2">(</text:span></text:span><text:span text:style-name="filename_20_and_20_line_20_number"><text:span text:style-name="T39">url, titre</text:span></text:span><text:span text:style-name="symbol0_5f_python"><text:span text:style-name="T2">)</text:span></text:span></text:p>
        </text:list-item>
        <text:list-item>
          <text:p text:style-name="Colored_20_code"><text:soft-page-break/><text:span text:style-name="filename_20_and_20_line_20_number"><text:span text:style-name="T39"><text:s text:c="8"/></text:span></text:span><text:span text:style-name="keyword0_5f_python"><text:span text:style-name="T2">print</text:span></text:span><text:span text:style-name="filename_20_and_20_line_20_number"><text:span text:style-name="T39"> </text:span></text:span><text:span text:style-name="string_5f_python"><text:span text:style-name="T2">"&lt;/tr&gt;"</text:span></text:span></text:p>
        </text:list-item>
        <text:list-item>
          <text:p text:style-name="Colored_20_code"><text:span text:style-name="filename_20_and_20_line_20_number"><text:span text:style-name="T39"/></text:span></text:p>
        </text:list-item>
        <text:list-item>
          <text:p text:style-name="Colored_20_code"><text:span text:style-name="filename_20_and_20_line_20_number"><text:span text:style-name="T39"><text:s text:c="4"/></text:span></text:span><text:span text:style-name="keyword0_5f_python"><text:span text:style-name="T2">print</text:span></text:span><text:span text:style-name="filename_20_and_20_line_20_number"><text:span text:style-name="T39"> </text:span></text:span><text:span text:style-name="string_5f_python"><text:span text:style-name="T2">"""</text:span></text:span></text:p>
        </text:list-item>
        <text:list-item>
          <text:p text:style-name="Colored_20_code"><text:span text:style-name="string_5f_python"><text:span text:style-name="T2"><text:s text:c="4"/>&lt;/tbody&gt;</text:span></text:span></text:p>
        </text:list-item>
        <text:list-item>
          <text:p text:style-name="Colored_20_code"><text:span text:style-name="string_5f_python"><text:span text:style-name="T2"><text:s text:c="4"/>&lt;/table&gt;</text:span></text:span></text:p>
        </text:list-item>
        <text:list-item>
          <text:p text:style-name="Colored_20_code"><text:span text:style-name="string_5f_python"><text:span text:style-name="T2"><text:s text:c="4"/>"""</text:span></text:span></text:p>
        </text:list-item>
        <text:list-item>
          <text:p text:style-name="Colored_20_code"><text:span text:style-name="filename_20_and_20_line_20_number"><text:span text:style-name="T26"><text:s/></text:span></text:span></text:p>
        </text:list-item>
      </text:list>
      <text:p text:style-name="P23"><text:span text:style-name="filename_20_and_20_line_20_number"><text:span text:style-name="T26"/></text:span></text:p>
      <text:p text:style-name="P23"><text:span text:style-name="filename_20_and_20_line_20_number"><text:span text:style-name="T26">On print chaque ligne du tableau, </text:span></text:span><text:span text:style-name="filename_20_and_20_line_20_number"><text:span text:style-name="T27">ligne 79</text:span></text:span><text:span text:style-name="filename_20_and_20_line_20_number"><text:span text:style-name="T26"> source est l'url du top 100 pour les questions, c'est donc le tableau des questions qui généré. </text:span></text:span><text:span text:style-name="Code"><text:span text:style-name="T29">extraire()</text:span></text:span><text:span text:style-name="filename_20_and_20_line_20_number"><text:span text:style-name="T26"> retourne un générateur duquel on récupère le score, l'id, le titre et l'url de chaque question, une à une.</text:span></text:span></text:p>
      <text:p text:style-name="P23"><text:span text:style-name="filename_20_and_20_line_20_number"><text:span text:style-name="T26"/></text:span></text:p>
      <text:p text:style-name="P23"><text:span text:style-name="filename_20_and_20_line_20_number"><text:span text:style-name="T26">Après l'apparente complexité des fonctions, l'utilisation elle, est très simple. Cet exemple illustre une vraie force de Python : on peut créer des interfaces très claires à l'usage même si le traitement derrière est complexe.</text:span></text:span></text:p>
      <text:p text:style-name="P23"><text:span text:style-name="filename_20_and_20_line_20_number"><text:span text:style-name="T26"/></text:span></text:p>
      <text:p text:style-name="P23"><text:span text:style-name="filename_20_and_20_line_20_number"><text:span text:style-name="T27">Ligne 81</text:span></text:span><text:span text:style-name="filename_20_and_20_line_20_number"><text:span text:style-name="T26">, on itère donc sur le générateur, et on utilise l'unpacking pour récupérer chaque valeurs dans des variables appropriées. </text:span></text:span><text:span text:style-name="filename_20_and_20_line_20_number"><text:span text:style-name="T27">Ligne 84 et 85</text:span></text:span><text:span text:style-name="filename_20_and_20_line_20_number"><text:span text:style-name="T26">, il s'agit d'un simple formatage de chaîne.</text:span></text:span></text:p>
      <text:p text:style-name="P23"><text:span text:style-name="filename_20_and_20_line_20_number"><text:span text:style-name="T26"/></text:span></text:p>
      <text:p text:style-name="Standard"><text:span text:style-name="comment0_5f_python"><text:span text:style-name="T2"># Affichage du second tableau</text:span></text:span></text:p>
      <text:list xml:id="list1929461831" text:continue-numbering="true" text:style-name="Colored_20_code_20_numerotation">
        <text:list-item>
          <text:p text:style-name="Colored_20_code"><text:span text:style-name="filename_20_and_20_line_20_number"><text:span text:style-name="T39"><text:s text:c="4"/></text:span></text:span><text:span text:style-name="keyword0_5f_python"><text:span text:style-name="T2">print</text:span></text:span><text:span text:style-name="filename_20_and_20_line_20_number"><text:span text:style-name="T39"> </text:span></text:span><text:span text:style-name="string_5f_python"><text:span text:style-name="T2">"""</text:span></text:span></text:p>
        </text:list-item>
        <text:list-item>
          <text:p text:style-name="Colored_20_code"><text:span text:style-name="string_5f_python"><text:span text:style-name="T2"><text:s text:c="4"/>&lt;table&gt;</text:span></text:span></text:p>
        </text:list-item>
        <text:list-item>
          <text:p text:style-name="Colored_20_code"><text:span text:style-name="string_5f_python"><text:span text:style-name="T2"><text:s text:c="4"/>&lt;caption&gt;Top 100 des réponses sur Python sur Stackoverflow&lt;/caption&gt;</text:span></text:span></text:p>
        </text:list-item>
        <text:list-item>
          <text:p text:style-name="Colored_20_code"><text:span text:style-name="string_5f_python"><text:span text:style-name="T2"><text:s text:c="4"/>&lt;thead&gt;</text:span></text:span></text:p>
        </text:list-item>
        <text:list-item>
          <text:p text:style-name="Colored_20_code"><text:span text:style-name="string_5f_python"><text:span text:style-name="T2"><text:s text:c="8"/>&lt;tr&gt;</text:span></text:span></text:p>
        </text:list-item>
        <text:list-item>
          <text:p text:style-name="Colored_20_code"><text:span text:style-name="string_5f_python"><text:span text:style-name="T2"><text:s text:c="12"/>&lt;th&gt;Score&lt;/th&gt;</text:span></text:span></text:p>
        </text:list-item>
        <text:list-item>
          <text:p text:style-name="Colored_20_code"><text:span text:style-name="string_5f_python"><text:span text:style-name="T2"><text:s text:c="12"/>&lt;th&gt;Titre&lt;/th&gt;</text:span></text:span></text:p>
        </text:list-item>
        <text:list-item>
          <text:p text:style-name="Colored_20_code"><text:span text:style-name="string_5f_python"><text:span text:style-name="T2"><text:s text:c="8"/>&lt;/tr&gt;</text:span></text:span></text:p>
        </text:list-item>
        <text:list-item>
          <text:p text:style-name="Colored_20_code"><text:span text:style-name="string_5f_python"><text:span text:style-name="T2"><text:s text:c="4"/>&lt;/thead&gt;</text:span></text:span></text:p>
        </text:list-item>
        <text:list-item>
          <text:p text:style-name="Colored_20_code"><text:span text:style-name="string_5f_python"><text:span text:style-name="T2"><text:s text:c="4"/>&lt;tbody&gt;</text:span></text:span></text:p>
        </text:list-item>
        <text:list-item>
          <text:p text:style-name="Colored_20_code"><text:span text:style-name="string_5f_python"><text:span text:style-name="T2"><text:s text:c="4"/>"""</text:span></text:span></text:p>
          <text:p text:style-name="Colored_20_code"/>
        </text:list-item>
        <text:list-item>
          <text:p text:style-name="Colored_20_code"><text:span text:style-name="filename_20_and_20_line_20_number"><text:span text:style-name="T39"><text:s text:c="4"/>source = </text:span></text:span><text:span text:style-name="string_5f_python"><text:span text:style-name="T2">'http://data.stackexchange.com/StackOverflow/csv/70039'</text:span></text:span></text:p>
        </text:list-item>
        <text:list-item>
          <text:p text:style-name="Colored_20_code"><text:span text:style-name="filename_20_and_20_line_20_number"><text:span text:style-name="T39"/></text:span></text:p>
        </text:list-item>
        <text:list-item>
          <text:p text:style-name="Colored_20_code"><text:span text:style-name="filename_20_and_20_line_20_number"><text:span text:style-name="T39"><text:s text:c="4"/></text:span></text:span><text:span text:style-name="keyword0_5f_python"><text:span text:style-name="T2">for</text:span></text:span><text:span text:style-name="filename_20_and_20_line_20_number"><text:span text:style-name="T39"> score, </text:span></text:span><text:span text:style-name="keyword1_5f_python"><text:span text:style-name="T2">ID</text:span></text:span><text:span text:style-name="filename_20_and_20_line_20_number"><text:span text:style-name="T39">, titre, url </text:span></text:span><text:span text:style-name="keyword0_5f_python"><text:span text:style-name="T2">in</text:span></text:span><text:span text:style-name="filename_20_and_20_line_20_number"><text:span text:style-name="T39"> extraire</text:span></text:span><text:span text:style-name="symbol0_5f_python"><text:span text:style-name="T2">(</text:span></text:span><text:span text:style-name="filename_20_and_20_line_20_number"><text:span text:style-name="T39">source, patron</text:span></text:span><text:span text:style-name="symbol0_5f_python"><text:span text:style-name="T2">)</text:span></text:span><text:span text:style-name="filename_20_and_20_line_20_number"><text:span text:style-name="T39">:</text:span></text:span></text:p>
        </text:list-item>
        <text:list-item>
          <text:p text:style-name="Colored_20_code"><text:span text:style-name="filename_20_and_20_line_20_number"><text:span text:style-name="T39"/></text:span></text:p>
        </text:list-item>
        <text:list-item>
          <text:p text:style-name="Colored_20_code"><text:span text:style-name="filename_20_and_20_line_20_number"><text:span text:style-name="T39"><text:s text:c="8"/></text:span></text:span><text:span text:style-name="keyword0_5f_python"><text:span text:style-name="T2">print</text:span></text:span><text:span text:style-name="filename_20_and_20_line_20_number"><text:span text:style-name="T39"> </text:span></text:span><text:span text:style-name="string_5f_python"><text:span text:style-name="T2">"&lt;tr&gt;"</text:span></text:span></text:p>
        </text:list-item>
        <text:list-item>
          <text:p text:style-name="Colored_20_code"><text:span text:style-name="filename_20_and_20_line_20_number"><text:span text:style-name="T39"><text:s text:c="8"/></text:span></text:span><text:span text:style-name="keyword0_5f_python"><text:span text:style-name="T2">print</text:span></text:span><text:span text:style-name="filename_20_and_20_line_20_number"><text:span text:style-name="T39"> </text:span></text:span><text:span text:style-name="string_5f_python"><text:span text:style-name="T2">"&lt;td&gt;%s&lt;/td&gt;"</text:span></text:span><text:span text:style-name="filename_20_and_20_line_20_number"><text:span text:style-name="T39"> </text:span></text:span><text:span text:style-name="symbol0_5f_python"><text:span text:style-name="T2">%</text:span></text:span><text:span text:style-name="filename_20_and_20_line_20_number"><text:span text:style-name="T39"> score</text:span></text:span></text:p>
        </text:list-item>
        <text:list-item>
          <text:p text:style-name="Colored_20_code"><text:span text:style-name="filename_20_and_20_line_20_number"><text:span text:style-name="T39"><text:s text:c="8"/></text:span></text:span><text:span text:style-name="keyword0_5f_python"><text:span text:style-name="T2">print</text:span></text:span><text:span text:style-name="filename_20_and_20_line_20_number"><text:span text:style-name="T39"> </text:span></text:span><text:span text:style-name="string_5f_python"><text:span text:style-name="T2">"&lt;td&gt;&lt;a href='%s'&gt;%s&lt;/a&gt;&lt;/td&gt;"</text:span></text:span><text:span text:style-name="filename_20_and_20_line_20_number"><text:span text:style-name="T39"> </text:span></text:span><text:span text:style-name="symbol0_5f_python"><text:span text:style-name="T2">%</text:span></text:span><text:span text:style-name="filename_20_and_20_line_20_number"><text:span text:style-name="T39"> </text:span></text:span><text:span text:style-name="symbol0_5f_python"><text:span text:style-name="T2">(</text:span></text:span><text:span text:style-name="filename_20_and_20_line_20_number"><text:span text:style-name="T39">url, titre</text:span></text:span><text:span text:style-name="symbol0_5f_python"><text:span text:style-name="T2">)</text:span></text:span></text:p>
        </text:list-item>
        <text:list-item>
          <text:p text:style-name="Colored_20_code"><text:span text:style-name="filename_20_and_20_line_20_number"><text:span text:style-name="T39"><text:s text:c="8"/></text:span></text:span><text:span text:style-name="keyword0_5f_python"><text:span text:style-name="T2">print</text:span></text:span><text:span text:style-name="filename_20_and_20_line_20_number"><text:span text:style-name="T39"> </text:span></text:span><text:span text:style-name="string_5f_python"><text:span text:style-name="T2">"&lt;/tr&gt;"</text:span></text:span></text:p>
        </text:list-item>
        <text:list-item>
          <text:p text:style-name="Colored_20_code"><text:span text:style-name="filename_20_and_20_line_20_number"><text:span text:style-name="T39"/></text:span></text:p>
        </text:list-item>
        <text:list-item>
          <text:p text:style-name="Colored_20_code"><text:span text:style-name="filename_20_and_20_line_20_number"><text:span text:style-name="T39"><text:s text:c="4"/></text:span></text:span><text:span text:style-name="keyword0_5f_python"><text:span text:style-name="T2">print</text:span></text:span><text:span text:style-name="filename_20_and_20_line_20_number"><text:span text:style-name="T39"> </text:span></text:span><text:span text:style-name="string_5f_python"><text:span text:style-name="T2">"""</text:span></text:span></text:p>
        </text:list-item>
        <text:list-item>
          <text:p text:style-name="Colored_20_code"><text:span text:style-name="string_5f_python"><text:span text:style-name="T2"><text:s text:c="4"/>&lt;/tbody&gt;</text:span></text:span></text:p>
        </text:list-item>
        <text:list-item>
          <text:p text:style-name="Colored_20_code"><text:span text:style-name="string_5f_python"><text:span text:style-name="T2"><text:s text:c="4"/>&lt;/table&gt;</text:span></text:span></text:p>
        </text:list-item>
        <text:list-item>
          <text:p text:style-name="Colored_20_code"><text:span text:style-name="string_5f_python"><text:span text:style-name="T2"><text:s text:c="4"/>&lt;/html&gt;</text:span></text:span></text:p>
        </text:list-item>
        <text:list-item>
          <text:p text:style-name="Colored_20_code"><text:span text:style-name="string_5f_python"><text:span text:style-name="T32"><text:s text:c="8"/>"""</text:span></text:span></text:p>
        </text:list-item>
      </text:list>
      <text:p text:style-name="P23"><text:span text:style-name="string_5f_python"><text:span text:style-name="T19"/></text:span></text:p>
      <text:p text:style-name="P23"><text:span text:style-name="string_5f_python"><text:span text:style-name="T19">A part la source, aucune différence avec le précédent code. On affiche le second tableau, et on compléte le HTML. </text:span></text:span></text:p>
      <text:h text:style-name="Heading_20_2" text:outline-level="2">Un peu de théorie</text:h>
      <text:h text:style-name="Heading_20_3" text:outline-level="3"><text:span text:style-name="symbol0_5f_python"><text:span text:style-name="T4">Les fonctions anonymes</text:span></text:span></text:h>
      <text:p text:style-name="Text_20_body"><text:span text:style-name="symbol0_5f_python"><text:span text:style-name="T4">En plus des fonctions ordinaires, Python permet d'écrire des fonctions auxquelles ont ne donne aucun nom à l'aide du mot clé </text:span></text:span><text:span text:style-name="Code"><text:span text:style-name="T4">lambda</text:span></text:span><text:span text:style-name="symbol0_5f_python"><text:span text:style-name="T4">.</text:span></text:span></text:p>
      <text:p text:style-name="Text_20_body"><text:span text:style-name="symbol0_5f_python"><text:span text:style-name="T4">Les fonctions lambdas ne sont pas très différentes des fonctions habituelles :</text:span></text:span></text:p>
      <text:p text:style-name="Text_20_body"><text:soft-page-break/><text:span text:style-name="symbol0_5f_python"><text:span text:style-name="T4"/></text:span></text:p>
      <text:p text:style-name="Text_20_body"><text:span text:style-name="symbol0_5f_python"><text:span text:style-name="T22">&gt;&gt;&gt;</text:span></text:span><text:span text:style-name="symbol0_5f_python"><text:span text:style-name="T4"> def addition(a, b): <text:line-break/>... <text:s text:c="4"/>return a + b <text:line-break/>... <text:line-break/></text:span></text:span><text:span text:style-name="symbol0_5f_python"><text:span text:style-name="T22">&gt;&gt;&gt;</text:span></text:span><text:span text:style-name="symbol0_5f_python"><text:span text:style-name="T4"> addition(1, 2) <text:line-break/>3 <text:line-break/></text:span></text:span><text:span text:style-name="symbol0_5f_python"><text:span text:style-name="T22">&gt;&gt;&gt;</text:span></text:span><text:span text:style-name="symbol0_5f_python"><text:span text:style-name="T4"> addition = lambda a, b: a + b <text:line-break/></text:span></text:span><text:span text:style-name="symbol0_5f_python"><text:span text:style-name="T22">&gt;&gt;&gt;</text:span></text:span><text:span text:style-name="symbol0_5f_python"><text:span text:style-name="T4"> addition(1, 2) <text:line-break/>3</text:span></text:span></text:p>
      <text:p text:style-name="Text_20_body"><text:span text:style-name="symbol0_5f_python"><text:span text:style-name="T4">Ici, les deux fonctions font strictement la même chose. La seule différence est la syntaxe : une fonction lambda ne peut être définie que sur une ligne, jamais sur plusieurs</text:span></text:span><text:span text:style-name="symbol0_5f_python"><text:span text:style-name="T4"><text:note text:id="ftn6" text:note-class="footnote"><text:note-citation>6</text:note-citation><text:note-body><text:p text:style-name="Footnote">Ce n'est pas une caractéristiques des fonctions anonymes en générale, seulement un bridage volontaire dans le langage Python</text:p></text:note-body></text:note></text:span></text:span><text:span text:style-name="symbol0_5f_python"><text:span text:style-name="T4">. De plus elle ne contient pas de mot clé </text:span></text:span><text:span text:style-name="Code"><text:span text:style-name="T4">return</text:span></text:span><text:span text:style-name="symbol0_5f_python"><text:span text:style-name="T4">, l'expression à droite du </text:span></text:span><text:span text:style-name="Code"><text:span text:style-name="T2">:</text:span></text:span><text:span text:style-name="symbol0_5f_python"><text:span text:style-name="T4"> est évaluée et retournée automatiquement.</text:span></text:span></text:p>
      <text:p text:style-name="Text_20_body"><text:span text:style-name="symbol0_5f_python"><text:span text:style-name="T4">Quel est l'avantage alors ? </text:span></text:span></text:p>
      <text:p text:style-name="Text_20_body"><text:span text:style-name="symbol0_5f_python"><text:span text:style-name="T4">Et bien les fonctions anonymes peuvent être déclarées partout où les fonctions ordinaires ne peuvent pas : dans les paramètres, dans les listes en intentions, etc. Et on peut les utiliser à la volée :</text:span></text:span></text:p>
      <text:p text:style-name="Code_20_block"><text:span text:style-name="symbol0_5f_python"><text:span text:style-name="T22">&gt;&gt;&gt;</text:span></text:span><text:span text:style-name="symbol0_5f_python"><text:span text:style-name="T4"> (lambda a, b: a + b)(1, 2) # définition et appel en une fois<text:line-break/>3 <text:line-break/></text:span></text:span><text:span text:style-name="symbol0_5f_python"><text:span text:style-name="T22">&gt;&gt;&gt;</text:span></text:span><text:span text:style-name="symbol0_5f_python"><text:span text:style-name="T4"> [(lambda a, b: a + b)(1, x) for x in range(3)] <text:line-break/>[1, 2, 3] <text:line-break/></text:span></text:span><text:span text:style-name="symbol0_5f_python"><text:span text:style-name="T22">&gt;&gt;&gt;</text:span></text:span><text:span text:style-name="symbol0_5f_python"><text:span text:style-name="T4"> </text:span></text:span></text:p>
      <text:p text:style-name="Standard"><text:span text:style-name="symbol0_5f_python"><text:span text:style-name="T4">Vous remarquerez que le deuxième exemple est inutile, on peut faire la même chose sans utiliser une lambda. Cela résume très bien cette fonctionnalité : on peut faire absolument tout sans elle, ce n'est qu'une question de style.</text:span></text:span></text:p>
      <text:p text:style-name="Standard"><text:span text:style-name="symbol0_5f_python"><text:span text:style-name="T4"/></text:span></text:p>
      <text:p text:style-name="Text_20_body"><text:span text:style-name="symbol0_5f_python"><text:span text:style-name="T4">Par exemple en Python, on peut passer une fonction en paramètre, d'où l'expression tordue du script :</text:span></text:span></text:p>
      <text:list xml:id="list1072638263" text:continue-numbering="true" text:style-name="Colored_20_code_20_numerotation">
        <text:list-header>
          <text:p text:style-name="Colored_20_code"><text:span text:style-name="keyword0_5f_python"><text:span text:style-name="T2">def</text:span></text:span><text:span text:style-name="string_5f_python"><text:span text:style-name="T2"> extraire</text:span></text:span><text:span text:style-name="symbol0_5f_python"><text:span text:style-name="T2">(</text:span></text:span><text:span text:style-name="string_5f_python"><text:span text:style-name="T2">url_du_csv, patron,</text:span></text:span></text:p>
          <text:p text:style-name="Colored_20_code"><text:span text:style-name="string_5f_python"><text:span text:style-name="T2"><text:s text:c="13"/>slugifier=</text:span></text:span><text:span text:style-name="keyword0_5f_python"><text:span text:style-name="T2">lambda</text:span></text:span><text:span text:style-name="string_5f_python"><text:span text:style-name="T2"> s: '-'.</text:span></text:span><text:span text:style-name="member0_5f_python"><text:span text:style-name="T2">join</text:span></text:span><text:span text:style-name="symbol0_5f_python"><text:span text:style-name="T2">(</text:span></text:span><text:span text:style-name="string_5f_python"><text:span text:style-name="T2">s.</text:span></text:span><text:span text:style-name="member0_5f_python"><text:span text:style-name="T2">strip</text:span></text:span><text:span text:style-name="symbol0_5f_python"><text:span text:style-name="T2">()</text:span></text:span><text:span text:style-name="string_5f_python"><text:span text:style-name="T2">.</text:span></text:span><text:span text:style-name="member0_5f_python"><text:span text:style-name="T2">lower</text:span></text:span><text:span text:style-name="symbol0_5f_python"><text:span text:style-name="T2">()</text:span></text:span><text:span text:style-name="string_5f_python"><text:span text:style-name="T2">.</text:span></text:span><text:span text:style-name="member0_5f_python"><text:span text:style-name="T2">split</text:span></text:span><text:span text:style-name="symbol0_5f_python"><text:span text:style-name="T2">()))</text:span></text:span><text:span text:style-name="string_5f_python"><text:span text:style-name="T2">:</text:span></text:span></text:p>
        </text:list-header>
      </text:list>
      <text:p text:style-name="P23"><text:span text:style-name="string_5f_python"><text:span text:style-name="T2"/></text:span></text:p>
      <text:p text:style-name="Standard"><text:span text:style-name="string_5f_python"><text:span text:style-name="T6">Cela signifie :</text:span></text:span></text:p>
      <text:p text:style-name="Standard"><text:span text:style-name="string_5f_python"><text:span text:style-name="T6"/></text:span></text:p>
      <text:p text:style-name="Standard"><text:span text:style-name="string_5f_python"><text:span text:style-name="T6">« </text:span></text:span><text:span text:style-name="Code"><text:span text:style-name="T6">slufigier</text:span></text:span><text:span text:style-name="string_5f_python"><text:span text:style-name="T6"> est une fonction de slugification. Voici celle que l'on utilise par défaut lors de l'extraction, mais vous pouvez en passer une autre. »</text:span></text:span></text:p>
      <text:p text:style-name="Standard"><text:span text:style-name="string_5f_python"><text:span text:style-name="T6"/></text:span></text:p>
      <text:p text:style-name="Standard"><text:span text:style-name="string_5f_python"><text:span text:style-name="T6">C'est une forme d'injection de dépendance. On pourrait définir la fonction plus haut, et passer son nom en paramètre, cela fonctionnerait aussi bien. Les lambdas nous permettent juste d'intégrer la définition de la fonction directement ici.</text:span></text:span></text:p>
      <text:p text:style-name="Standard"><text:span text:style-name="string_5f_python"><text:span text:style-name="T6"/></text:span></text:p>
      <text:p text:style-name="Standard"><text:span text:style-name="string_5f_python"><text:span text:style-name="T6">Ne vous inquiétez pas si vous ne maîtrisez pas tout cela d'un coup, ont peut passer des années à coder en Python son utiliser </text:span></text:span><text:span text:style-name="Code"><text:span text:style-name="T6">lambda</text:span></text:span><text:span text:style-name="string_5f_python"><text:span text:style-name="T6">. Mais si on fait un chapitre sur les fonctions Python, un détour par les fonctions anonymes est nécessaire pour avoir un panorama complet.</text:span></text:span></text:p>
      <text:p text:style-name="P23"><text:span text:style-name="string_5f_python"><text:span text:style-name="T2"/></text:span></text:p>
      <text:h text:style-name="Heading_20_3" text:outline-level="3"><text:span text:style-name="symbol0_5f_python"><text:span text:style-name="T4">Les paramètres et valeurs de retour des fonctions</text:span></text:span></text:h>
      <text:p text:style-name="P7"><text:span text:style-name="symbol0_5f_python"><text:span text:style-name="T9"/></text:span></text:p>
      <text:p text:style-name="P7"><text:span text:style-name="symbol0_5f_python"><text:span text:style-name="T20">Comme Python ne permet pas de surcharger les fonctions, il faut qu'elles puisent jouer le rôle le </text:span></text:span><text:soft-page-break/><text:span text:style-name="symbol0_5f_python"><text:span text:style-name="T20">plus large possible. Les possibilités offertes par les arguments sont là pour ça.</text:span></text:span></text:p>
      <text:p text:style-name="Code_20_block"><text:span text:style-name="symbol0_5f_python"><text:span text:style-name="T22">&gt;&gt;&gt;</text:span></text:span><text:span text:style-name="symbol0_5f_python"><text:span text:style-name="T9"> def slugifier(chaine, separateur='-', mettre_en_minuscule=True):<text:line-break/>... <text:s text:c="4"/>chaine = separateur.join(chaine.strip().split()) <text:line-break/>... <text:s text:c="4"/>if mettre_en_minuscule: <text:line-break/>... <text:s text:c="8"/>return chaine.lower() <text:line-break/>... <text:s text:c="4"/>return chaine <text:line-break/>... <text:line-break/></text:span></text:span><text:span text:style-name="symbol0_5f_python"><text:span text:style-name="T22">&gt;&gt;&gt;</text:span></text:span><text:span text:style-name="symbol0_5f_python"><text:span text:style-name="T9"> slugifier('Ceci est un Test <text:s text:c="11"/>') <text:line-break/>'ceci-est-un-test' <text:line-break/></text:span></text:span><text:span text:style-name="symbol0_5f_python"><text:span text:style-name="T22">&gt;&gt;&gt;</text:span></text:span><text:span text:style-name="symbol0_5f_python"><text:span text:style-name="T9"> slugifier('Ceci est un Test <text:s text:c="11"/>', '*') <text:line-break/>'ceci*est*un*test' <text:line-break/></text:span></text:span><text:span text:style-name="symbol0_5f_python"><text:span text:style-name="T22">&gt;&gt;&gt;</text:span></text:span><text:span text:style-name="symbol0_5f_python"><text:span text:style-name="T9"> slugifier('Ceci est un Test <text:s text:c="11"/>', '*', False) <text:line-break/>'Ceci*est*un*Test'</text:span></text:span></text:p>
      <text:p text:style-name="Standard"><text:span text:style-name="symbol0_5f_python"><text:span text:style-name="T21">Ici la fonction </text:span></text:span><text:span text:style-name="Code"><text:span text:style-name="T18">slugifier</text:span></text:span><text:span text:style-name="symbol0_5f_python"><text:span text:style-name="T21"> definie 3 paramètres : </text:span></text:span><text:span text:style-name="Code"><text:span text:style-name="T18">chaines</text:span></text:span><text:span text:style-name="symbol0_5f_python"><text:span text:style-name="T21"> est obligatoire, car il n'a pas de valeur par défaut. </text:span></text:span><text:span text:style-name="Code"><text:span text:style-name="T18">separateur</text:span></text:span><text:span text:style-name="symbol0_5f_python"><text:span text:style-name="T21"> et </text:span></text:span><text:span text:style-name="Code"><text:span text:style-name="T18">mettre_en_minuscule</text:span></text:span><text:span text:style-name="symbol0_5f_python"><text:span text:style-name="T21"> sont facultatifs car ils ont des valeur par défaut. </text:span></text:span></text:p>
      <text:p text:style-name="Standard"><text:span text:style-name="symbol0_5f_python"><text:span text:style-name="T21">Et en Python on peut passer les paramètres de deux manières, en passant directement la valeur, ou en donnant le nom du paramètre avant la valeur. Si on donne le nom du paramètre, alors l'ordre n'a plus d'importance :</text:span></text:span></text:p>
      <text:p text:style-name="Code_20_block"><text:span text:style-name="symbol0_5f_python"><text:span text:style-name="T22">&gt;&gt;&gt;</text:span></text:span><text:span text:style-name="symbol0_5f_python"><text:span text:style-name="T14"> slugifier(separateur='$', mettre_en_minuscule=True, chaine='Ceci est un Test <text:s text:c="8"/>') <text:line-break/>'ceci$est$un$test'</text:span></text:span></text:p>
      <text:p text:style-name="Standard"><text:span text:style-name="symbol0_5f_python"><text:span text:style-name="T21">Or, on peut cumuler les fonctionnalités : passer un paramètre à la bonne position et sans son nom, passer un paramètre en utilisant son nom, et ignorer un paramètre facultatif :</text:span></text:span></text:p>
      <text:p text:style-name="Code_20_block"><text:span text:style-name="symbol0_5f_python"><text:span text:style-name="T22">&gt;&gt;&gt;</text:span></text:span><text:span text:style-name="symbol0_5f_python"><text:span text:style-name="T14"> slugifier(' <text:s text:c="12"/>Ceci est un Test <text:s text:c="11"/>', mettre_en_minuscule=False)<text:line-break/> 'Ceci-est-un-Test</text:span></text:span></text:p>
      <text:h text:style-name="Heading_20_4" text:outline-level="4"><text:span text:style-name="symbol0_5f_python"><text:span text:style-name="T15">Passage par reference</text:span></text:span></text:h>
      <text:p text:style-name="Standard"><text:span text:style-name="symbol0_5f_python"><text:span text:style-name="T20">Attention cependant, en disant précédemment «  en passant la valeur », c'était un abus de langage. En effet, en Python, tout passe par référence : assignation, retour de fonctions, paramètres, absolument tout. En fait il n'existe pas de moyen de passer par valeur quelque chose. Même quand vous passez un entier, vous passez une référence, mais comme les entiers sont non mutables (on ne peut les modifier), cela ne se voit pas.</text:span></text:span></text:p>
      <text:p text:style-name="Standard"><text:span text:style-name="symbol0_5f_python"><text:span text:style-name="T20"/></text:span></text:p>
      <text:p text:style-name="Text_20_body"><text:span text:style-name="symbol0_5f_python"><text:span text:style-name="T20">En revanche,</text:span></text:span><text:span text:style-name="T8"> si on prend un structure de données mutable, il faut faire attention:</text:span></text:p>
      <text:p text:style-name="Code_20_block"><text:span text:style-name="T37">&gt;&gt;&gt;</text:span> def ajouter_separateur(liste, separateur): <text:line-break/>... <text:s text:c="4"/>for i in range(1, len(liste) + 1, 2): <text:line-break/>... <text:s text:c="8"/>liste.insert(i, separateur) <text:line-break/>... <text:line-break/><text:span text:style-name="T37">&gt;&gt;&gt;</text:span> fruits = ['pomme', 'poire', 'cerise'] <text:line-break/><text:span text:style-name="T37">&gt;&gt;&gt;</text:span> ajouter_separateur(fruits, '-') <text:line-break/><text:span text:style-name="T37">&gt;&gt;&gt;</text:span> fruits # la liste a été modifié<text:line-break/>['pomme', '-', 'poire', '-', 'cerise']</text:p>
      <text:p text:style-name="P6">Afin d'éviter les effets de bord, on préférera, pour les objets mutables, retourner une copie de l'objet et réassigner la valeur de retour à la variable qui contient la valeur à modifier. Le slicing des iterables et leurs méthodes renvoient généralement une copie. Du coup l'exemple du dessus sera plus volontiers écrit ainsi :</text:p>
      <text:p text:style-name="Code_20_block"><text:soft-page-break/><text:span text:style-name="T37">&gt;&gt;&gt;</text:span> def ajouter_separateur(liste, separateur): <text:line-break/>... <text:s text:c="4"/>return (' %s ' % separateur).join(liste).split() <text:line-break/>... <text:line-break/><text:span text:style-name="T37">&gt;&gt;&gt;</text:span> fruits = ['pomme', 'poire', 'cerise'] <text:line-break/><text:span text:style-name="T37">&gt;&gt;&gt;</text:span> fruits = ajouter_separateur(fruits, '-') <text:line-break/><text:span text:style-name="T37">&gt;&gt;&gt;</text:span> fruits<text:line-break/>['pomme', '-', 'poire', '-', 'cerise'] </text:p>
      <text:p text:style-name="Text_20_body">On perd en performance, mais le code est plus simple, plus lisible, et sans effet de bord. En prime on gagne en puissance : puisqu'on ignore l'implémentation (ici <text:span text:style-name="Code">insert()</text:span>) et qu'on se concentre sur l'aspect itérable, on peut passer n'importe quel itérable :</text:p>
      <text:p text:style-name="Code_20_block"><text:span text:style-name="symbol0_5f_python"><text:span text:style-name="T24">&gt;&gt;&gt;</text:span></text:span><text:span text:style-name="symbol0_5f_python"><text:span text:style-name="T20"> fruits = set(('pomme', 'poire', 'cerise')) <text:line-break/></text:span></text:span><text:span text:style-name="symbol0_5f_python"><text:span text:style-name="T24">&gt;&gt;&gt;</text:span></text:span><text:span text:style-name="symbol0_5f_python"><text:span text:style-name="T20"> ajouter_separateur(fruits, '-') <text:line-break/>['poire', '-', 'cerise', '-', 'pomme'] <text:line-break/></text:span></text:span><text:span text:style-name="symbol0_5f_python"><text:span text:style-name="T24">&gt;&gt;&gt;</text:span></text:span><text:span text:style-name="symbol0_5f_python"><text:span text:style-name="T20"> fruits = 'pommepoirecerise' <text:line-break/></text:span></text:span><text:span text:style-name="symbol0_5f_python"><text:span text:style-name="T24">&gt;&gt;&gt;</text:span></text:span><text:span text:style-name="symbol0_5f_python"><text:span text:style-name="T20"> ajouter_separateur(fruits, '-') <text:line-break/>['p', '-', 'o', '-', 'm', '-', 'm', '-', 'e', '-', 'p', '-', 'o', '-', 'i', '-', 'r', '-', 'e', '-', 'c', '-', 'e', '-', 'r', '-', 'i', '-', 's', '-', 'e'] </text:span></text:span></text:p>
      <text:h text:style-name="P25" text:outline-level="4"><text:span text:style-name="symbol0_5f_python"><text:span text:style-name="T15">Duck Typing</text:span></text:span></text:h>
      <text:p text:style-name="Standard"><text:span text:style-name="symbol0_5f_python"><text:span text:style-name="T9">Ce dernier exemple est une application de duck typing</text:span></text:span><text:span text:style-name="symbol0_5f_python"><text:span text:style-name="T9"><text:note text:id="ftn7" text:note-class="footnote"><text:note-citation>7</text:note-citation><text:note-body><text:p text:style-name="Footnote">Le « typage canard » : Si ça fait le bruit d'un canard et que ça marche comme une canard, ça ressemble suffisamment à un canard pour être traité comme tel.</text:p></text:note-body></text:note></text:span></text:span><text:span text:style-name="symbol0_5f_python"><text:span text:style-name="T9"> : comme Python ne vérifie pas les types, on en profite souvent pour faire des fonctions qui acceptent le plus de types possible. Reprenons notre exemple de </text:span></text:span><text:span text:style-name="Code"><text:span text:style-name="T11">slugifier </text:span></text:span><text:span text:style-name="symbol0_5f_python"><text:span text:style-name="T9">:</text:span></text:span></text:p>
      <text:p text:style-name="P8"><text:span text:style-name="symbol0_5f_python"><text:span text:style-name="T22">&gt;&gt;&gt;</text:span></text:span><text:span text:style-name="symbol0_5f_python"><text:span text:style-name="T9"> def slugifier(chaine, separateur='-', mettre_en_minuscule=True):<text:line-break/>... <text:s text:c="8"/>chaine = separateur.join(chaine.strip().split()) <text:line-break/>... <text:s text:c="8"/>if mettre_en_minuscule: <text:line-break/>... <text:s text:c="12"/>return chaine.lower() <text:line-break/>... <text:s text:c="8"/>return chaine </text:span></text:span></text:p>
      <text:p text:style-name="Standard"><text:span text:style-name="Code"><text:span text:style-name="T11">chaine</text:span></text:span><text:span text:style-name="symbol0_5f_python"><text:span text:style-name="T9"> doit forcément être une chaîne de caractère. C'est dommage, après tout on peut vouloir slugifier la représentation texte de n'importe quel objet. Rajoutons juste un petit cast :</text:span></text:span></text:p>
      <text:p text:style-name="P8"><text:span text:style-name="symbol0_5f_python"><text:span text:style-name="T22">&gt;&gt;&gt;</text:span></text:span><text:span text:style-name="symbol0_5f_python"><text:span text:style-name="T9"> def slugifier(sujet, separateur='-', mettre_en_minuscule=True): <text:line-break/>... <text:s text:c="4"/>sujet = separateur.join(</text:span></text:span><text:span text:style-name="symbol0_5f_python"><text:span text:style-name="T36">str(</text:span></text:span><text:span text:style-name="symbol0_5f_python"><text:span text:style-name="T9">sujet</text:span></text:span><text:span text:style-name="symbol0_5f_python"><text:span text:style-name="T36">)</text:span></text:span><text:span text:style-name="symbol0_5f_python"><text:span text:style-name="T9">.strip().split()) <text:line-break/>... <text:s text:c="4"/>if mettre_en_minuscule:<text:line-break/>... <text:s text:c="8"/>return sujet.lower()<text:line-break/>... <text:s text:c="4"/>return sujet<text:line-break/></text:span></text:span><text:span text:style-name="symbol0_5f_python"><text:span text:style-name="T22">&gt;&gt;&gt;</text:span></text:span><text:span text:style-name="symbol0_5f_python"><text:span text:style-name="T9"> slugifier('Ceci est un test') <text:line-break/>'ceci-est-un-test' <text:line-break/></text:span></text:span><text:span text:style-name="symbol0_5f_python"><text:span text:style-name="T22">&gt;&gt;&gt;</text:span></text:span><text:span text:style-name="symbol0_5f_python"><text:span text:style-name="T9"> slugifier(42) <text:line-break/>'42' <text:line-break/></text:span></text:span><text:span text:style-name="symbol0_5f_python"><text:span text:style-name="T22">&gt;&gt;&gt;</text:span></text:span><text:span text:style-name="symbol0_5f_python"><text:span text:style-name="T9"> slugifier(['Ceci', 'est', 'un', 'test']) <text:line-break/>"['ceci',-'est',-'un',-'test']" </text:span></text:span></text:p>
      <text:p text:style-name="Standard"><text:span text:style-name="symbol0_5f_python"><text:span text:style-name="T9">On ne vérifie plus le type, on accepte tous les types qui ont une représentation textuelle. C'est une manière de faire généralement difficile à accepter pour les programmeurs experts dans un langage qui requière de fortes vérifications de typage comme le Java. C'est pourtant en adoptant ce style que votre Python devient un code fluide et versatile.</text:span></text:span></text:p>
      <text:p text:style-name="Standard"><text:span text:style-name="symbol0_5f_python"><text:span text:style-name="T9"/></text:span></text:p>
      <text:p text:style-name="Standard"><text:span text:style-name="symbol0_5f_python"><text:span text:style-name="T9">En Python, il faut bien connaître les qualités des objets : « on peut le </text:span></text:span><text:soft-page-break/><text:span text:style-name="symbol0_5f_python"><text:span text:style-name="T9">représenter sous forme de chaîne », « c'est un itérable », « c'est un indexable », etc. Et viser le plus large possible. Si on souhaite faire un test, ce sera plutôt ainsi :</text:span></text:span></text:p>
      <text:p text:style-name="Code_20_block"><text:span text:style-name="keyword0_5f_python"><text:span text:style-name="T33">try</text:span></text:span><text:span text:style-name="symbol0_5f_python"><text:span text:style-name="T9"> :<text:line-break/> <text:s text:c="3"/>premier_element = suite</text:span></text:span><text:span text:style-name="symbol0_5f_python"><text:span text:style-name="T33">[</text:span></text:span><text:span text:style-name="number_5f_python"><text:span text:style-name="T33">0</text:span></text:span><text:span text:style-name="symbol0_5f_python"><text:span text:style-name="T33">]<text:line-break/></text:span></text:span><text:span text:style-name="keyword0_5f_python"><text:span text:style-name="T33">except</text:span></text:span><text:span text:style-name="symbol0_5f_python"><text:span text:style-name="T9"> </text:span></text:span><text:span text:style-name="keyword1_5f_python"><text:span text:style-name="T33">TypeError</text:span></text:span><text:span text:style-name="symbol0_5f_python"><text:span text:style-name="T9"> :<text:line-break/> <text:s text:c="3"/></text:span></text:span><text:span text:style-name="comment0_5f_python"><text:span text:style-name="T33"># code qui gère les types non indexables</text:span></text:span></text:p>
      <text:p text:style-name="Standard"><text:span text:style-name="symbol0_5f_python"><text:span text:style-name="T9"/></text:span></text:p>
      <text:p text:style-name="Standard"><text:span text:style-name="symbol0_5f_python"><text:span text:style-name="T9">Ainsi le code fonctionne pour tous les indexables, peu importe l'objet. On en gère pas le cas où l'objet n'est pas une sous-classe de quelque chose, mais le cas où il ne possède pas la qualité d'être indexable. C'est ce qu'il y a de plus proche de la notion d'interface en Python.</text:span></text:span></text:p>
      <text:h text:style-name="Heading_20_4" text:outline-level="4"><text:span text:style-name="symbol0_5f_python"><text:span text:style-name="T15">Retour de plusieurs valeur</text:span></text:span></text:h>
      <text:p text:style-name="Standard"><text:span text:style-name="symbol0_5f_python"><text:span text:style-name="T9"/></text:span></text:p>
      <text:p text:style-name="Text_20_body">Enfin, vous savez déjà quand si vous ne spécifiez pas de valeur de retour dans une fonction, elle retourne <text:span text:style-name="Code">None</text:span>. Mais saviez vous qu'en retournant un itérable, et à l'aide de l'unpacking, on peut <text:span text:style-name="T1">simuler le retour de plusieurs valeur à la fois</text:span><text:span text:style-name="T1"><text:note text:id="ftn8" text:note-class="footnote"><text:note-citation>8</text:note-citation><text:note-body><text:p text:style-name="Footnote">J'insiste sur le « simuler », on ne peut en vérité retourner qu'une seule valeur, et ici on retourne la référence à l'itérable. Pourtant certains livres le présente comme le fait de retourner plusieurs valeurs. Cela porte à confusion.</text:p></text:note-body></text:note></text:span><text:span text:style-name="T1"> </text:span><text:span text:style-name="T42">?</text:span></text:p>
      <text:p text:style-name="Code_20_block"><text:span text:style-name="T37">&gt;&gt;&gt;</text:span> def min_max(liste): <text:line-break/>... <text:s text:c="4"/>""" <text:line-break/>... <text:s text:c="8"/>Retourne les valeurs minimum et maximum <text:line-break/>... <text:s text:c="8"/>présentes dans un itérable dont les éléments <text:line-break/>... <text:s text:c="8"/>sont de type numérique.<text:line-break/>... <text:s text:c="4"/>""" <text:line-break/>... <text:s text:c="4"/>return (min(liste), max(liste))<text:line-break/>... <text:line-break/><text:span text:style-name="T37">&gt;&gt;&gt;</text:span> min, max = min_max((1, 2, 3, 4)) <text:line-break/><text:span text:style-name="T37">&gt;&gt;&gt;</text:span> min <text:line-break/>1 <text:line-break/><text:span text:style-name="T37">&gt;&gt;&gt;</text:span> max <text:line-break/>4 <text:line-break/><text:span text:style-name="T37">&gt;&gt;&gt;</text:span> min_max((1, 2, 3, 4)) <text:line-break/>(1, 4) </text:p>
      <text:p text:style-name="Text_20_body"><text:span text:style-name="Code"><text:span text:style-name="T11">min()</text:span></text:span><text:span text:style-name="symbol0_5f_python"><text:span text:style-name="T9"> et </text:span></text:span><text:span text:style-name="Code"><text:span text:style-name="T11">max()</text:span></text:span><text:span text:style-name="symbol0_5f_python"><text:span text:style-name="T9"> sont des fonctions standards Python qui font ce que leurs noms annoncent. <text:s/>Dans ce cas précis, les parenthèses sont facultatives pour la définitions du tuple. Si vous les omettez, vous renforcerez l'impression de retourner effectivement plusieurs valeurs.</text:span></text:span></text:p>
      <text:p text:style-name="Text_20_body"><text:span text:style-name="symbol0_5f_python"><text:span text:style-name="T9">C'est pour cela que dans le script dans la fonction extraire on a ceci :</text:span></text:span></text:p>
      <text:p text:style-name="Standard"><text:span text:style-name="string_5f_python"><text:span text:style-name="T2"><text:s text:c="5"/></text:span></text:span><text:span text:style-name="keyword0_5f_python"><text:span text:style-name="T2">yield</text:span></text:span><text:span text:style-name="string_5f_python"><text:span text:style-name="T2"> score, </text:span></text:span><text:span text:style-name="keyword1_5f_python"><text:span text:style-name="T2">ID</text:span></text:span><text:span text:style-name="string_5f_python"><text:span text:style-name="T2">, titre, url</text:span></text:span></text:p>
      <text:p text:style-name="Standard"><text:span text:style-name="string_5f_python"><text:span text:style-name="T2"/></text:span></text:p>
      <text:p text:style-name="Standard"><text:span text:style-name="string_5f_python"><text:span text:style-name="T6">Et dans la boucle on a cela :</text:span></text:span></text:p>
      <text:list xml:id="list1573516156" text:continue-numbering="true" text:style-name="Colored_20_code_20_numerotation">
        <text:list-header>
          <text:p text:style-name="Colored_20_code"><text:span text:style-name="string_5f_python"><text:span text:style-name="T33"/></text:span></text:p>
          <text:p text:style-name="Colored_20_code"><text:span text:style-name="string_5f_python"><text:span text:style-name="T33"><text:s text:c="4"/></text:span></text:span><text:span text:style-name="keyword0_5f_python"><text:span text:style-name="T33">for</text:span></text:span><text:span text:style-name="string_5f_python"><text:span text:style-name="T33"> score, </text:span></text:span><text:span text:style-name="keyword1_5f_python"><text:span text:style-name="T33">ID</text:span></text:span><text:span text:style-name="string_5f_python"><text:span text:style-name="T33">, titre, url </text:span></text:span><text:span text:style-name="keyword0_5f_python"><text:span text:style-name="T33">in</text:span></text:span><text:span text:style-name="string_5f_python"><text:span text:style-name="T33"> extraire</text:span></text:span><text:span text:style-name="symbol0_5f_python"><text:span text:style-name="T33">(</text:span></text:span><text:span text:style-name="string_5f_python"><text:span text:style-name="T33">source, patron</text:span></text:span><text:span text:style-name="symbol0_5f_python"><text:span text:style-name="T33">)</text:span></text:span><text:span text:style-name="string_5f_python"><text:span text:style-name="T33">:</text:span></text:span></text:p>
        </text:list-header>
      </text:list>
      <text:p text:style-name="P23"><text:span text:style-name="string_5f_python"><text:span text:style-name="T33"/></text:span></text:p>
      <text:p text:style-name="P23"><text:span text:style-name="string_5f_python"><text:span text:style-name="T21">On retourne (yield ressemble à return) un tuble de 4 valeurs, et on utilise l'unpacking pour mettre les valeurs dans 4 variables.</text:span></text:span></text:p>
      <text:h text:style-name="Heading_20_3" text:outline-level="3"><text:soft-page-break/><text:span text:style-name="symbol0_5f_python"><text:span text:style-name="T10">L'opérateur Splat</text:span></text:span></text:h>
      <text:p text:style-name="P9">Il n'y a pas de pointeurs en Python, et les passages par références sont automatiques. Du coup :</text:p>
      <text:p text:style-name="Code_20_block">mon_objet = MaClasse() <text:s/><text:line-break/>mon_pointeur = *mon_objet <text:s text:c="6"/><text:line-break/>ma_valeur = **mon_pointeur</text:p>
      <text:p text:style-name="P9">N'existe pas en Python. On ne peut pas récupérer un pointeur. On ne peut pas choisir si l'on passe une variable par valeur ou par référence. Tout est automatique et transparent. En revanche, l'étoile permet de faire bien d'autres choses.</text:p>
      <text:h text:style-name="Heading_20_4" text:outline-level="4">Unpacking</text:h>
      <text:p text:style-name="P9"><text:span text:style-name="T1">L'opérateur splat permet de forcer l'unpacking au moment de passer des paramètres.</text:span> Prenez cette fonction qui ne fait qu'afficher chacun de ses paramètres :</text:p>
      <text:p text:style-name="Code_20_block"><text:span text:style-name="symbol0_5f_python"><text:span text:style-name="T38">&gt;&gt;&gt;</text:span></text:span> def afficher_trois_elements(elem1, elem2=None, elem3=None): <text:line-break/>... <text:s text:c="4"/>print(elem1) <text:s text:c="3"/><text:line-break/>... <text:s text:c="4"/>print(elem2) <text:s text:c="3"/><text:line-break/>... <text:s text:c="4"/>print(elem3) <text:s text:c="3"/><text:line-break/>... <text:s text:c="4"/><text:line-break/><text:span text:style-name="symbol0_5f_python"><text:span text:style-name="T38">&gt;&gt;&gt;</text:span></text:span> afficher_trois_elements(drapeau) <text:s text:c="3"/><text:line-break/>('bleu', 'blanc', 'rouge') <text:s text:c="5"/><text:line-break/>None <text:s text:c="3"/><text:line-break/>None</text:p>
      <text:p text:style-name="P10"><text:span text:style-name="T16">Passer drapeau affiche logiquement le tuple comme premier paramètre, et ensuite les valeurs par défaut du premier et du second paramètre. En utilisant </text:span><text:span text:style-name="Code"><text:span text:style-name="T17">*</text:span></text:span><text:span text:style-name="T16">, nous pouvons forcer l'unpacking de telle sorte que les valeurs du tuple soient passées individuellement comme autant de paramètres :</text:span></text:p>
      <text:p text:style-name="Code_20_block"><text:span text:style-name="symbol0_5f_python"><text:span text:style-name="T38">&gt;&gt;&gt;</text:span></text:span> afficher_trois_elements(*drapeau) <text:s text:c="2"/><text:line-break/>bleu <text:s text:c="3"/><text:line-break/>blanc <text:s text:c="2"/><text:line-break/>rouge<text:line-break/><text:span text:style-name="symbol0_5f_python"><text:span text:style-name="T38">&gt;&gt;&gt;</text:span></text:span> l = [1, 2, 3, "element que l'on ne veut pas"] <text:s text:c="3"/><text:line-break/><text:span text:style-name="symbol0_5f_python"><text:span text:style-name="T38">&gt;&gt;&gt;</text:span></text:span> afficher_trois_elements(*l[:-1]) # ca marche aussi avec le slicing !<text:line-break/>1 <text:s text:c="6"/><text:line-break/>2 <text:s text:c="6"/><text:line-break/>3</text:p>
      <text:p text:style-name="P9">Encore mieux, on peut utiliser <text:span text:style-name="Code">**</text:span> pour forcer l'unpacking des dictionnaires. Les valeurs du dictionnaire deviennent les valeurs des paramètres, mais cette association se fait par nom : chaque clé du dictionnaire doit correspondre à un nom de paramètre. Ainsi :</text:p>
      <text:p text:style-name="Code_20_block"><text:span text:style-name="symbol0_5f_python"><text:span text:style-name="T38">&gt;&gt;&gt;</text:span></text:span> elements = {"elem1" : "eau", "elem2" : "feu", "elem3" : "air"} <text:s text:c="5"/><text:span text:style-name="symbol0_5f_python"><text:span text:style-name="T38">&gt;&gt;&gt;</text:span></text:span> afficher_trois_elements(**elements) <text:line-break/>eau <text:s text:c="4"/><text:line-break/>feu <text:s text:c="4"/><text:line-break/>air</text:p>
      <text:p text:style-name="P9">Si une clé ne possède pas le nom adéquat, tout plante :</text:p>
      <text:p text:style-name="Code_20_block"><text:span text:style-name="symbol0_5f_python"><text:span text:style-name="T38">&gt;&gt;&gt;</text:span></text:span> elements = {"elem1" : "eau", "elem2" : "feu", "rien_a_voir" : "air"} <text:s text:c="7"/><text:line-break/><text:soft-page-break/><text:span text:style-name="symbol0_5f_python"><text:span text:style-name="T38">&gt;&gt;&gt;</text:span></text:span> afficher_trois_elements(**elements) <text:line-break/>TypeError: afficher_trois_elements() got an unexpected keyword argument 'rien_a_voir'</text:p>
      <text:p text:style-name="P9">Une autre erreur courante est d'utiliser <text:s/><text:span text:style-name="Code">*</text:span> <text:s/>avec un dictionnaire. Dans ce cas l'unpacking fonctionne, mais comme itérer sur une dictionnaire donne une liste de clés, c'est comme si vous passiez une liste en paramètres contenant les clés :</text:p>
      <text:p text:style-name="Code_20_block"><text:span text:style-name="symbol0_5f_python"><text:span text:style-name="T38">&gt;&gt;&gt;</text:span></text:span> elements = {"elem1" : "eau", "elem2" : "feu", "elem3" : "air"} <text:s text:c="5"/><text:span text:style-name="symbol0_5f_python"><text:span text:style-name="T38">&gt;&gt;&gt;</text:span></text:span> afficher_trois_elements(*elements) <text:s/><text:line-break/>elem2 <text:s text:c="2"/><text:line-break/>elem3 <text:s text:c="2"/><text:line-break/>elem1</text:p>
      <text:p text:style-name="P9">Si vous donnez moins de valeurs qu'il n'y a de paramètres, Python remplit tout ce qu'il peut :</text:p>
      <text:p text:style-name="Code_20_block"><text:span text:style-name="symbol0_5f_python"><text:span text:style-name="T38">&gt;&gt;&gt;</text:span></text:span> afficher_trois_elements(*drapeau[:-1]) <text:s text:c="5"/><text:line-break/>bleu <text:s text:c="3"/><text:line-break/>blanc <text:s text:c="2"/><text:line-break/>None <text:s text:c="3"/><text:line-break/><text:span text:style-name="symbol0_5f_python"><text:span text:style-name="T38">&gt;&gt;&gt;</text:span></text:span> elements = {"elem1" : "eau"} <text:s text:c="7"/><text:line-break/><text:span text:style-name="symbol0_5f_python"><text:span text:style-name="T38">&gt;&gt;&gt;</text:span></text:span> afficher_trois_elements(**elements) <text:line-break/>eau <text:s text:c="4"/><text:line-break/>None <text:s text:c="3"/><text:line-break/>None</text:p>
      <text:p text:style-name="P9">Dans le cas inverse – si il y a plus d’éléments que de paramètres – Python refuse les séquences, mais fait au mieux avec les dictionnaires :</text:p>
      <text:p text:style-name="Code_20_block"><text:span text:style-name="symbol0_5f_python"><text:span text:style-name="T38">&gt;&gt;&gt;</text:span></text:span> forces = ("rouge", "bleu", "jaune", "rose", "vert") <text:line-break/><text:span text:style-name="symbol0_5f_python"><text:span text:style-name="T38">&gt;&gt;&gt;</text:span></text:span> afficher_trois_elements(*forces) <text:s text:c="3"/><text:line-break/>TypeError: afficher_trois_elements() takes at most 3 arguments (5 given) <text:s text:c="7"/><text:line-break/><text:span text:style-name="symbol0_5f_python"><text:span text:style-name="T38">&gt;&gt;&gt;</text:span></text:span> elements = {"elem1" : "eau", "elem2" : "feu", "elem3" : "air", "elem3" : "terre"} <text:s text:c="2"/><text:line-break/><text:span text:style-name="symbol0_5f_python"><text:span text:style-name="T38">&gt;&gt;&gt;</text:span></text:span> afficher_trois_elements(**elements) <text:line-break/>eau <text:s text:c="4"/><text:line-break/>feu <text:s text:c="4"/><text:line-break/>terre</text:p>
      <text:h text:style-name="Heading_20_4" text:outline-level="4">Paramétrage dynamique</text:h>
      <text:p text:style-name="P9">Il est parfois pratique de définir une fonction qui accepte un nombre infini d'arguments. Par exemple, on a une fonction qui multiplie ses arguments entre eux :</text:p>
      <text:p text:style-name="Code_20_block"><text:span text:style-name="symbol0_5f_python"><text:span text:style-name="T38">&gt;&gt;&gt;</text:span></text:span> def multiply(a, b): <text:line-break/>... <text:s text:c="4"/>return a * b # là on utilise « * » pour multiplier ;-) <text:s/><text:line-break/><text:span text:style-name="symbol0_5f_python"><text:span text:style-name="T38">&gt;&gt;&gt;</text:span></text:span> print(multiply(2, 3)) <text:s text:c="6"/><text:line-break/>6</text:p>
      <text:p text:style-name="P9">Bien sûr, si on veut rajouter un troisième paramètre, il faut la réécrire. Pareil pour un quatrième. Finalement, on finit par demander de passer une liste pour permettre un nombre arbitraire :</text:p>
      <text:p text:style-name="Code_20_block"><text:span text:style-name="symbol0_5f_python"><text:span text:style-name="T38">&gt;&gt;&gt;</text:span></text:span> def multiply(elements_a_multiplier): <text:s text:c="7"/><text:line-break/>... <text:s text:c="4"/>res = 1 <text:line-break/>... <text:s text:c="4"/>for i in elements_a_multiplier: <text:line-break/><text:soft-page-break/>... <text:s text:c="8"/>res = res * i <text:s text:c="6"/><text:line-break/>... <text:s text:c="4"/>return res <text:s text:c="5"/><text:line-break/>... <text:s text:c="4"/><text:line-break/><text:span text:style-name="symbol0_5f_python"><text:span text:style-name="T38">&gt;&gt;&gt;</text:span></text:span> multiply((1, 2, 3, 4)) <text:s text:c="5"/><text:line-break/>24</text:p>
      <text:p text:style-name="P9">Il existe une autre possibilité, autoriser l'ajout d'une infinité de paramètres. Cela se fait bien sur avec <text:span text:style-name="Code">*</text:span>.</text:p>
      <text:p text:style-name="Code_20_block"><text:span text:style-name="symbol0_5f_python"><text:span text:style-name="T38">&gt;&gt;&gt;</text:span></text:span> def multiply(*tous_les_elements): # on rajoute juste «*» <text:s text:c="3"/><text:line-break/>... <text:s text:c="4"/>res = 1 <text:line-break/>... <text:s text:c="4"/>for i in tous_les_elements): <text:s text:c="3"/><text:line-break/>... <text:s text:c="8"/>res = res * i <text:s text:c="6"/><text:line-break/>... <text:s text:c="4"/>return res <text:s text:c="5"/><text:line-break/>... <text:s text:c="4"/><text:line-break/><text:span text:style-name="symbol0_5f_python"><text:span text:style-name="T38">&gt;&gt;&gt;</text:span></text:span> multiply(1, 2, 3) <text:span text:style-name="T41"># mais plus besoin d'une séquence ! <text:s text:c="9"/></text:span><text:span text:style-name="symbol0_5f_python"><text:span text:style-name="T38">&gt;&gt;&gt;</text:span></text:span> multiply(1, 2, 3, 4, 5) <text:s text:c="2"/></text:p>
      <text:p text:style-name="P11"><text:s text:c="2"/></text:p>
      <text:p text:style-name="P10"><text:span text:style-name="T16">Tous les arguments sont stockés dans une liste, et cette liste est le paramètre que l'on a désigné par <text:s/></text:span><text:span text:style-name="Code"><text:span text:style-name="T17">*</text:span></text:span><text:span text:style-name="T16">.  Ce système très puissant peut être utilisé conjointement avec des paramètres normaux :</text:span></text:p>
      <text:p text:style-name="Code_20_block"><text:span text:style-name="symbol0_5f_python"><text:span text:style-name="T38">&gt;&gt;&gt; </text:span></text:span>def afficher(elem1, elem2, *elemx): <text:s/><text:line-break/>... <text:s text:c="3"/>print(elem1) <text:s text:c="4"/><text:line-break/>... <text:s text:c="3"/>print(elem2) <text:s text:c="4"/><text:line-break/>... <text:s text:c="3"/>for e in elemx : <text:line-break/>... <text:s text:c="7"/>print("(*) %s" % e) <text:s/><text:line-break/>… <text:s text:c="6"/><text:line-break/><text:span text:style-name="symbol0_5f_python"><text:span text:style-name="T38">&gt;&gt;&gt;</text:span></text:span> afficher("Toi", "Moi", "Luke", "Anakin", "Obi Wan", "Robert") <text:s text:c="5"/><text:line-break/>Toi <text:s text:c="4"/><text:line-break/>Moi <text:s text:c="4"/><text:line-break/>(*) Luke <text:s text:c="7"/><text:line-break/>(*) Anakin <text:s text:c="5"/><text:line-break/>(*) Obi Wan <text:s text:c="4"/><text:line-break/>(*) Robert</text:p>
      <text:p text:style-name="P10"><text:span text:style-name="T16">La seule condition est de mettre </text:span><text:span text:style-name="Code"><text:span text:style-name="T17">*</text:span></text:span><text:span text:style-name="T16"> sur un paramètre situé après tous les autres. </text:span><text:span text:style-name="Code"><text:span text:style-name="T17">*</text:span></text:span><text:span text:style-name="T16"> est toujours en dernier, et il n'apparait qu'une seule fois. Enfin, il existe une convention pour le nom de cet argument : </text:span><text:span text:style-name="Code"><text:span text:style-name="T17">*args</text:span></text:span><text:span text:style-name="T16">.</text:span><text:line-break/><text:line-break/><text:span text:style-name="T16">Bonne nouvelle, on peut utiliser aussi </text:span><text:span text:style-name="Code"><text:span text:style-name="T17">**</text:span></text:span><text:span text:style-name="T16">. Comme on peut s'y attendre, il permet de récupérer aussi une infinité de paramètres, mais sous forme de dictionnaire. Cela signifie qu'il ne récupère que les paramètres nommés :</text:span></text:p>
      <text:p text:style-name="Code_20_block"><text:span text:style-name="symbol0_5f_python"><text:span text:style-name="T38">&gt;&gt;&gt;</text:span></text:span> def afficher_recette(recette, **ingredients): <text:s text:c="5"/><text:line-break/>... <text:s text:c="4"/>print(recette) <text:s/><text:line-break/>... <text:s text:c="4"/>for ingredient in ingredients.iteritems(): <text:s text:c="5"/><text:line-break/>... <text:s text:c="8"/>print " - %s : %s" % ingredient <text:line-break/>... <text:s text:c="4"/><text:line-break/><text:span text:style-name="symbol0_5f_python"><text:span text:style-name="T38">&gt;&gt;&gt;</text:span></text:span> afficher_recette("moukraines à la glaviouse", <text:s text:c="6"/><text:line-break/>... <text:s text:c="33"/>creme="trop", <text:s text:c="3"/><text:line-break/>... <text:s text:c="33"/>moukraines= "suffisamment", <text:s text:c="4"/><text:line-break/>... <text:s text:c="33"/>glaviouse="si disponible") <text:s text:c="3"/><text:line-break/>moukraines à la glaviouse <text:s text:c="6"/><text:line-break/> <text:span text:style-name="T41">- glaviouse : si disponible <text:s text:c="3"/><text:line-break/></text:span><text:soft-page-break/> <text:span text:style-name="T41">- creme : trop <text:line-break/></text:span> <text:span text:style-name="T41">- moukraines : suffisamment</text:span></text:p>
      <text:p text:style-name="P9">Il faut également mettre <text:span text:style-name="Code">**</text:span> après tous les autres arguments. La convention pour nommer ce paramètre est <text:span text:style-name="Code">**kwargs</text:span>, pour « keyword arguments ». Enfin, on peut mélanger tout ça d'un coup :</text:p>
      <text:p text:style-name="Code_20_block"><text:span text:style-name="symbol0_5f_python"><text:span text:style-name="T38">&gt;&gt;&gt;</text:span></text:span> def affichage_hybride(parametre_normal, <text:s text:c="4"/><text:line-break/>... <text:s text:c="16"/>parametre_avec_default="valeur par défaut", <text:s text:c="5"/><text:line-break/>... <text:s text:c="16"/>*args, <text:s text:c="3"/><text:line-break/>... <text:s text:c="16"/>**kwargs): <text:s text:c="7"/><text:line-break/>... <text:s text:c="4"/>print(parametre_normal) <text:line-break/>... <text:s text:c="4"/>print(parametre_avec_default) <text:s text:c="2"/><text:line-break/>... <text:s text:c="4"/>print(args) <text:s text:c="4"/><text:line-break/>... <text:s text:c="4"/>print(kwargs) <text:s text:c="2"/><text:line-break/>... <text:s text:c="4"/><text:line-break/><text:span text:style-name="symbol0_5f_python"><text:span text:style-name="T38">&gt;&gt;&gt;</text:span></text:span> affichage_hybride("param1", "param2", "infini1", "infini2", kwinfini1=1, kwinfini2=2) <text:s text:c="6"/><text:line-break/>param1 <text:s/><text:line-break/>param2 <text:s/><text:line-break/>('infini1', 'infini2') <text:s/><text:line-break/>{'kwinfini1': 1, 'kwinfini2': 2}</text:p>
      <text:p text:style-name="P9">Dans la signature de la fonction, <text:span text:style-name="T1">on doit absolument mettre les paramètres dans cet ordre</text:span> : </text:p>
      <text:list xml:id="list1302684773" text:style-name="L5">
        <text:list-item>
          <text:p text:style-name="P20"><text:s/>paramètres normaux et obligatoires;</text:p>
        </text:list-item>
        <text:list-item>
          <text:p text:style-name="P20"><text:s/>paramètres normaux facultatifs (valeur par défaut);</text:p>
        </text:list-item>
        <text:list-item>
          <text:p text:style-name="P20"><text:s/>paramètres dynamiques;</text:p>
        </text:list-item>
        <text:list-item>
          <text:p text:style-name="P19"><text:s/>paramètres dynamiques nommés.</text:p>
        </text:list-item>
      </text:list>
      <text:p text:style-name="P9">En plus, cela permet en effet de faire jouer les valeurs par défaut de manière très souple :</text:p>
      <text:p text:style-name="Code_20_block"><text:span text:style-name="symbol0_5f_python"><text:span text:style-name="T38">&gt;&gt;&gt;</text:span></text:span> affichage_hybride("param tout seul") <text:s text:c="7"/><text:line-break/>param tout seul <text:line-break/>valeur par défaut <text:s text:c="6"/><text:line-break/>() <text:s text:c="5"/><text:line-break/>{}</text:p>
      <text:p text:style-name="P9">Si vous vous sentez à l'aise avec tout ça, voici un petit casse-tête qui mélanges plusieurs usages de <text:span text:style-name="Code">*</text:span> d'un coup :</text:p>
      <text:p text:style-name="Code_20_block"><text:span text:style-name="symbol0_5f_python"><text:span text:style-name="T38">&gt;&gt;&gt;</text:span></text:span> def multiply(*args): <text:s text:c="7"/><text:line-break/>... <text:s text:c="4"/>res = 1 <text:line-break/>... <text:s text:c="4"/>for i in elements_a_multiplier: <text:line-break/>... <text:s text:c="8"/>res = res * i <text:s text:c="6"/><text:line-break/>... <text:s text:c="4"/>return res <text:s text:c="5"/><text:line-break/>... <text:s text:c="4"/><text:line-break/><text:span text:style-name="symbol0_5f_python"><text:span text:style-name="T38">&gt;&gt;&gt;</text:span></text:span> print(multiply(*([2]*6)) == 2**6) <text:s text:c="2"/><text:line-break/>True</text:p>
      <text:p text:style-name="Code_20_block">Deux nouveaux usages de <text:span text:style-name="Code">*</text:span> sont glissés dans cet exemple, alors jouez avec dans le shell.</text:p>
      <text:h text:style-name="Heading_20_3" text:outline-level="3"><text:soft-page-break/><text:span text:style-name="symbol0_5f_python"><text:span text:style-name="T13">Yield et les générateurs</text:span></text:span></text:h>
      <text:p text:style-name="Text_20_body"/>
      <text:p text:style-name="Text_20_body">Souvenez-vous, on peut créer des générateurs de données en utilisant les expressions génératrices :</text:p>
      <text:p text:style-name="Code_20_block"><text:span text:style-name="symbol0_5f_python"><text:span text:style-name="T38">&gt;&gt;&gt;</text:span></text:span> carre = (i*i for i in range(10)) <text:line-break/><text:span text:style-name="symbol0_5f_python"><text:span text:style-name="T38">&gt;&gt;&gt;</text:span></text:span> carre <text:line-break/>&lt;generator object &lt;genexpr&gt; at 0x1811f00&gt; <text:line-break/><text:span text:style-name="symbol0_5f_python"><text:span text:style-name="T38">&gt;&gt;&gt;</text:span></text:span> carre.next() <text:line-break/>0 <text:line-break/><text:span text:style-name="symbol0_5f_python"><text:span text:style-name="T38">&gt;&gt;&gt;</text:span></text:span> carre.next() <text:line-break/>1 <text:line-break/><text:span text:style-name="symbol0_5f_python"><text:span text:style-name="T38">&gt;&gt;&gt;</text:span></text:span> carre.next() <text:line-break/>4 <text:line-break/>&gt;&gt;&gt; <text:line-break/><text:span text:style-name="symbol0_5f_python"><text:span text:style-name="T38">&gt;&gt;&gt;</text:span></text:span> for x in carre: <text:line-break/>... <text:s text:c="4"/>print x <text:line-break/>... <text:s text:c="4"/><text:line-break/>9 <text:line-break/>16 <text:line-break/>25 <text:line-break/>[...]</text:p>
      <text:p text:style-name="Standard">Il existe une autre manière de créer des générateurs, c'est l'usage du mot clé <text:span text:style-name="Code">yield</text:span>. Voici <text:span text:style-name="T1">exactement</text:span> le même générateur que précédemment, écrit avec <text:span text:style-name="Code">yield </text:span>:</text:p>
      <text:p text:style-name="Code_20_block"><text:span text:style-name="symbol0_5f_python"><text:span text:style-name="T38">&gt;&gt;&gt;</text:span></text:span> def generateur_de_carres():<text:line-break/>... <text:s text:c="4"/>for i in range(10): <text:line-break/>... <text:s text:c="8"/>yield i * i <text:line-break/>... <text:s text:c="8"/><text:line-break/><text:span text:style-name="symbol0_5f_python"><text:span text:style-name="T38">&gt;&gt;&gt;</text:span></text:span> carre = generateur_de_carres() <text:line-break/><text:span text:style-name="symbol0_5f_python"><text:span text:style-name="T38">&gt;&gt;&gt;</text:span></text:span> carre # carre est un générateur !<text:line-break/>&lt;generator object generateur_de_carres at 0x181a5f0&gt; <text:line-break/><text:span text:style-name="symbol0_5f_python"><text:span text:style-name="T38">&gt;&gt;&gt;</text:span></text:span> carre.next() <text:line-break/>0 <text:line-break/><text:span text:style-name="symbol0_5f_python"><text:span text:style-name="T38">&gt;&gt;&gt;</text:span></text:span> carre.next() <text:line-break/>1 <text:line-break/><text:span text:style-name="symbol0_5f_python"><text:span text:style-name="T38">&gt;&gt;&gt;</text:span></text:span> carre.next() <text:line-break/>4 <text:line-break/><text:span text:style-name="symbol0_5f_python"><text:span text:style-name="T38">&gt;&gt;&gt;</text:span></text:span> for x in carre: <text:line-break/>... <text:s text:c="4"/>print x <text:line-break/>... <text:s text:c="4"/><text:line-break/>9 <text:line-break/>16 <text:line-break/>25 <text:line-break/>[...]</text:p>
      <text:p text:style-name="Text_20_body">Pour maîtriser <text:span text:style-name="Code">yield</text:span> il faut comprendre une subtilité : <text:span text:style-name="T1">à l'appel de la fonction, le code que vous avez écrit dans le corps de la fonction n'est PAS exécuté. </text:span>Quand Python voit <text:span text:style-name="Code">yield</text:span>, il transforme la fonction pour qu'elle retourne un générateur. </text:p>
      <text:p text:style-name="Text_20_body">Quand ce générateur est activé (par exemple par une boucle <text:span text:style-name="Code">for</text:span>), le code va alors être exécuté jusqu'à ce qu'il rencontre <text:span text:style-name="Code">yield</text:span>, où il va retourner la première valeur. Ensuite, à chaque nouvel appel à <text:span text:style-name="Code">next()</text:span> (par exemple à chaque tour de boucle), le code va repartir <text:span text:style-name="T1">de son état précédent,</text:span> <text:soft-page-break/>et continuer jusqu'à ce qu'il rencontre <text:span text:style-name="Code">yield</text:span> de nouveau, d'où il va retourner la valeur suivante. Il continuera ainsi jusqu'à ce qu'il ne rencontre plus <text:span text:style-name="Code">yield</text:span> et sorte de la fonction.</text:p>
      <text:p text:style-name="Text_20_body">C'est une construction utile pour exposer un traitement complexe comme si c'était une simple itération. Par exemple dans notre premier script :</text:p>
      <text:p text:style-name="P24"><text:span text:style-name="string_5f_python"><text:span text:style-name="T2"><text:s text:c="4"/></text:span></text:span><text:span text:style-name="keyword0_5f_python"><text:span text:style-name="T2">for</text:span></text:span><text:span text:style-name="string_5f_python"><text:span text:style-name="T2"> score, </text:span></text:span><text:span text:style-name="keyword1_5f_python"><text:span text:style-name="T2">ID</text:span></text:span><text:span text:style-name="string_5f_python"><text:span text:style-name="T2">, titre </text:span></text:span><text:span text:style-name="keyword0_5f_python"><text:span text:style-name="T2">in</text:span></text:span><text:span text:style-name="string_5f_python"><text:span text:style-name="T2"> islice</text:span></text:span><text:span text:style-name="symbol0_5f_python"><text:span text:style-name="T2">(</text:span></text:span><text:span text:style-name="string_5f_python"><text:span text:style-name="T2">lignes, </text:span></text:span><text:span text:style-name="number_5f_python"><text:span text:style-name="T2">1</text:span></text:span><text:span text:style-name="string_5f_python"><text:span text:style-name="T2">, </text:span></text:span><text:span text:style-name="keyword1_5f_python"><text:span text:style-name="T2">None</text:span></text:span><text:span text:style-name="symbol0_5f_python"><text:span text:style-name="T2">)</text:span></text:span><text:span text:style-name="string_5f_python"><text:span text:style-name="T2">:</text:span></text:span></text:p>
      <text:p text:style-name="P24"><text:span text:style-name="string_5f_python"><text:span text:style-name="T2"><text:s text:c="8"/></text:span></text:span><text:span text:style-name="comment0_5f_python"><text:span text:style-name="T2"># créer l'url de la question, puis mettre en sortie</text:span></text:span></text:p>
      <text:p text:style-name="P24"><text:span text:style-name="string_5f_python"><text:span text:style-name="T2"><text:s text:c="8"/></text:span></text:span><text:span text:style-name="comment0_5f_python"><text:span text:style-name="T2"># le score, l'id, le titre et l'url de chaque question</text:span></text:span></text:p>
      <text:p text:style-name="P24"><text:span text:style-name="string_5f_python"><text:span text:style-name="T2"><text:s text:c="8"/>url = creer_url</text:span></text:span><text:span text:style-name="symbol0_5f_python"><text:span text:style-name="T2">(</text:span></text:span><text:span text:style-name="string_5f_python"><text:span text:style-name="T2">patron, </text:span></text:span><text:span text:style-name="keyword1_5f_python"><text:span text:style-name="T2">id</text:span></text:span><text:span text:style-name="string_5f_python"><text:span text:style-name="T2">=</text:span></text:span><text:span text:style-name="keyword1_5f_python"><text:span text:style-name="T2">ID</text:span></text:span><text:span text:style-name="string_5f_python"><text:span text:style-name="T2">, slug=slugifier</text:span></text:span><text:span text:style-name="symbol0_5f_python"><text:span text:style-name="T2">(</text:span></text:span><text:span text:style-name="string_5f_python"><text:span text:style-name="T2">titre</text:span></text:span><text:span text:style-name="symbol0_5f_python"><text:span text:style-name="T2">))</text:span></text:span></text:p>
      <text:p text:style-name="P24"><text:span text:style-name="string_5f_python"><text:span text:style-name="T2"><text:s text:c="8"/></text:span></text:span><text:span text:style-name="keyword0_5f_python"><text:span text:style-name="T2">yield</text:span></text:span><text:span text:style-name="string_5f_python"><text:span text:style-name="T2"> score, </text:span></text:span><text:span text:style-name="keyword1_5f_python"><text:span text:style-name="T2">ID</text:span></text:span><text:span text:style-name="string_5f_python"><text:span text:style-name="T2">, titre, url</text:span></text:span></text:p>
      <text:p text:style-name="P17"/>
      <text:p text:style-name="Standard"><text:span text:style-name="Code"><text:span text:style-name="T2">yield</text:span></text:span><text:span text:style-name="T2"> permet de créer l'url à la volée, et de donner l'impression que l'on boucle sur une liste de tuples (score, ID, titre, url). Comme c'est un générateur, les données sont créés une par une, elles ne sont jamais stockées toutes ensembles en mémoire.</text:span></text:p>
      <text:p text:style-name="P17"/>
      <text:p text:style-name="Text_20_body">Les générateurs se chaînent très bien car se sont tous des itérables. <text:span text:style-name="Code">open()</text:span> retourne un objet fichier qui est une forme de générateur, <text:span text:style-name="Code">csv.reader</text:span> retourne un générateur permettant de récupérer les lignes du CSV, et <text:span text:style-name="Code">extraire()</text:span>, notre fonction, retourne un générateur.</text:p>
      <text:p text:style-name="Text_20_body">Tous ces générateurs prennent les valeurs une par une, les modifient puis les passent au générateur suivant. Ils sont connectés et communiquent, un peu comme des tuyaux ou des pipes de commandes sous Unix, et le traitement complet du fichier se fait sans saturer la mémoire. Le fichier pourrait contenir des millions de ligne, cela fonctionnerait aussi bi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Menlo, Monaco, 'Lucida Console', 'Liberation Mono', 'DejaVu Sans Mono', 'Bitstream Vera Sans Mono', 'Courier New', monospace, serif"/>
    <style:font-face style:name="Courrier New" svg:font-family="'Courrier New'"/>
    <style:font-face style:name="Helvetica Neue" svg:font-family="'Helvetica Neue', 'Segoe UI', Arial, sans-serif"/>
    <style:font-face style:name="OpenSymbol" svg:font-family="OpenSymbol"/>
    <style:font-face style:name="Times New Roman1" svg:font-family="'Times New Roman'"/>
    <style:font-face style:name="!Bitstream Vera Serif" svg:font-family="'!Bitstream Vera Serif'"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 style:font-size-asian="12pt" style:language-asian="fr" style:country-asian="FR" style:font-name-complex="DejaVu 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100%" fo:margin-left="0cm" fo:margin-right="2cm" fo:margin-top="4.001cm" fo:margin-bottom="4.001cm" fo:text-align="end" style:justify-single-word="false" fo:text-indent="0cm" style:auto-text-indent="false" style:page-number="auto" fo:break-before="auto" fo:break-after="auto" fo:padding="0cm" fo:border="none" style:shadow="none" fo:keep-with-next="auto" text:number-lines="false" text:line-number="0">
        <style:tab-stops/>
      </style:paragraph-properties>
      <style:text-properties fo:font-size="115%"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Prérequis_20_et_20_objectifs" style:display-name="Prérequis et objectifs" style:family="paragraph" style:parent-style-name="Salutation" style:class="text" style:master-page-name="">
      <style:paragraph-properties fo:margin="100%" fo:margin-left="0.499cm" fo:margin-right="0cm" fo:margin-top="0cm" fo:margin-bottom="0cm" fo:keep-together="always" fo:text-indent="0cm" style:auto-text-indent="false" style:page-number="auto" fo:padding="0.25cm" fo:border="0.06pt solid #000000" style:shadow="none" style:join-border="true">
        <style:tab-stops/>
      </style:paragraph-properties>
    </style:style>
    <style:style style:name="Filename" style:family="paragraph" style:parent-style-name="Standard">
      <style:text-properties fo:font-style="italic" style:font-style-asian="italic" style:font-style-complex="italic"/>
    </style:style>
    <style:style style:name="Colored_20_code" style:display-name="Colored code" style:family="paragraph" style:parent-style-name="Standard" style:list-style-name="Colored_20_code_20_numerotation">
      <style:text-properties fo:color="#007f00" style:font-name="Courier New" fo:font-size="10pt" style:font-name-asian="!Bitstream Vera Serif" style:font-size-asian="10pt" style:font-name-complex="!Bitstream Vera Serif" style:font-size-complex="10pt"/>
    </style:style>
    <style:style style:name="Heading_20_2" style:display-name="Heading 2" style:family="paragraph" style:parent-style-name="Heading" style:next-style-name="Text_20_body" style:default-outline-level="2" style:class="text" style:master-page-name="">
      <style:paragraph-properties fo:margin-top="1cm" fo:margin-bottom="1cm" fo:orphans="0" fo:widows="0"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_20_block" style:display-name="Code block" style:family="paragraph" style:parent-style-name="Standard" style:list-style-name="">
      <style:paragraph-properties fo:margin="100%" fo:margin-left="0cm" fo:margin-right="0cm" fo:margin-top="0.4cm" fo:margin-bottom="0.4cm" fo:line-height="100%" fo:text-align="start" style:justify-single-word="false" fo:text-indent="0cm" style:auto-text-indent="false" style:shadow="none" style:writing-mode="lr-tb"/>
      <style:text-properties style:font-name="Times New Roman" fo:font-size="12pt" style:font-size-asian="12pt" style:font-size-complex="12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comment0_5f_python" style:display-name="comment0_python" style:family="text">
      <style:text-properties fo:color="#808080" fo:font-style="italic" fo:font-weight="normal"/>
    </style:style>
    <style:style style:name="keyword0_5f_python" style:display-name="keyword0_python" style:family="text">
      <style:text-properties fo:color="#ff7700" fo:font-style="normal" fo:font-weight="bold"/>
    </style:style>
    <style:style style:name="keyword2_5f_python" style:display-name="keyword2_python" style:family="text">
      <style:text-properties fo:color="#dc143c" fo:font-style="normal" fo:font-weight="normal"/>
    </style:style>
    <style:style style:name="string_5f_python" style:display-name="string_python" style:family="text">
      <style:text-properties fo:color="#483d8b" fo:font-style="normal" fo:font-weight="normal"/>
    </style:style>
    <style:style style:name="symbol0_5f_python" style:display-name="symbol0_python" style:family="text">
      <style:text-properties fo:color="#66cc66" fo:font-style="normal" fo:font-weight="normal"/>
    </style:style>
    <style:style style:name="keyword1_5f_python" style:display-name="keyword1_python" style:family="text">
      <style:text-properties fo:color="#008000" fo:font-style="normal" fo:font-weight="normal"/>
    </style:style>
    <style:style style:name="member0_5f_python" style:display-name="member0_python" style:family="text">
      <style:text-properties fo:color="#000000" fo:font-style="normal" fo:font-weight="normal"/>
    </style:style>
    <style:style style:name="number_5f_python" style:display-name="number_python" style:family="text">
      <style:text-properties fo:color="#ff4500" fo:font-style="normal" fo:font-weight="normal"/>
    </style:style>
    <style:style style:name="escaped_5f_python" style:display-name="escaped_python" style:family="text">
      <style:text-properties fo:color="#000099" fo:font-style="normal" fo:font-weight="bold"/>
    </style:style>
    <style:style style:name="filename_20_and_20_line_20_number" style:display-name="filename and line number" style:family="text">
      <style:text-properties fo:font-style="italic" style:font-style-asian="normal" style:font-style-complex="normal"/>
    </style:style>
    <style:style style:name="Code" style:family="text">
      <style:text-properties style:font-name="Courier New1" fo:background-color="#ffffc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Page_20_Number" style:display-name="Page Number"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Colored_20_code_20_numerotation" style:display-name="Colored code numerotation">
      <text:list-level-style-number text:level="1" style:num-suffix="." style:num-format="1">
        <style:list-level-properties text:list-level-position-and-space-mode="label-alignment">
          <style:list-level-label-alignment text:label-followed-by="listtab" text:list-tab-stop-position="0.85cm"/>
        </style:list-level-properties>
      </text:list-level-style-number>
      <text:list-level-style-number text:level="2" style:num-suffix="." style:num-format="1">
        <style:list-level-properties text:list-level-position-and-space-mode="label-alignment">
          <style:list-level-label-alignment text:label-followed-by="listtab" text:list-tab-stop-position="0.85cm"/>
        </style:list-level-properties>
      </text:list-level-style-number>
      <text:list-level-style-number text:level="3" style:num-suffix="." style:num-format="1">
        <style:list-level-properties text:list-level-position-and-space-mode="label-alignment">
          <style:list-level-label-alignment text:label-followed-by="listtab" text:list-tab-stop-position="0.85cm"/>
        </style:list-level-properties>
      </text:list-level-style-number>
      <text:list-level-style-number text:level="4" style:num-suffix="." style:num-format="1">
        <style:list-level-properties text:list-level-position-and-space-mode="label-alignment">
          <style:list-level-label-alignment text:label-followed-by="listtab" text:list-tab-stop-position="0.85cm"/>
        </style:list-level-properties>
      </text:list-level-style-number>
      <text:list-level-style-number text:level="5" style:num-suffix="." style:num-format="1">
        <style:list-level-properties text:list-level-position-and-space-mode="label-alignment">
          <style:list-level-label-alignment text:label-followed-by="listtab" text:list-tab-stop-position="0.85cm"/>
        </style:list-level-properties>
      </text:list-level-style-number>
      <text:list-level-style-number text:level="6" style:num-suffix="." style:num-format="1">
        <style:list-level-properties text:list-level-position-and-space-mode="label-alignment">
          <style:list-level-label-alignment text:label-followed-by="listtab" text:list-tab-stop-position="0.85cm"/>
        </style:list-level-properties>
      </text:list-level-style-number>
      <text:list-level-style-number text:level="7" style:num-suffix="." style:num-format="1">
        <style:list-level-properties text:list-level-position-and-space-mode="label-alignment">
          <style:list-level-label-alignment text:label-followed-by="listtab" text:list-tab-stop-position="0.85cm"/>
        </style:list-level-properties>
      </text:list-level-style-number>
      <text:list-level-style-number text:level="8" style:num-suffix="." style:num-format="1">
        <style:list-level-properties text:list-level-position-and-space-mode="label-alignment">
          <style:list-level-label-alignment text:label-followed-by="listtab" text:list-tab-stop-position="0.85cm"/>
        </style:list-level-properties>
      </text:list-level-style-number>
      <text:list-level-style-number text:level="9" style:num-suffix="." style:num-format="1">
        <style:list-level-properties text:list-level-position-and-space-mode="label-alignment">
          <style:list-level-label-alignment text:label-followed-by="listtab" text:list-tab-stop-position="0.85cm"/>
        </style:list-level-properties>
      </text:list-level-style-number>
      <text:list-level-style-number text:level="10" style:num-suffix="." style:num-format="1">
        <style:list-level-properties text:list-level-position-and-space-mode="label-alignment">
          <style:list-level-label-alignment text:label-followed-by="listtab" text:list-tab-stop-position="0.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kevin</meta:initial-creator>
    <meta:creation-date>2007-03-27T14:45:53</meta:creation-date>
    <dc:language>fr-FR</dc:language>
    <meta:editing-cycles>122</meta:editing-cycles>
    <meta:editing-duration>P1DT9H47M30S</meta:editing-duration>
    <dc:date>2012-09-12T18:39:52</dc:date>
    <dc:creator>kevin </dc:creator>
    <meta:document-statistic meta:table-count="1" meta:image-count="0" meta:object-count="0" meta:page-count="20" meta:paragraph-count="422" meta:word-count="6086" meta:character-count="33742" meta:non-whitespace-character-count="32289"/>
    <meta:user-defined meta:name="Info 1"/>
    <meta:user-defined meta:name="Info 2"/>
    <meta:user-defined meta:name="Info 3"/>
    <meta:user-defined meta:name="Info 4"/>
  </office:meta>
</office:document-meta>
</file>